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7" style:family="table">
      <style:table-properties style:width="5.357cm" table:align="left"/>
    </style:style>
    <style:style style:name="Table7.A" style:family="table-column">
      <style:table-column-properties style:column-width="1.789cm"/>
    </style:style>
    <style:style style:name="Table7.B" style:family="table-column">
      <style:table-column-properties style:column-width="3.568cm"/>
    </style:style>
    <style:style style:name="Table7.A1" style:family="table-cell">
      <style:table-cell-properties style:vertical-align="middle" fo:padding="0.049cm" fo:border="none"/>
    </style:style>
    <style:style style:name="Table8" style:family="table">
      <style:table-properties style:width="3.337cm" table:align="left"/>
    </style:style>
    <style:style style:name="Table8.A" style:family="table-column">
      <style:table-column-properties style:column-width="3.337cm"/>
    </style:style>
    <style:style style:name="Table8.A1" style:family="table-cell">
      <style:table-cell-properties style:vertical-align="middle" fo:padding="0.049cm" fo:border="none"/>
    </style:style>
    <style:style style:name="Table9" style:family="table">
      <style:table-properties style:width="5.697cm" table:align="left"/>
    </style:style>
    <style:style style:name="Table9.A" style:family="table-column">
      <style:table-column-properties style:column-width="1.812cm"/>
    </style:style>
    <style:style style:name="Table9.B" style:family="table-column">
      <style:table-column-properties style:column-width="1.245cm"/>
    </style:style>
    <style:style style:name="Table9.C" style:family="table-column">
      <style:table-column-properties style:column-width="0.727cm"/>
    </style:style>
    <style:style style:name="Table9.D" style:family="table-column">
      <style:table-column-properties style:column-width="1.914cm"/>
    </style:style>
    <style:style style:name="Table9.A1" style:family="table-cell">
      <style:table-cell-properties style:vertical-align="middle" fo:padding="0.049cm" fo:border="none"/>
    </style:style>
    <style:style style:name="Table10" style:family="table">
      <style:table-properties style:width="2.667cm" table:align="left"/>
    </style:style>
    <style:style style:name="Table10.A" style:family="table-column">
      <style:table-column-properties style:column-width="1.861cm"/>
    </style:style>
    <style:style style:name="Table10.B" style:family="table-column">
      <style:table-column-properties style:column-width="0.806cm"/>
    </style:style>
    <style:style style:name="Table10.A1" style:family="table-cell">
      <style:table-cell-properties style:vertical-align="middle" fo:padding="0.049cm" fo:border="none"/>
    </style:style>
    <style:style style:name="Table11" style:family="table">
      <style:table-properties style:width="5.697cm" table:align="left"/>
    </style:style>
    <style:style style:name="Table11.A" style:family="table-column">
      <style:table-column-properties style:column-width="1.812cm"/>
    </style:style>
    <style:style style:name="Table11.B" style:family="table-column">
      <style:table-column-properties style:column-width="1.245cm"/>
    </style:style>
    <style:style style:name="Table11.C" style:family="table-column">
      <style:table-column-properties style:column-width="0.727cm"/>
    </style:style>
    <style:style style:name="Table11.D" style:family="table-column">
      <style:table-column-properties style:column-width="1.914cm"/>
    </style:style>
    <style:style style:name="Table11.A1" style:family="table-cell">
      <style:table-cell-properties style:vertical-align="middle" fo:padding="0.049cm" fo:border="none"/>
    </style:style>
    <style:style style:name="Table12" style:family="table">
      <style:table-properties style:width="3.113cm" table:align="left"/>
    </style:style>
    <style:style style:name="Table12.A" style:family="table-column">
      <style:table-column-properties style:column-width="1.812cm"/>
    </style:style>
    <style:style style:name="Table12.B" style:family="table-column">
      <style:table-column-properties style:column-width="1.302cm"/>
    </style:style>
    <style:style style:name="Table12.A1" style:family="table-cell">
      <style:table-cell-properties style:vertical-align="middle" fo:padding="0.049cm" fo:border="none"/>
    </style:style>
    <style:style style:name="Table13" style:family="table">
      <style:table-properties style:width="5.674cm" table:align="left"/>
    </style:style>
    <style:style style:name="Table13.A" style:family="table-column">
      <style:table-column-properties style:column-width="1.812cm"/>
    </style:style>
    <style:style style:name="Table13.B" style:family="table-column">
      <style:table-column-properties style:column-width="1.222cm"/>
    </style:style>
    <style:style style:name="Table13.C" style:family="table-column">
      <style:table-column-properties style:column-width="0.727cm"/>
    </style:style>
    <style:style style:name="Table13.D" style:family="table-column">
      <style:table-column-properties style:column-width="1.914cm"/>
    </style:style>
    <style:style style:name="Table13.A1" style:family="table-cell">
      <style:table-cell-properties style:vertical-align="middle" fo:padding="0.049cm" fo:border="none"/>
    </style:style>
    <style:style style:name="Table14" style:family="table">
      <style:table-properties style:width="5.674cm" table:align="left"/>
    </style:style>
    <style:style style:name="Table14.A" style:family="table-column">
      <style:table-column-properties style:column-width="1.812cm"/>
    </style:style>
    <style:style style:name="Table14.B" style:family="table-column">
      <style:table-column-properties style:column-width="1.222cm"/>
    </style:style>
    <style:style style:name="Table14.C" style:family="table-column">
      <style:table-column-properties style:column-width="0.727cm"/>
    </style:style>
    <style:style style:name="Table14.D" style:family="table-column">
      <style:table-column-properties style:column-width="1.914cm"/>
    </style:style>
    <style:style style:name="Table14.A1" style:family="table-cell">
      <style:table-cell-properties style:vertical-align="middle" fo:padding="0.049cm" fo:border="none"/>
    </style:style>
    <style:style style:name="Table15" style:family="table">
      <style:table-properties style:width="3.136cm" table:align="left"/>
    </style:style>
    <style:style style:name="Table15.A" style:family="table-column">
      <style:table-column-properties style:column-width="1.812cm"/>
    </style:style>
    <style:style style:name="Table15.B" style:family="table-column">
      <style:table-column-properties style:column-width="1.325cm"/>
    </style:style>
    <style:style style:name="Table15.A1" style:family="table-cell">
      <style:table-cell-properties style:vertical-align="middle" fo:padding="0.049cm" fo:border="none"/>
    </style:style>
    <style:style style:name="Table16" style:family="table">
      <style:table-properties style:width="4.429cm" table:align="left"/>
    </style:style>
    <style:style style:name="Table16.A" style:family="table-column">
      <style:table-column-properties style:column-width="2.588cm"/>
    </style:style>
    <style:style style:name="Table16.B" style:family="table-column">
      <style:table-column-properties style:column-width="1.842cm"/>
    </style:style>
    <style:style style:name="Table16.A1" style:family="table-cell">
      <style:table-cell-properties style:vertical-align="middle" fo:padding="0.049cm" fo:border="none"/>
    </style:style>
    <style:style style:name="Table17" style:family="table">
      <style:table-properties style:width="5.357cm" table:align="left"/>
    </style:style>
    <style:style style:name="Table17.A" style:family="table-column">
      <style:table-column-properties style:column-width="1.789cm"/>
    </style:style>
    <style:style style:name="Table17.B" style:family="table-column">
      <style:table-column-properties style:column-width="3.568cm"/>
    </style:style>
    <style:style style:name="Table17.A1" style:family="table-cell">
      <style:table-cell-properties style:vertical-align="middle" fo:padding="0.049cm" fo:border="none"/>
    </style:style>
    <style:style style:name="Table18" style:family="table">
      <style:table-properties style:width="3.337cm" table:align="left"/>
    </style:style>
    <style:style style:name="Table18.A" style:family="table-column">
      <style:table-column-properties style:column-width="3.337cm"/>
    </style:style>
    <style:style style:name="Table18.A1" style:family="table-cell">
      <style:table-cell-properties style:vertical-align="middle" fo:padding="0.049cm" fo:border="none"/>
    </style:style>
    <style:style style:name="Table19" style:family="table">
      <style:table-properties style:width="2.434cm" table:align="left"/>
    </style:style>
    <style:style style:name="Table19.A" style:family="table-column">
      <style:table-column-properties style:column-width="2.434cm"/>
    </style:style>
    <style:style style:name="Table19.A1" style:family="table-cell">
      <style:table-cell-properties style:vertical-align="middle" fo:padding="0.049cm" fo:border="none"/>
    </style:style>
    <style:style style:name="Table20" style:family="table">
      <style:table-properties style:width="5.3cm" table:align="left"/>
    </style:style>
    <style:style style:name="Table20.A" style:family="table-column">
      <style:table-column-properties style:column-width="1.342cm"/>
    </style:style>
    <style:style style:name="Table20.B" style:family="table-column">
      <style:table-column-properties style:column-width="2.328cm"/>
    </style:style>
    <style:style style:name="Table20.C" style:family="table-column">
      <style:table-column-properties style:column-width="1.63cm"/>
    </style:style>
    <style:style style:name="Table20.A1" style:family="table-cell">
      <style:table-cell-properties style:vertical-align="middle" fo:padding="0.049cm" fo:border="none"/>
    </style:style>
    <style:style style:name="Table21" style:family="table">
      <style:table-properties style:width="1.797cm" table:align="left"/>
    </style:style>
    <style:style style:name="Table21.A" style:family="table-column">
      <style:table-column-properties style:column-width="1.797cm"/>
    </style:style>
    <style:style style:name="Table21.A1" style:family="table-cell">
      <style:table-cell-properties style:vertical-align="middle" fo:padding="0.049cm" fo:border="none"/>
    </style:style>
    <style:style style:name="Table22" style:family="table">
      <style:table-properties style:width="1.656cm" table:align="left"/>
    </style:style>
    <style:style style:name="Table22.A" style:family="table-column">
      <style:table-column-properties style:column-width="1.656cm"/>
    </style:style>
    <style:style style:name="Table22.A1" style:family="table-cell">
      <style:table-cell-properties style:vertical-align="middle" fo:padding="0.049cm" fo:border="none"/>
    </style:style>
    <style:style style:name="Table23" style:family="table">
      <style:table-properties style:width="4.396cm" table:align="left"/>
    </style:style>
    <style:style style:name="Table23.A" style:family="table-column">
      <style:table-column-properties style:column-width="4.396cm"/>
    </style:style>
    <style:style style:name="Table23.A1" style:family="table-cell">
      <style:table-cell-properties style:vertical-align="middle" fo:padding="0.049cm" fo:border="none"/>
    </style:style>
    <style:style style:name="Table24" style:family="table">
      <style:table-properties style:width="5.697cm" table:align="left"/>
    </style:style>
    <style:style style:name="Table24.A" style:family="table-column">
      <style:table-column-properties style:column-width="1.812cm"/>
    </style:style>
    <style:style style:name="Table24.B" style:family="table-column">
      <style:table-column-properties style:column-width="1.245cm"/>
    </style:style>
    <style:style style:name="Table24.C" style:family="table-column">
      <style:table-column-properties style:column-width="0.727cm"/>
    </style:style>
    <style:style style:name="Table24.D" style:family="table-column">
      <style:table-column-properties style:column-width="1.914cm"/>
    </style:style>
    <style:style style:name="Table24.A1" style:family="table-cell">
      <style:table-cell-properties style:vertical-align="middle" fo:padding="0.049cm" fo:border="none"/>
    </style:style>
    <style:style style:name="Table25" style:family="table">
      <style:table-properties style:width="3.233cm" table:align="left"/>
    </style:style>
    <style:style style:name="Table25.A" style:family="table-column">
      <style:table-column-properties style:column-width="3.233cm"/>
    </style:style>
    <style:style style:name="Table25.A1" style:family="table-cell">
      <style:table-cell-properties style:vertical-align="middle" fo:padding="0.049cm" fo:border="none"/>
    </style:style>
    <style:style style:name="Table26" style:family="table">
      <style:table-properties style:width="4.68cm" table:align="left"/>
    </style:style>
    <style:style style:name="Table26.A" style:family="table-column">
      <style:table-column-properties style:column-width="4.68cm"/>
    </style:style>
    <style:style style:name="Table26.A1" style:family="table-cell">
      <style:table-cell-properties style:vertical-align="middle" fo:padding="0.049cm" fo:border="none"/>
    </style:style>
    <style:style style:name="Table27" style:family="table">
      <style:table-properties style:width="17cm" table:align="left"/>
    </style:style>
    <style:style style:name="Table27.A" style:family="table-column">
      <style:table-column-properties style:column-width="1.536cm"/>
    </style:style>
    <style:style style:name="Table27.B" style:family="table-column">
      <style:table-column-properties style:column-width="1.252cm"/>
    </style:style>
    <style:style style:name="Table27.C" style:family="table-column">
      <style:table-column-properties style:column-width="1.134cm"/>
    </style:style>
    <style:style style:name="Table27.D" style:family="table-column">
      <style:table-column-properties style:column-width="1.205cm"/>
    </style:style>
    <style:style style:name="Table27.E" style:family="table-column">
      <style:table-column-properties style:column-width="1.275cm"/>
    </style:style>
    <style:style style:name="Table27.F" style:family="table-column">
      <style:table-column-properties style:column-width="2.161cm"/>
    </style:style>
    <style:style style:name="Table27.G" style:family="table-column">
      <style:table-column-properties style:column-width="2.096cm"/>
    </style:style>
    <style:style style:name="Table27.H" style:family="table-column">
      <style:table-column-properties style:column-width="2.066cm"/>
    </style:style>
    <style:style style:name="Table27.I" style:family="table-column">
      <style:table-column-properties style:column-width="2.083cm"/>
    </style:style>
    <style:style style:name="Table27.J" style:family="table-column">
      <style:table-column-properties style:column-width="2.193cm"/>
    </style:style>
    <style:style style:name="Table27.A1" style:family="table-cell">
      <style:table-cell-properties style:vertical-align="middle" fo:padding="0.049cm" fo:border="none"/>
    </style:style>
    <style:style style:name="Table28" style:family="table">
      <style:table-properties style:width="4.374cm" table:align="left"/>
    </style:style>
    <style:style style:name="Table28.A" style:family="table-column">
      <style:table-column-properties style:column-width="1.06cm"/>
    </style:style>
    <style:style style:name="Table28.B" style:family="table-column">
      <style:table-column-properties style:column-width="1.66cm"/>
    </style:style>
    <style:style style:name="Table28.C" style:family="table-column">
      <style:table-column-properties style:column-width="1.655cm"/>
    </style:style>
    <style:style style:name="Table28.A1" style:family="table-cell">
      <style:table-cell-properties style:vertical-align="middle" fo:padding="0.049cm" fo:border="none"/>
    </style:style>
    <style:style style:name="Table29" style:family="table">
      <style:table-properties style:width="4.045cm" table:align="left"/>
    </style:style>
    <style:style style:name="Table29.A" style:family="table-column">
      <style:table-column-properties style:column-width="1.06cm"/>
    </style:style>
    <style:style style:name="Table29.B" style:family="table-column">
      <style:table-column-properties style:column-width="1.66cm"/>
    </style:style>
    <style:style style:name="Table29.C" style:family="table-column">
      <style:table-column-properties style:column-width="1.325cm"/>
    </style:style>
    <style:style style:name="Table29.A1" style:family="table-cell">
      <style:table-cell-properties style:vertical-align="middle" fo:padding="0.049cm" fo:border="none"/>
    </style:style>
    <style:style style:name="Table30" style:family="table">
      <style:table-properties style:width="4.045cm" table:align="left"/>
    </style:style>
    <style:style style:name="Table30.A" style:family="table-column">
      <style:table-column-properties style:column-width="1.06cm"/>
    </style:style>
    <style:style style:name="Table30.B" style:family="table-column">
      <style:table-column-properties style:column-width="1.66cm"/>
    </style:style>
    <style:style style:name="Table30.C" style:family="table-column">
      <style:table-column-properties style:column-width="1.325cm"/>
    </style:style>
    <style:style style:name="Table30.A1" style:family="table-cell">
      <style:table-cell-properties style:vertical-align="middle" fo:padding="0.049cm" fo:border="none"/>
    </style:style>
    <style:style style:name="Table31" style:family="table">
      <style:table-properties style:width="2.9cm" table:align="left"/>
    </style:style>
    <style:style style:name="Table31.A" style:family="table-column">
      <style:table-column-properties style:column-width="1.388cm"/>
    </style:style>
    <style:style style:name="Table31.B" style:family="table-column">
      <style:table-column-properties style:column-width="1.512cm"/>
    </style:style>
    <style:style style:name="Table31.A1" style:family="table-cell">
      <style:table-cell-properties style:vertical-align="middle" fo:padding="0.049cm" fo:border="none"/>
    </style:style>
    <style:style style:name="Table32" style:family="table">
      <style:table-properties style:width="2.9cm" table:align="left"/>
    </style:style>
    <style:style style:name="Table32.A" style:family="table-column">
      <style:table-column-properties style:column-width="1.388cm"/>
    </style:style>
    <style:style style:name="Table32.B" style:family="table-column">
      <style:table-column-properties style:column-width="1.512cm"/>
    </style:style>
    <style:style style:name="Table32.A1" style:family="table-cell">
      <style:table-cell-properties style:vertical-align="middle" fo:padding="0.049cm" fo:border="none"/>
    </style:style>
    <style:style style:name="P1" style:family="paragraph" style:parent-style-name="Heading_20_3">
      <style:text-properties officeooo:paragraph-rsid="0013ecc9"/>
    </style:style>
    <style:style style:name="P2" style:family="paragraph" style:parent-style-name="Heading_20_4">
      <style:text-properties officeooo:paragraph-rsid="0013ecc9"/>
    </style:style>
    <style:style style:name="P3" style:family="paragraph" style:parent-style-name="Horizontal_20_Line">
      <style:text-properties officeooo:paragraph-rsid="0013ecc9"/>
    </style:style>
    <style:style style:name="P4" style:family="paragraph" style:parent-style-name="Preformatted_20_Text" style:list-style-name="L55">
      <style:text-properties officeooo:paragraph-rsid="0013ecc9"/>
    </style:style>
    <style:style style:name="P5" style:family="paragraph" style:parent-style-name="Preformatted_20_Text" style:list-style-name="L55">
      <style:paragraph-properties fo:margin-left="0cm" fo:margin-right="0cm" fo:text-indent="0cm" style:auto-text-indent="false" style:writing-mode="lr-tb"/>
      <style:text-properties officeooo:paragraph-rsid="0013ecc9"/>
    </style:style>
    <style:style style:name="P6" style:family="paragraph" style:parent-style-name="Preformatted_20_Text" style:list-style-name="L55">
      <style:paragraph-properties style:writing-mode="lr-tb"/>
      <style:text-properties officeooo:paragraph-rsid="0013ecc9"/>
    </style:style>
    <style:style style:name="P7" style:family="paragraph" style:parent-style-name="Preformatted_20_Text" style:list-style-name="L55">
      <style:paragraph-properties fo:margin-top="0cm" fo:margin-bottom="0.499cm" style:contextual-spacing="false" style:writing-mode="lr-tb"/>
      <style:text-properties officeooo:paragraph-rsid="0013ecc9"/>
    </style:style>
    <style:style style:name="P8" style:family="paragraph" style:parent-style-name="Preformatted_20_Text">
      <style:text-properties officeooo:paragraph-rsid="0013ecc9"/>
    </style:style>
    <style:style style:name="P9" style:family="paragraph" style:parent-style-name="Preformatted_20_Text">
      <style:paragraph-properties fo:margin-left="0cm" fo:margin-right="0cm" fo:text-indent="0cm" style:auto-text-indent="false" style:writing-mode="lr-tb"/>
      <style:text-properties officeooo:paragraph-rsid="0013ecc9"/>
    </style:style>
    <style:style style:name="P10" style:family="paragraph" style:parent-style-name="Preformatted_20_Text">
      <style:paragraph-properties fo:margin-left="0cm" fo:margin-right="0cm" fo:margin-top="0cm" fo:margin-bottom="0.499cm" style:contextual-spacing="false" fo:text-indent="0cm" style:auto-text-indent="false" style:writing-mode="lr-tb"/>
      <style:text-properties officeooo:paragraph-rsid="0013ecc9"/>
    </style:style>
    <style:style style:name="P11" style:family="paragraph" style:parent-style-name="Preformatted_20_Text">
      <style:paragraph-properties style:writing-mode="lr-tb"/>
      <style:text-properties officeooo:paragraph-rsid="0013ecc9"/>
    </style:style>
    <style:style style:name="P12" style:family="paragraph" style:parent-style-name="Preformatted_20_Text">
      <style:paragraph-properties fo:margin-top="0cm" fo:margin-bottom="0.499cm" style:contextual-spacing="false" style:writing-mode="lr-tb"/>
      <style:text-properties officeooo:paragraph-rsid="0013ecc9"/>
    </style:style>
    <style:style style:name="P13" style:family="paragraph" style:parent-style-name="Table_20_Contents">
      <style:text-properties officeooo:paragraph-rsid="0013ecc9"/>
    </style:style>
    <style:style style:name="P14" style:family="paragraph" style:parent-style-name="Table_20_Heading">
      <style:text-properties officeooo:paragraph-rsid="0013ecc9"/>
    </style:style>
    <style:style style:name="P15" style:family="paragraph" style:parent-style-name="Text_20_body" style:list-style-name="L1">
      <style:paragraph-properties fo:margin-top="0cm" fo:margin-bottom="0cm" style:contextual-spacing="false"/>
      <style:text-properties officeooo:paragraph-rsid="0013ecc9"/>
    </style:style>
    <style:style style:name="P16" style:family="paragraph" style:parent-style-name="Text_20_body" style:list-style-name="L1">
      <style:text-properties officeooo:paragraph-rsid="0013ecc9"/>
    </style:style>
    <style:style style:name="P17" style:family="paragraph" style:parent-style-name="Text_20_body" style:list-style-name="L39">
      <style:paragraph-properties fo:margin-top="0cm" fo:margin-bottom="0cm" style:contextual-spacing="false"/>
      <style:text-properties officeooo:paragraph-rsid="0013ecc9"/>
    </style:style>
    <style:style style:name="P18" style:family="paragraph" style:parent-style-name="Text_20_body" style:list-style-name="L39">
      <style:text-properties officeooo:paragraph-rsid="0013ecc9"/>
    </style:style>
    <style:style style:name="P19" style:family="paragraph" style:parent-style-name="Text_20_body" style:list-style-name="L40">
      <style:paragraph-properties fo:margin-top="0cm" fo:margin-bottom="0cm" style:contextual-spacing="false"/>
      <style:text-properties officeooo:paragraph-rsid="0013ecc9"/>
    </style:style>
    <style:style style:name="P20" style:family="paragraph" style:parent-style-name="Text_20_body" style:list-style-name="L40">
      <style:text-properties officeooo:paragraph-rsid="0013ecc9"/>
    </style:style>
    <style:style style:name="P21" style:family="paragraph" style:parent-style-name="Text_20_body" style:list-style-name="L41">
      <style:paragraph-properties fo:margin-top="0cm" fo:margin-bottom="0cm" style:contextual-spacing="false"/>
      <style:text-properties officeooo:paragraph-rsid="0013ecc9"/>
    </style:style>
    <style:style style:name="P22" style:family="paragraph" style:parent-style-name="Text_20_body" style:list-style-name="L41">
      <style:text-properties officeooo:paragraph-rsid="0013ecc9"/>
    </style:style>
    <style:style style:name="P23" style:family="paragraph" style:parent-style-name="Text_20_body" style:list-style-name="L42">
      <style:paragraph-properties fo:margin-top="0cm" fo:margin-bottom="0cm" style:contextual-spacing="false"/>
      <style:text-properties officeooo:paragraph-rsid="0013ecc9"/>
    </style:style>
    <style:style style:name="P24" style:family="paragraph" style:parent-style-name="Text_20_body" style:list-style-name="L42">
      <style:text-properties officeooo:paragraph-rsid="0013ecc9"/>
    </style:style>
    <style:style style:name="P25" style:family="paragraph" style:parent-style-name="Text_20_body" style:list-style-name="L43">
      <style:paragraph-properties fo:margin-top="0cm" fo:margin-bottom="0cm" style:contextual-spacing="false"/>
      <style:text-properties officeooo:paragraph-rsid="0013ecc9"/>
    </style:style>
    <style:style style:name="P26" style:family="paragraph" style:parent-style-name="Text_20_body" style:list-style-name="L43">
      <style:text-properties officeooo:paragraph-rsid="0013ecc9"/>
    </style:style>
    <style:style style:name="P27" style:family="paragraph" style:parent-style-name="Text_20_body" style:list-style-name="L44">
      <style:paragraph-properties fo:margin-top="0cm" fo:margin-bottom="0cm" style:contextual-spacing="false"/>
      <style:text-properties officeooo:paragraph-rsid="0013ecc9"/>
    </style:style>
    <style:style style:name="P28" style:family="paragraph" style:parent-style-name="Text_20_body" style:list-style-name="L44">
      <style:text-properties officeooo:paragraph-rsid="0013ecc9"/>
    </style:style>
    <style:style style:name="P29" style:family="paragraph" style:parent-style-name="Text_20_body" style:list-style-name="L45">
      <style:paragraph-properties fo:margin-top="0cm" fo:margin-bottom="0cm" style:contextual-spacing="false"/>
      <style:text-properties officeooo:paragraph-rsid="0013ecc9"/>
    </style:style>
    <style:style style:name="P30" style:family="paragraph" style:parent-style-name="Text_20_body" style:list-style-name="L45">
      <style:text-properties officeooo:paragraph-rsid="0013ecc9"/>
    </style:style>
    <style:style style:name="P31" style:family="paragraph" style:parent-style-name="Text_20_body" style:list-style-name="L46">
      <style:paragraph-properties fo:margin-top="0cm" fo:margin-bottom="0cm" style:contextual-spacing="false"/>
      <style:text-properties officeooo:paragraph-rsid="0013ecc9"/>
    </style:style>
    <style:style style:name="P32" style:family="paragraph" style:parent-style-name="Text_20_body" style:list-style-name="L46">
      <style:text-properties officeooo:paragraph-rsid="0013ecc9"/>
    </style:style>
    <style:style style:name="P33" style:family="paragraph" style:parent-style-name="Text_20_body" style:list-style-name="L47">
      <style:text-properties officeooo:paragraph-rsid="0013ecc9"/>
    </style:style>
    <style:style style:name="P34" style:family="paragraph" style:parent-style-name="Text_20_body" style:list-style-name="L48">
      <style:paragraph-properties fo:margin-top="0cm" fo:margin-bottom="0cm" style:contextual-spacing="false"/>
      <style:text-properties officeooo:paragraph-rsid="0013ecc9"/>
    </style:style>
    <style:style style:name="P35" style:family="paragraph" style:parent-style-name="Text_20_body" style:list-style-name="L48">
      <style:text-properties officeooo:paragraph-rsid="0013ecc9"/>
    </style:style>
    <style:style style:name="P36" style:family="paragraph" style:parent-style-name="Text_20_body" style:list-style-name="L49">
      <style:paragraph-properties fo:margin-top="0cm" fo:margin-bottom="0cm" style:contextual-spacing="false"/>
      <style:text-properties officeooo:paragraph-rsid="0013ecc9"/>
    </style:style>
    <style:style style:name="P37" style:family="paragraph" style:parent-style-name="Text_20_body" style:list-style-name="L49">
      <style:text-properties officeooo:paragraph-rsid="0013ecc9"/>
    </style:style>
    <style:style style:name="P38" style:family="paragraph" style:parent-style-name="Text_20_body" style:list-style-name="L50">
      <style:paragraph-properties fo:margin-top="0cm" fo:margin-bottom="0cm" style:contextual-spacing="false"/>
      <style:text-properties officeooo:paragraph-rsid="0013ecc9"/>
    </style:style>
    <style:style style:name="P39" style:family="paragraph" style:parent-style-name="Text_20_body" style:list-style-name="L50">
      <style:text-properties officeooo:paragraph-rsid="0013ecc9"/>
    </style:style>
    <style:style style:name="P40" style:family="paragraph" style:parent-style-name="Text_20_body" style:list-style-name="L51">
      <style:paragraph-properties fo:margin-top="0cm" fo:margin-bottom="0cm" style:contextual-spacing="false"/>
      <style:text-properties officeooo:paragraph-rsid="0013ecc9"/>
    </style:style>
    <style:style style:name="P41" style:family="paragraph" style:parent-style-name="Text_20_body" style:list-style-name="L51">
      <style:text-properties officeooo:paragraph-rsid="0013ecc9"/>
    </style:style>
    <style:style style:name="P42" style:family="paragraph" style:parent-style-name="Text_20_body" style:list-style-name="L52">
      <style:paragraph-properties fo:margin-top="0cm" fo:margin-bottom="0cm" style:contextual-spacing="false"/>
      <style:text-properties officeooo:paragraph-rsid="0013ecc9"/>
    </style:style>
    <style:style style:name="P43" style:family="paragraph" style:parent-style-name="Text_20_body" style:list-style-name="L52">
      <style:text-properties officeooo:paragraph-rsid="0013ecc9"/>
    </style:style>
    <style:style style:name="P44" style:family="paragraph" style:parent-style-name="Text_20_body" style:list-style-name="L53">
      <style:paragraph-properties fo:margin-top="0cm" fo:margin-bottom="0cm" style:contextual-spacing="false"/>
      <style:text-properties officeooo:paragraph-rsid="0013ecc9"/>
    </style:style>
    <style:style style:name="P45" style:family="paragraph" style:parent-style-name="Text_20_body" style:list-style-name="L53">
      <style:text-properties officeooo:paragraph-rsid="0013ecc9"/>
    </style:style>
    <style:style style:name="P46" style:family="paragraph" style:parent-style-name="Text_20_body" style:list-style-name="L54">
      <style:paragraph-properties fo:margin-top="0cm" fo:margin-bottom="0cm" style:contextual-spacing="false"/>
      <style:text-properties officeooo:paragraph-rsid="0013ecc9"/>
    </style:style>
    <style:style style:name="P47" style:family="paragraph" style:parent-style-name="Text_20_body" style:list-style-name="L54">
      <style:text-properties officeooo:paragraph-rsid="0013ecc9"/>
    </style:style>
    <style:style style:name="P48" style:family="paragraph" style:parent-style-name="Text_20_body" style:list-style-name="L55">
      <style:text-properties officeooo:paragraph-rsid="0013ecc9"/>
    </style:style>
    <style:style style:name="P49" style:family="paragraph" style:parent-style-name="Text_20_body" style:list-style-name="L55">
      <style:paragraph-properties fo:margin-top="0cm" fo:margin-bottom="0cm" style:contextual-spacing="false"/>
      <style:text-properties officeooo:paragraph-rsid="0013ecc9"/>
    </style:style>
    <style:style style:name="P50" style:family="paragraph" style:parent-style-name="Text_20_body" style:list-style-name="L56">
      <style:text-properties officeooo:paragraph-rsid="0013ecc9"/>
    </style:style>
    <style:style style:name="P51" style:family="paragraph" style:parent-style-name="Text_20_body" style:list-style-name="L56">
      <style:paragraph-properties fo:margin-top="0cm" fo:margin-bottom="0cm" style:contextual-spacing="false"/>
      <style:text-properties officeooo:paragraph-rsid="0013ecc9"/>
    </style:style>
    <style:style style:name="P52" style:family="paragraph" style:parent-style-name="Text_20_body" style:list-style-name="L57">
      <style:paragraph-properties fo:margin-top="0cm" fo:margin-bottom="0cm" style:contextual-spacing="false"/>
      <style:text-properties officeooo:paragraph-rsid="0013ecc9"/>
    </style:style>
    <style:style style:name="P53" style:family="paragraph" style:parent-style-name="Text_20_body" style:list-style-name="L57">
      <style:text-properties officeooo:paragraph-rsid="0013ecc9"/>
    </style:style>
    <style:style style:name="P54" style:family="paragraph" style:parent-style-name="Text_20_body" style:list-style-name="L58">
      <style:paragraph-properties fo:margin-top="0cm" fo:margin-bottom="0cm" style:contextual-spacing="false"/>
      <style:text-properties officeooo:paragraph-rsid="0013ecc9"/>
    </style:style>
    <style:style style:name="P55" style:family="paragraph" style:parent-style-name="Text_20_body" style:list-style-name="L58">
      <style:text-properties officeooo:paragraph-rsid="0013ecc9"/>
    </style:style>
    <style:style style:name="P56" style:family="paragraph" style:parent-style-name="Text_20_body" style:list-style-name="L59">
      <style:paragraph-properties fo:margin-top="0cm" fo:margin-bottom="0cm" style:contextual-spacing="false"/>
      <style:text-properties officeooo:paragraph-rsid="0013ecc9"/>
    </style:style>
    <style:style style:name="P57" style:family="paragraph" style:parent-style-name="Text_20_body" style:list-style-name="L59">
      <style:text-properties officeooo:paragraph-rsid="0013ecc9"/>
    </style:style>
    <style:style style:name="P58" style:family="paragraph" style:parent-style-name="Text_20_body" style:list-style-name="L60">
      <style:paragraph-properties fo:margin-top="0cm" fo:margin-bottom="0cm" style:contextual-spacing="false"/>
      <style:text-properties officeooo:paragraph-rsid="0013ecc9"/>
    </style:style>
    <style:style style:name="P59" style:family="paragraph" style:parent-style-name="Text_20_body" style:list-style-name="L60">
      <style:text-properties officeooo:paragraph-rsid="0013ecc9"/>
    </style:style>
    <style:style style:name="P60" style:family="paragraph" style:parent-style-name="Text_20_body" style:list-style-name="L61">
      <style:paragraph-properties fo:margin-top="0cm" fo:margin-bottom="0cm" style:contextual-spacing="false"/>
      <style:text-properties officeooo:paragraph-rsid="0013ecc9"/>
    </style:style>
    <style:style style:name="P61" style:family="paragraph" style:parent-style-name="Text_20_body" style:list-style-name="L61">
      <style:text-properties officeooo:paragraph-rsid="0013ecc9"/>
    </style:style>
    <style:style style:name="P62" style:family="paragraph" style:parent-style-name="Text_20_body" style:list-style-name="L62">
      <style:paragraph-properties fo:margin-top="0cm" fo:margin-bottom="0cm" style:contextual-spacing="false"/>
      <style:text-properties officeooo:paragraph-rsid="0013ecc9"/>
    </style:style>
    <style:style style:name="P63" style:family="paragraph" style:parent-style-name="Text_20_body" style:list-style-name="L62">
      <style:text-properties officeooo:paragraph-rsid="0013ecc9"/>
    </style:style>
    <style:style style:name="P64" style:family="paragraph" style:parent-style-name="Text_20_body" style:list-style-name="L63">
      <style:paragraph-properties fo:margin-top="0cm" fo:margin-bottom="0cm" style:contextual-spacing="false"/>
      <style:text-properties officeooo:paragraph-rsid="0013ecc9"/>
    </style:style>
    <style:style style:name="P65" style:family="paragraph" style:parent-style-name="Text_20_body" style:list-style-name="L63">
      <style:text-properties officeooo:paragraph-rsid="0013ecc9"/>
    </style:style>
    <style:style style:name="P66" style:family="paragraph" style:parent-style-name="Text_20_body" style:list-style-name="L64">
      <style:paragraph-properties fo:margin-top="0cm" fo:margin-bottom="0cm" style:contextual-spacing="false"/>
      <style:text-properties officeooo:paragraph-rsid="0013ecc9"/>
    </style:style>
    <style:style style:name="P67" style:family="paragraph" style:parent-style-name="Text_20_body" style:list-style-name="L64">
      <style:text-properties officeooo:paragraph-rsid="0013ecc9"/>
    </style:style>
    <style:style style:name="P68" style:family="paragraph" style:parent-style-name="Text_20_body" style:list-style-name="L65">
      <style:paragraph-properties fo:margin-top="0cm" fo:margin-bottom="0cm" style:contextual-spacing="false"/>
      <style:text-properties officeooo:paragraph-rsid="0013ecc9"/>
    </style:style>
    <style:style style:name="P69" style:family="paragraph" style:parent-style-name="Text_20_body" style:list-style-name="L65">
      <style:text-properties officeooo:paragraph-rsid="0013ecc9"/>
    </style:style>
    <style:style style:name="P70" style:family="paragraph" style:parent-style-name="Text_20_body" style:list-style-name="L66">
      <style:paragraph-properties fo:margin-top="0cm" fo:margin-bottom="0cm" style:contextual-spacing="false"/>
      <style:text-properties officeooo:paragraph-rsid="0013ecc9"/>
    </style:style>
    <style:style style:name="P71" style:family="paragraph" style:parent-style-name="Text_20_body" style:list-style-name="L66">
      <style:text-properties officeooo:paragraph-rsid="0013ecc9"/>
    </style:style>
    <style:style style:name="P72" style:family="paragraph" style:parent-style-name="Text_20_body" style:list-style-name="L67">
      <style:paragraph-properties fo:margin-top="0cm" fo:margin-bottom="0cm" style:contextual-spacing="false"/>
      <style:text-properties officeooo:paragraph-rsid="0013ecc9"/>
    </style:style>
    <style:style style:name="P73" style:family="paragraph" style:parent-style-name="Text_20_body" style:list-style-name="L67">
      <style:text-properties officeooo:paragraph-rsid="0013ecc9"/>
    </style:style>
    <style:style style:name="P74" style:family="paragraph" style:parent-style-name="Text_20_body" style:list-style-name="L68">
      <style:paragraph-properties fo:margin-top="0cm" fo:margin-bottom="0cm" style:contextual-spacing="false"/>
      <style:text-properties officeooo:paragraph-rsid="0013ecc9"/>
    </style:style>
    <style:style style:name="P75" style:family="paragraph" style:parent-style-name="Text_20_body" style:list-style-name="L68">
      <style:text-properties officeooo:paragraph-rsid="0013ecc9"/>
    </style:style>
    <style:style style:name="P76" style:family="paragraph" style:parent-style-name="Text_20_body" style:list-style-name="L69">
      <style:paragraph-properties fo:margin-top="0cm" fo:margin-bottom="0cm" style:contextual-spacing="false"/>
      <style:text-properties officeooo:paragraph-rsid="0013ecc9"/>
    </style:style>
    <style:style style:name="P77" style:family="paragraph" style:parent-style-name="Text_20_body" style:list-style-name="L69">
      <style:text-properties officeooo:paragraph-rsid="0013ecc9"/>
    </style:style>
    <style:style style:name="P78" style:family="paragraph" style:parent-style-name="Text_20_body" style:list-style-name="L70">
      <style:paragraph-properties fo:margin-top="0cm" fo:margin-bottom="0cm" style:contextual-spacing="false"/>
      <style:text-properties officeooo:paragraph-rsid="0013ecc9"/>
    </style:style>
    <style:style style:name="P79" style:family="paragraph" style:parent-style-name="Text_20_body" style:list-style-name="L70">
      <style:text-properties officeooo:paragraph-rsid="0013ecc9"/>
    </style:style>
    <style:style style:name="P80" style:family="paragraph" style:parent-style-name="Text_20_body" style:list-style-name="L71">
      <style:paragraph-properties fo:margin-top="0cm" fo:margin-bottom="0cm" style:contextual-spacing="false"/>
      <style:text-properties officeooo:paragraph-rsid="0013ecc9"/>
    </style:style>
    <style:style style:name="P81" style:family="paragraph" style:parent-style-name="Text_20_body" style:list-style-name="L71">
      <style:text-properties officeooo:paragraph-rsid="0013ecc9"/>
    </style:style>
    <style:style style:name="P82" style:family="paragraph" style:parent-style-name="Text_20_body" style:list-style-name="L72">
      <style:paragraph-properties fo:margin-top="0cm" fo:margin-bottom="0cm" style:contextual-spacing="false"/>
      <style:text-properties officeooo:paragraph-rsid="0013ecc9"/>
    </style:style>
    <style:style style:name="P83" style:family="paragraph" style:parent-style-name="Text_20_body" style:list-style-name="L72">
      <style:text-properties officeooo:paragraph-rsid="0013ecc9"/>
    </style:style>
    <style:style style:name="P84" style:family="paragraph" style:parent-style-name="Text_20_body" style:list-style-name="L73">
      <style:paragraph-properties fo:margin-top="0cm" fo:margin-bottom="0cm" style:contextual-spacing="false"/>
      <style:text-properties officeooo:paragraph-rsid="0013ecc9"/>
    </style:style>
    <style:style style:name="P85" style:family="paragraph" style:parent-style-name="Text_20_body" style:list-style-name="L73">
      <style:text-properties officeooo:paragraph-rsid="0013ecc9"/>
    </style:style>
    <style:style style:name="P86" style:family="paragraph" style:parent-style-name="Text_20_body" style:list-style-name="L74">
      <style:text-properties officeooo:paragraph-rsid="0013ecc9"/>
    </style:style>
    <style:style style:name="P87" style:family="paragraph" style:parent-style-name="Text_20_body" style:list-style-name="L74">
      <style:paragraph-properties fo:margin-top="0cm" fo:margin-bottom="0cm" style:contextual-spacing="false"/>
      <style:text-properties officeooo:paragraph-rsid="0013ecc9"/>
    </style:style>
    <style:style style:name="P88" style:family="paragraph" style:parent-style-name="Text_20_body" style:list-style-name="L75">
      <style:paragraph-properties fo:margin-top="0cm" fo:margin-bottom="0cm" style:contextual-spacing="false"/>
      <style:text-properties officeooo:paragraph-rsid="0013ecc9"/>
    </style:style>
    <style:style style:name="P89" style:family="paragraph" style:parent-style-name="Text_20_body" style:list-style-name="L75">
      <style:text-properties officeooo:paragraph-rsid="0013ecc9"/>
    </style:style>
    <style:style style:name="P90" style:family="paragraph" style:parent-style-name="Text_20_body">
      <style:text-properties officeooo:paragraph-rsid="0013ecc9"/>
    </style:style>
    <style:style style:name="T1" style:family="text">
      <style:text-properties officeooo:rsid="0014166f"/>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
      <text:p text:style-name="P90"><text:span text:style-name="Strong_20_Emphasis"/></text:p>
      <text:p text:style-name="P90"><text:span text:style-name="Strong_20_Emphasis"/></text:p>
      <text:p text:style-name="P90"><text:span text:style-name="Strong_20_Emphasis">SQL Data Manipulation Language: Interrogazioni</text:span></text:p>
      <text:p text:style-name="P90">L'istruzione per interrogare una base di dati in SQL è <text:span text:style-name="Source_20_Text">SELECT</text:span>, che restituisce il risultato in forma di tabella (che potrebbe non essere una relazione vera e propria).</text:p>
      <text:p text:style-name="P3"/>
      <text:h text:style-name="P1" text:outline-level="3">Interrogazioni su una singola tabella</text:h>
      <text:p text:style-name="P90">La sintassi di base per una interrogazione su una singola tabella è la seguente:</text:p>
      <text:p text:style-name="P8">sql</text:p>
      <text:p text:style-name="P8">Copia codice</text:p>
      <text:p text:style-name="P9"><text:span text:style-name="Source_20_Text">SELECT tabella.attributo1, tabella.attributo2, ..., tabella.attributoN</text:span></text:p>
      <text:p text:style-name="P11"><text:span text:style-name="Source_20_Text">FROM tabella</text:span></text:p>
      <text:p text:style-name="P12"><text:span text:style-name="Source_20_Text">WHERE condizione;</text:span></text:p>
      <text:p text:style-name="P90">Dove:</text:p>
      <text:list text:style-name="L1">
        <text:list-item>
          <text:p text:style-name="P15"><text:span text:style-name="Strong_20_Emphasis">target list</text:span>: elenca gli attributi che vogliamo selezionare.</text:p>
        </text:list-item>
        <text:list-item>
          <text:p text:style-name="P15"><text:span text:style-name="Strong_20_Emphasis">clausola FROM</text:span>: specifica la tabella dalla quale ottenere i dati.</text:p>
        </text:list-item>
        <text:list-item>
          <text:p text:style-name="P16"><text:span text:style-name="Strong_20_Emphasis">clausola WHERE</text:span>: indica le condizioni che devono essere soddisfatte per restituire i dati.</text:p>
        </text:list-item>
      </text:list>
      <text:p text:style-name="P3"/>
      <text:h text:style-name="P1" text:outline-level="3">Esempio 1: Restituire l'indirizzo dell'officina "FixIt"</text:h>
      <text:p text:style-name="P90">Tabella <text:span text:style-name="Source_20_Text">Officina</text:span>:</text:p>
      <table:table table:name="Table7" table:style-name="Table7">
        <table:table-column table:style-name="Table7.A"/>
        <table:table-column table:style-name="Table7.B"/>
        <table:table-header-rows>
          <table:table-row>
            <table:table-cell table:style-name="Table7.A1" office:value-type="string">
              <text:p text:style-name="P14">nome</text:p>
            </table:table-cell>
            <table:table-cell table:style-name="Table7.A1" office:value-type="string">
              <text:p text:style-name="P14">indirizzo</text:p>
            </table:table-cell>
          </table:table-row>
        </table:table-header-rows>
        <table:table-row>
          <table:table-cell table:style-name="Table7.A1" office:value-type="string">
            <text:p text:style-name="P13">FixIt</text:p>
          </table:table-cell>
          <table:table-cell table:style-name="Table7.A1" office:value-type="string">
            <text:p text:style-name="P13">via delle Spighe 4</text:p>
          </table:table-cell>
        </table:table-row>
        <table:table-row>
          <table:table-cell table:style-name="Table7.A1" office:value-type="string">
            <text:p text:style-name="P13">CarFix</text:p>
          </table:table-cell>
          <table:table-cell table:style-name="Table7.A1" office:value-type="string">
            <text:p text:style-name="P13">via delle Betulle 32</text:p>
          </table:table-cell>
        </table:table-row>
        <table:table-row>
          <table:table-cell table:style-name="Table7.A1" office:value-type="string">
            <text:p text:style-name="P13">MotorGo</text:p>
          </table:table-cell>
          <table:table-cell table:style-name="Table7.A1" office:value-type="string">
            <text:p text:style-name="P13">piazza Turing 1</text:p>
          </table:table-cell>
        </table:table-row>
      </table:table>
      <text:p text:style-name="P90">Per restituire l'indirizzo dell'officina "FixIt", possiamo scrivere:</text:p>
      <text:p text:style-name="P8">sql</text:p>
      <text:p text:style-name="P8">Copia codice</text:p>
      <text:p text:style-name="P9"><text:span text:style-name="Source_20_Text">SELECT Officina.indirizzo</text:span></text:p>
      <text:p text:style-name="P11"><text:span text:style-name="Source_20_Text">FROM Officina</text:span></text:p>
      <text:p text:style-name="P12"><text:span text:style-name="Source_20_Text">WHERE Officina.nome = 'FixIt';</text:span></text:p>
      <text:p text:style-name="P90">Risultato:</text:p>
      <table:table table:name="Table8" table:style-name="Table8">
        <table:table-column table:style-name="Table8.A"/>
        <table:table-header-rows>
          <table:table-row>
            <table:table-cell table:style-name="Table8.A1" office:value-type="string">
              <text:p text:style-name="P14">indirizzo</text:p>
            </table:table-cell>
          </table:table-row>
        </table:table-header-rows>
        <table:table-row>
          <table:table-cell table:style-name="Table8.A1" office:value-type="string">
            <text:p text:style-name="P13">via delle Spighe 4</text:p>
          </table:table-cell>
        </table:table-row>
      </table:table>
      <text:p text:style-name="P3"/>
      <text:h text:style-name="P1" text:outline-level="3"><text:soft-page-break/>Esempio 2: Restituire gli stipendi e le età delle persone con più di 40 anni e stipendio inferiore a 45 kEuro/anno</text:h>
      <text:p text:style-name="P90">Tabella <text:span text:style-name="Source_20_Text">Persona</text:span>:</text:p>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P14">cognome</text:p>
            </table:table-cell>
            <table:table-cell table:style-name="Table9.A1" office:value-type="string">
              <text:p text:style-name="P14">nome</text:p>
            </table:table-cell>
            <table:table-cell table:style-name="Table9.A1" office:value-type="string">
              <text:p text:style-name="P14">eta</text:p>
            </table:table-cell>
            <table:table-cell table:style-name="Table9.A1" office:value-type="string">
              <text:p text:style-name="P14">stipendio</text:p>
            </table:table-cell>
          </table:table-row>
        </table:table-header-rows>
        <table:table-row>
          <table:table-cell table:style-name="Table9.A1" office:value-type="string">
            <text:p text:style-name="P13">Rossi</text:p>
          </table:table-cell>
          <table:table-cell table:style-name="Table9.A1" office:value-type="string">
            <text:p text:style-name="P13">Mario</text:p>
          </table:table-cell>
          <table:table-cell table:style-name="Table9.A1" office:value-type="string">
            <text:p text:style-name="P13">47</text:p>
          </table:table-cell>
          <table:table-cell table:style-name="Table9.A1" office:value-type="string">
            <text:p text:style-name="P13">44</text:p>
          </table:table-cell>
        </table:table-row>
        <table:table-row>
          <table:table-cell table:style-name="Table9.A1" office:value-type="string">
            <text:p text:style-name="P13">Verdi</text:p>
          </table:table-cell>
          <table:table-cell table:style-name="Table9.A1" office:value-type="string">
            <text:p text:style-name="P13">Giulia</text:p>
          </table:table-cell>
          <table:table-cell table:style-name="Table9.A1" office:value-type="string">
            <text:p text:style-name="P13">35</text:p>
          </table:table-cell>
          <table:table-cell table:style-name="Table9.A1" office:value-type="string">
            <text:p text:style-name="P13">36</text:p>
          </table:table-cell>
        </table:table-row>
        <table:table-row>
          <table:table-cell table:style-name="Table9.A1" office:value-type="string">
            <text:p text:style-name="P13">Bianchi</text:p>
          </table:table-cell>
          <table:table-cell table:style-name="Table9.A1" office:value-type="string">
            <text:p text:style-name="P13">Anna</text:p>
          </table:table-cell>
          <table:table-cell table:style-name="Table9.A1" office:value-type="string">
            <text:p text:style-name="P13">55</text:p>
          </table:table-cell>
          <table:table-cell table:style-name="Table9.A1" office:value-type="string">
            <text:p text:style-name="P13">56</text:p>
          </table:table-cell>
        </table:table-row>
      </table:table>
      <text:p text:style-name="P90">Per ottenere gli stipendi e le età delle persone con età maggiore di 40 anni e stipendio inferiore a 45 kEuro/anno, la query sarà:</text:p>
      <text:p text:style-name="P8">sql</text:p>
      <text:p text:style-name="P8">Copia codice</text:p>
      <text:p text:style-name="P9"><text:span text:style-name="Source_20_Text">SELECT Persona.stipendio, Persona.eta</text:span></text:p>
      <text:p text:style-name="P11"><text:span text:style-name="Source_20_Text">FROM Persona</text:span></text:p>
      <text:p text:style-name="P12"><text:span text:style-name="Source_20_Text">WHERE Persona.eta &gt; 40 AND Persona.stipendio &lt; 45;</text:span></text:p>
      <text:p text:style-name="P90">Risultato:</text:p>
      <table:table table:name="Table10" table:style-name="Table10">
        <table:table-column table:style-name="Table10.A"/>
        <table:table-column table:style-name="Table10.B"/>
        <table:table-header-rows>
          <table:table-row>
            <table:table-cell table:style-name="Table10.A1" office:value-type="string">
              <text:p text:style-name="P14">stipendio</text:p>
            </table:table-cell>
            <table:table-cell table:style-name="Table10.A1" office:value-type="string">
              <text:p text:style-name="P14">eta</text:p>
            </table:table-cell>
          </table:table-row>
        </table:table-header-rows>
        <table:table-row>
          <table:table-cell table:style-name="Table10.A1" office:value-type="string">
            <text:p text:style-name="P13">44</text:p>
          </table:table-cell>
          <table:table-cell table:style-name="Table10.A1" office:value-type="string">
            <text:p text:style-name="P13">47</text:p>
          </table:table-cell>
        </table:table-row>
      </table:table>
      <text:p text:style-name="P3"/>
      <text:h text:style-name="P1" text:outline-level="3">Esempio 3: Restituire il cognome e il nome delle persone che hanno più di 40 anni</text:h>
      <text:p text:style-name="P90">Tabella <text:span text:style-name="Source_20_Text">Persona</text:span>:</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14">cognome</text:p>
            </table:table-cell>
            <table:table-cell table:style-name="Table11.A1" office:value-type="string">
              <text:p text:style-name="P14">nome</text:p>
            </table:table-cell>
            <table:table-cell table:style-name="Table11.A1" office:value-type="string">
              <text:p text:style-name="P14">eta</text:p>
            </table:table-cell>
            <table:table-cell table:style-name="Table11.A1" office:value-type="string">
              <text:p text:style-name="P14">stipendio</text:p>
            </table:table-cell>
          </table:table-row>
        </table:table-header-rows>
        <table:table-row>
          <table:table-cell table:style-name="Table11.A1" office:value-type="string">
            <text:p text:style-name="P13">Rossi</text:p>
          </table:table-cell>
          <table:table-cell table:style-name="Table11.A1" office:value-type="string">
            <text:p text:style-name="P13">Mario</text:p>
          </table:table-cell>
          <table:table-cell table:style-name="Table11.A1" office:value-type="string">
            <text:p text:style-name="P13">47</text:p>
          </table:table-cell>
          <table:table-cell table:style-name="Table11.A1" office:value-type="string">
            <text:p text:style-name="P13">36</text:p>
          </table:table-cell>
        </table:table-row>
        <table:table-row>
          <table:table-cell table:style-name="Table11.A1" office:value-type="string">
            <text:p text:style-name="P13">Verdi</text:p>
          </table:table-cell>
          <table:table-cell table:style-name="Table11.A1" office:value-type="string">
            <text:p text:style-name="P13">Giulia</text:p>
          </table:table-cell>
          <table:table-cell table:style-name="Table11.A1" office:value-type="string">
            <text:p text:style-name="P13">35</text:p>
          </table:table-cell>
          <table:table-cell table:style-name="Table11.A1" office:value-type="string">
            <text:p text:style-name="P13">36</text:p>
          </table:table-cell>
        </table:table-row>
        <table:table-row>
          <table:table-cell table:style-name="Table11.A1" office:value-type="string">
            <text:p text:style-name="P13">Bianchi</text:p>
          </table:table-cell>
          <table:table-cell table:style-name="Table11.A1" office:value-type="string">
            <text:p text:style-name="P13">Anna</text:p>
          </table:table-cell>
          <table:table-cell table:style-name="Table11.A1" office:value-type="string">
            <text:p text:style-name="P13">55</text:p>
          </table:table-cell>
          <table:table-cell table:style-name="Table11.A1" office:value-type="string">
            <text:p text:style-name="P13">56</text:p>
          </table:table-cell>
        </table:table-row>
      </table:table>
      <text:p text:style-name="P90">Per restituire cognome e nome delle persone con età maggiore di 40 anni, la query sarà:</text:p>
      <text:p text:style-name="P8">sql</text:p>
      <text:p text:style-name="P8">Copia codice</text:p>
      <text:p text:style-name="P9"><text:span text:style-name="Source_20_Text">SELECT cognome, nome</text:span></text:p>
      <text:p text:style-name="P11"><text:span text:style-name="Source_20_Text">FROM Persona</text:span></text:p>
      <text:p text:style-name="P12"><text:span text:style-name="Source_20_Text">WHERE eta &gt; 40;</text:span></text:p>
      <text:p text:style-name="P90">Risultato:</text:p>
      <table:table table:name="Table12" table:style-name="Table12">
        <table:table-column table:style-name="Table12.A"/>
        <table:table-column table:style-name="Table12.B"/>
        <table:table-header-rows>
          <table:table-row>
            <table:table-cell table:style-name="Table12.A1" office:value-type="string">
              <text:p text:style-name="P14">cognome</text:p>
            </table:table-cell>
            <table:table-cell table:style-name="Table12.A1" office:value-type="string">
              <text:p text:style-name="P14">nome</text:p>
            </table:table-cell>
          </table:table-row>
        </table:table-header-rows>
        <table:table-row>
          <table:table-cell table:style-name="Table12.A1" office:value-type="string">
            <text:p text:style-name="P13">Rossi</text:p>
          </table:table-cell>
          <table:table-cell table:style-name="Table12.A1" office:value-type="string">
            <text:p text:style-name="P13">Mario</text:p>
          </table:table-cell>
        </table:table-row>
        <table:table-row>
          <table:table-cell table:style-name="Table12.A1" office:value-type="string">
            <text:p text:style-name="P13">Bianchi</text:p>
          </table:table-cell>
          <table:table-cell table:style-name="Table12.A1" office:value-type="string">
            <text:p text:style-name="P13">Anna</text:p>
          </table:table-cell>
        </table:table-row>
      </table:table>
      <text:p text:style-name="P90"><text:span text:style-name="Strong_20_Emphasis">Nota:</text:span> L'uso del <text:span text:style-name="Source_20_Text">DISTINCT</text:span> in una query elimina i duplicati dai risultati. Se vogliamo restituire solo valori unici, possiamo scrivere:</text:p>
      <text:p text:style-name="P8">sql</text:p>
      <text:p text:style-name="P8">Copia codice</text:p>
      <text:p text:style-name="P9"><text:span text:style-name="Source_20_Text">SELECT DISTINCT cognome, nome</text:span></text:p>
      <text:p text:style-name="P11"><text:span text:style-name="Source_20_Text">FROM Persona</text:span></text:p>
      <text:p text:style-name="P12"><text:span text:style-name="Source_20_Text">WHERE eta &gt; 40;</text:span></text:p>
      <text:p text:style-name="P90"><text:soft-page-break/>Se ci sono duplicati, questi verranno eliminati dal risultato.</text:p>
      <text:p text:style-name="P3"/>
      <text:h text:style-name="P1" text:outline-level="3">Esempio 4: Restituire tutti i dati delle persone che hanno più di 40 anni</text:h>
      <text:p text:style-name="P90">Per restituire tutte le informazioni (cognome, nome, età e stipendio) delle persone con età maggiore di 40 anni, la query sarà:</text:p>
      <text:p text:style-name="P8">sql</text:p>
      <text:p text:style-name="P8">Copia codice</text:p>
      <text:p text:style-name="P9"><text:span text:style-name="Source_20_Text">SELECT cognome, nome, eta, stipendio</text:span></text:p>
      <text:p text:style-name="P11"><text:span text:style-name="Source_20_Text">FROM Persona</text:span></text:p>
      <text:p text:style-name="P12"><text:span text:style-name="Source_20_Text">WHERE eta &gt; 40;</text:span></text:p>
      <text:p text:style-name="P90">Risultato:</text:p>
      <table:table table:name="Table13" table:style-name="Table13">
        <table:table-column table:style-name="Table13.A"/>
        <table:table-column table:style-name="Table13.B"/>
        <table:table-column table:style-name="Table13.C"/>
        <table:table-column table:style-name="Table13.D"/>
        <table:table-header-rows>
          <table:table-row>
            <table:table-cell table:style-name="Table13.A1" office:value-type="string">
              <text:p text:style-name="P14">cognome</text:p>
            </table:table-cell>
            <table:table-cell table:style-name="Table13.A1" office:value-type="string">
              <text:p text:style-name="P14">nome</text:p>
            </table:table-cell>
            <table:table-cell table:style-name="Table13.A1" office:value-type="string">
              <text:p text:style-name="P14">eta</text:p>
            </table:table-cell>
            <table:table-cell table:style-name="Table13.A1" office:value-type="string">
              <text:p text:style-name="P14">stipendio</text:p>
            </table:table-cell>
          </table:table-row>
        </table:table-header-rows>
        <table:table-row>
          <table:table-cell table:style-name="Table13.A1" office:value-type="string">
            <text:p text:style-name="P13">Rossi</text:p>
          </table:table-cell>
          <table:table-cell table:style-name="Table13.A1" office:value-type="string">
            <text:p text:style-name="P13">Mario</text:p>
          </table:table-cell>
          <table:table-cell table:style-name="Table13.A1" office:value-type="string">
            <text:p text:style-name="P13">47</text:p>
          </table:table-cell>
          <table:table-cell table:style-name="Table13.A1" office:value-type="string">
            <text:p text:style-name="P13">36</text:p>
          </table:table-cell>
        </table:table-row>
        <table:table-row>
          <table:table-cell table:style-name="Table13.A1" office:value-type="string">
            <text:p text:style-name="P13">Bianchi</text:p>
          </table:table-cell>
          <table:table-cell table:style-name="Table13.A1" office:value-type="string">
            <text:p text:style-name="P13">Anna</text:p>
          </table:table-cell>
          <table:table-cell table:style-name="Table13.A1" office:value-type="string">
            <text:p text:style-name="P13">55</text:p>
          </table:table-cell>
          <table:table-cell table:style-name="Table13.A1" office:value-type="string">
            <text:p text:style-name="P13">56</text:p>
          </table:table-cell>
        </table:table-row>
      </table:table>
      <text:p text:style-name="P3"/>
      <text:h text:style-name="P1" text:outline-level="3">Esempio 5: Restituire tutte le informazioni senza una condizione (utilizzando <text:span text:style-name="Source_20_Text">SELECT *</text:span>)</text:h>
      <text:p text:style-name="P90">Per ottenere tutte le colonne e righe della tabella, possiamo usare <text:span text:style-name="Source_20_Text">SELECT *</text:span>:</text:p>
      <text:p text:style-name="P8">sql</text:p>
      <text:p text:style-name="P8">Copia codice</text:p>
      <text:p text:style-name="P9"><text:span text:style-name="Source_20_Text">SELECT *</text:span></text:p>
      <text:p text:style-name="P11"><text:span text:style-name="Source_20_Text">FROM Persona</text:span></text:p>
      <text:p text:style-name="P12"><text:span text:style-name="Source_20_Text">WHERE eta &gt; 40;</text:span></text:p>
      <text:p text:style-name="P90">Risultato:</text:p>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14">cognome</text:p>
            </table:table-cell>
            <table:table-cell table:style-name="Table14.A1" office:value-type="string">
              <text:p text:style-name="P14">nome</text:p>
            </table:table-cell>
            <table:table-cell table:style-name="Table14.A1" office:value-type="string">
              <text:p text:style-name="P14">eta</text:p>
            </table:table-cell>
            <table:table-cell table:style-name="Table14.A1" office:value-type="string">
              <text:p text:style-name="P14">stipendio</text:p>
            </table:table-cell>
          </table:table-row>
        </table:table-header-rows>
        <table:table-row>
          <table:table-cell table:style-name="Table14.A1" office:value-type="string">
            <text:p text:style-name="P13">Rossi</text:p>
          </table:table-cell>
          <table:table-cell table:style-name="Table14.A1" office:value-type="string">
            <text:p text:style-name="P13">Mario</text:p>
          </table:table-cell>
          <table:table-cell table:style-name="Table14.A1" office:value-type="string">
            <text:p text:style-name="P13">47</text:p>
          </table:table-cell>
          <table:table-cell table:style-name="Table14.A1" office:value-type="string">
            <text:p text:style-name="P13">36</text:p>
          </table:table-cell>
        </table:table-row>
        <table:table-row>
          <table:table-cell table:style-name="Table14.A1" office:value-type="string">
            <text:p text:style-name="P13">Bianchi</text:p>
          </table:table-cell>
          <table:table-cell table:style-name="Table14.A1" office:value-type="string">
            <text:p text:style-name="P13">Anna</text:p>
          </table:table-cell>
          <table:table-cell table:style-name="Table14.A1" office:value-type="string">
            <text:p text:style-name="P13">55</text:p>
          </table:table-cell>
          <table:table-cell table:style-name="Table14.A1" office:value-type="string">
            <text:p text:style-name="P13">56</text:p>
          </table:table-cell>
        </table:table-row>
      </table:table>
      <text:p text:style-name="P3"/>
      <text:h text:style-name="P1" text:outline-level="3">Esempio 6: Interrogazione senza clausola WHERE</text:h>
      <text:p text:style-name="P90">Quando la clausola <text:span text:style-name="Source_20_Text">WHERE</text:span> è omessa, tutte le righe della tabella sono restituite. Ad esempio, per restituire il cognome e il nome di tutte le persone, scriviamo:</text:p>
      <text:p text:style-name="P8">sql</text:p>
      <text:p text:style-name="P8">Copia codice</text:p>
      <text:p text:style-name="P9"><text:span text:style-name="Source_20_Text">SELECT cognome, nome</text:span></text:p>
      <text:p text:style-name="P12"><text:span text:style-name="Source_20_Text">FROM Persona;</text:span></text:p>
      <text:p text:style-name="P90">Questo è equivalente a:</text:p>
      <text:p text:style-name="P8">sql</text:p>
      <text:p text:style-name="P8">Copia codice</text:p>
      <text:p text:style-name="P9"><text:span text:style-name="Source_20_Text">SELECT cognome, nome</text:span></text:p>
      <text:p text:style-name="P11"><text:span text:style-name="Source_20_Text">FROM Persona</text:span></text:p>
      <text:p text:style-name="P12"><text:span text:style-name="Source_20_Text">WHERE true;</text:span></text:p>
      <text:p text:style-name="P90"><text:soft-page-break/>Risultato:</text:p>
      <table:table table:name="Table15" table:style-name="Table15">
        <table:table-column table:style-name="Table15.A"/>
        <table:table-column table:style-name="Table15.B"/>
        <table:table-header-rows>
          <table:table-row>
            <table:table-cell table:style-name="Table15.A1" office:value-type="string">
              <text:p text:style-name="P14">cognome</text:p>
            </table:table-cell>
            <table:table-cell table:style-name="Table15.A1" office:value-type="string">
              <text:p text:style-name="P14">nome</text:p>
            </table:table-cell>
          </table:table-row>
        </table:table-header-rows>
        <table:table-row>
          <table:table-cell table:style-name="Table15.A1" office:value-type="string">
            <text:p text:style-name="P13">Rossi</text:p>
          </table:table-cell>
          <table:table-cell table:style-name="Table15.A1" office:value-type="string">
            <text:p text:style-name="P13">Mario</text:p>
          </table:table-cell>
        </table:table-row>
        <table:table-row>
          <table:table-cell table:style-name="Table15.A1" office:value-type="string">
            <text:p text:style-name="P13">Verdi</text:p>
          </table:table-cell>
          <table:table-cell table:style-name="Table15.A1" office:value-type="string">
            <text:p text:style-name="P13">Giulia</text:p>
          </table:table-cell>
        </table:table-row>
        <table:table-row>
          <table:table-cell table:style-name="Table15.A1" office:value-type="string">
            <text:p text:style-name="P13">Bianchi</text:p>
          </table:table-cell>
          <table:table-cell table:style-name="Table15.A1" office:value-type="string">
            <text:p text:style-name="P13">Anna</text:p>
          </table:table-cell>
        </table:table-row>
      </table:table>
      <text:p text:style-name="P3"/>
      <text:h text:style-name="P1" text:outline-level="3">Esempio 7: Condizione LIKE</text:h>
      <text:p text:style-name="P90">La clausola <text:span text:style-name="Source_20_Text">LIKE</text:span> viene utilizzata per fare ricerche basate su pattern nelle stringhe. Ad esempio, per ottenere i dati delle persone che hanno un cognome che inizia con "R", possiamo scrivere:</text:p>
      <text:p text:style-name="P8">sql</text:p>
      <text:p text:style-name="P8">Copia codice</text:p>
      <text:p text:style-name="P9"><text:span text:style-name="Source_20_Text">SELECT *</text:span></text:p>
      <text:p text:style-name="P11"><text:span text:style-name="Source_20_Text">FROM Persona</text:span></text:p>
      <text:p text:style-name="P12"><text:span text:style-name="Source_20_Text">WHERE cognome LIKE 'R%';</text:span></text:p>
      <text:list text:style-name="L39">
        <text:list-item>
          <text:p text:style-name="P17"><text:span text:style-name="Source_20_Text">%</text:span>: rappresenta qualunque sequenza di caratteri.</text:p>
        </text:list-item>
        <text:list-item>
          <text:p text:style-name="P18"><text:span text:style-name="Source_20_Text">_</text:span>: rappresenta qualunque carattere singolo.</text:p>
        </text:list-item>
      </text:list>
      <text:p text:style-name="P90">Un altro esempio, per restituire i dati delle persone con un cognome che inizia per 'R' e ha 's' come terzo carattere, sarà:</text:p>
      <text:p text:style-name="P8">sql</text:p>
      <text:p text:style-name="P8">Copia codice</text:p>
      <text:p text:style-name="P9"><text:span text:style-name="Source_20_Text">SELECT *</text:span></text:p>
      <text:p text:style-name="P11"><text:span text:style-name="Source_20_Text">FROM Persona</text:span></text:p>
      <text:p text:style-name="P12"><text:span text:style-name="Source_20_Text">WHERE cognome LIKE 'R_s%';</text:span></text:p>
      <text:p text:style-name="P3"/>
      <text:h text:style-name="P1" text:outline-level="3">Esempio 8: Condizioni IS NULL e IS NOT NULL</text:h>
      <text:p text:style-name="P90">Per ottenere le righe in cui un attributo è NULL, possiamo usare <text:span text:style-name="Source_20_Text">IS NULL</text:span>. Ad esempio, per ottenere le persone che hanno più di 40 anni o di cui non si conosce l'età:</text:p>
      <text:p text:style-name="P8">sql</text:p>
      <text:p text:style-name="P8">Copia codice</text:p>
      <text:p text:style-name="P9"><text:span text:style-name="Source_20_Text">SELECT *</text:span></text:p>
      <text:p text:style-name="P11"><text:span text:style-name="Source_20_Text">FROM Persona</text:span></text:p>
      <text:p text:style-name="P12"><text:span text:style-name="Source_20_Text">WHERE eta &gt; 40 OR eta IS NULL;</text:span></text:p>
      <text:p text:style-name="P90">Per restituire solo le persone di cui si conosce l'età, possiamo scrivere:</text:p>
      <text:p text:style-name="P8">sql</text:p>
      <text:p text:style-name="P8">Copia codice</text:p>
      <text:p text:style-name="P9"><text:span text:style-name="Source_20_Text">SELECT *</text:span></text:p>
      <text:p text:style-name="P11"><text:span text:style-name="Source_20_Text">FROM Persona</text:span></text:p>
      <text:p text:style-name="P12"><text:span text:style-name="Source_20_Text">WHERE eta IS NOT NULL;</text:span></text:p>
      <text:p text:style-name="P3"/>
      <text:p text:style-name="P90">Questi sono esempi di interrogazioni comuni in SQL che ci permettono di selezionare, filtrare e manipolare i dati all'interno delle tabelle di un database.</text:p>
      <text:p text:style-name="P90"><text:soft-page-break/><text:span text:style-name="Strong_20_Emphasis"/></text:p>
      <text:p text:style-name="P90"><text:span text:style-name="Strong_20_Emphasis"><text:span text:style-name="T1">Interrogazione a piu tabelle</text:span></text:span></text:p>
      <text:p text:style-name="P90"><text:span text:style-name="Strong_20_Emphasis">Ecco come si presentano le interrogazioni su più tabelle, con l'aggiunta della clausola </text:span><text:span text:style-name="Source_20_Text">ORDER BY</text:span><text:span text:style-name="Strong_20_Emphasis">:</text:span></text:p>
      <text:h text:style-name="P1" text:outline-level="3">Esempio: Restituire gli indirizzi delle officine dove è stato riparato il veicolo con targa ‘HK 243 BW’</text:h>
      <text:p text:style-name="P90">Immagina di avere le seguenti tabelle:</text:p>
      <text:p text:style-name="P90"><text:span text:style-name="Strong_20_Emphasis">Riparazione:</text:span></text:p>
      <table:table table:name="Table16" table:style-name="Table16">
        <table:table-column table:style-name="Table16.A"/>
        <table:table-column table:style-name="Table16.B"/>
        <table:table-header-rows>
          <table:table-row>
            <table:table-cell table:style-name="Table16.A1" office:value-type="string">
              <text:p text:style-name="P14">codiceveicolo</text:p>
            </table:table-cell>
            <table:table-cell table:style-name="Table16.A1" office:value-type="string">
              <text:p text:style-name="P14">officina</text:p>
            </table:table-cell>
          </table:table-row>
        </table:table-header-rows>
        <table:table-row>
          <table:table-cell table:style-name="Table16.A1" office:value-type="string">
            <text:p text:style-name="P13">HK 243 BW</text:p>
          </table:table-cell>
          <table:table-cell table:style-name="Table16.A1" office:value-type="string">
            <text:p text:style-name="P13">FixIt</text:p>
          </table:table-cell>
        </table:table-row>
        <table:table-row>
          <table:table-cell table:style-name="Table16.A1" office:value-type="string">
            <text:p text:style-name="P13">AA 662 XQ</text:p>
          </table:table-cell>
          <table:table-cell table:style-name="Table16.A1" office:value-type="string">
            <text:p text:style-name="P13">CarFix</text:p>
          </table:table-cell>
        </table:table-row>
        <table:table-row>
          <table:table-cell table:style-name="Table16.A1" office:value-type="string">
            <text:p text:style-name="P13">HK 243 BW</text:p>
          </table:table-cell>
          <table:table-cell table:style-name="Table16.A1" office:value-type="string">
            <text:p text:style-name="P13">MotorGo</text:p>
          </table:table-cell>
        </table:table-row>
      </table:table>
      <text:p text:style-name="P90"><text:span text:style-name="Strong_20_Emphasis">Officina:</text:span></text:p>
      <table:table table:name="Table17" table:style-name="Table17">
        <table:table-column table:style-name="Table17.A"/>
        <table:table-column table:style-name="Table17.B"/>
        <table:table-header-rows>
          <table:table-row>
            <table:table-cell table:style-name="Table17.A1" office:value-type="string">
              <text:p text:style-name="P14">nome</text:p>
            </table:table-cell>
            <table:table-cell table:style-name="Table17.A1" office:value-type="string">
              <text:p text:style-name="P14">indirizzo</text:p>
            </table:table-cell>
          </table:table-row>
        </table:table-header-rows>
        <table:table-row>
          <table:table-cell table:style-name="Table17.A1" office:value-type="string">
            <text:p text:style-name="P13">FixIt</text:p>
          </table:table-cell>
          <table:table-cell table:style-name="Table17.A1" office:value-type="string">
            <text:p text:style-name="P13">via delle Spighe 4</text:p>
          </table:table-cell>
        </table:table-row>
        <table:table-row>
          <table:table-cell table:style-name="Table17.A1" office:value-type="string">
            <text:p text:style-name="P13">CarFix</text:p>
          </table:table-cell>
          <table:table-cell table:style-name="Table17.A1" office:value-type="string">
            <text:p text:style-name="P13">via delle Betulle 32</text:p>
          </table:table-cell>
        </table:table-row>
        <table:table-row>
          <table:table-cell table:style-name="Table17.A1" office:value-type="string">
            <text:p text:style-name="P13">MotorGo</text:p>
          </table:table-cell>
          <table:table-cell table:style-name="Table17.A1" office:value-type="string">
            <text:p text:style-name="P13">piazza Turing 1</text:p>
          </table:table-cell>
        </table:table-row>
      </table:table>
      <text:p text:style-name="P90">Per ottenere gli indirizzi delle officine dove è stato riparato il veicolo con targa ‘HK 243 BW’, possiamo utilizzare l'interrogazione SQL seguente:</text:p>
      <text:p text:style-name="P8">sql</text:p>
      <text:p text:style-name="P8">Copia codice</text:p>
      <text:p text:style-name="P9"><text:span text:style-name="Source_20_Text">select Officina.indirizzo</text:span></text:p>
      <text:p text:style-name="P11"><text:span text:style-name="Source_20_Text">from Officina, Riparazione</text:span></text:p>
      <text:p text:style-name="P11"><text:span text:style-name="Source_20_Text">where Officina.nome = Riparazione.officina</text:span></text:p>
      <text:p text:style-name="P12"><text:span text:style-name="Source_20_Text">and Riparazione.veicolo = 'HK 243 BW';</text:span></text:p>
      <text:p text:style-name="P90"><text:span text:style-name="Strong_20_Emphasis">Risultato:</text:span></text:p>
      <table:table table:name="Table18" table:style-name="Table18">
        <table:table-column table:style-name="Table18.A"/>
        <table:table-header-rows>
          <table:table-row>
            <table:table-cell table:style-name="Table18.A1" office:value-type="string">
              <text:p text:style-name="P14">indirizzo</text:p>
            </table:table-cell>
          </table:table-row>
        </table:table-header-rows>
        <table:table-row>
          <table:table-cell table:style-name="Table18.A1" office:value-type="string">
            <text:p text:style-name="P13">via delle Spighe 4</text:p>
          </table:table-cell>
        </table:table-row>
        <table:table-row>
          <table:table-cell table:style-name="Table18.A1" office:value-type="string">
            <text:p text:style-name="P13">piazza Turing 1</text:p>
          </table:table-cell>
        </table:table-row>
      </table:table>
      <text:h text:style-name="P1" text:outline-level="3">Alias di tabelle</text:h>
      <text:p text:style-name="P90">Per migliorare la leggibilità dell'interrogazione, possiamo utilizzare degli alias per le tabelle, come segue:</text:p>
      <text:p text:style-name="P8">sql</text:p>
      <text:p text:style-name="P8">Copia codice</text:p>
      <text:p text:style-name="P9"><text:span text:style-name="Source_20_Text">select o.indirizzo</text:span></text:p>
      <text:p text:style-name="P11"><text:span text:style-name="Source_20_Text">from Officina as o, Riparazione as r</text:span></text:p>
      <text:p text:style-name="P11"><text:span text:style-name="Source_20_Text">where o.nome = r.officina</text:span></text:p>
      <text:p text:style-name="P12"><text:span text:style-name="Source_20_Text">and r.veicolo = 'HK 243 BW';</text:span></text:p>
      <text:h text:style-name="P1" text:outline-level="3"><text:soft-page-break/>Occorrenze multiple di una tabella</text:h>
      <text:p text:style-name="P90">Se vogliamo restituire le targhe dei veicoli che sono stati riparati in almeno due officine diverse, utilizziamo la seguente interrogazione SQL:</text:p>
      <text:p text:style-name="P8">sql</text:p>
      <text:p text:style-name="P8">Copia codice</text:p>
      <text:p text:style-name="P9"><text:span text:style-name="Source_20_Text">select distinct r1.veicolo as targa</text:span></text:p>
      <text:p text:style-name="P11"><text:span text:style-name="Source_20_Text">from Riparazione as r1, Riparazione as r2</text:span></text:p>
      <text:p text:style-name="P11"><text:span text:style-name="Source_20_Text">where r1.veicolo = r2.veicolo</text:span></text:p>
      <text:p text:style-name="P12"><text:span text:style-name="Source_20_Text">and r1.officina &lt;&gt; r2.officina;</text:span></text:p>
      <text:p text:style-name="P90"><text:span text:style-name="Strong_20_Emphasis">Risultato:</text:span></text:p>
      <table:table table:name="Table19" table:style-name="Table19">
        <table:table-column table:style-name="Table19.A"/>
        <table:table-header-rows>
          <table:table-row>
            <table:table-cell table:style-name="Table19.A1" office:value-type="string">
              <text:p text:style-name="P14">targa</text:p>
            </table:table-cell>
          </table:table-row>
        </table:table-header-rows>
        <table:table-row>
          <table:table-cell table:style-name="Table19.A1" office:value-type="string">
            <text:p text:style-name="P13">HK 243 BW</text:p>
          </table:table-cell>
        </table:table-row>
      </table:table>
      <text:h text:style-name="P1" text:outline-level="3">SQL e Algebra Relazionale</text:h>
      <text:p text:style-name="P90">Un'interrogazione SQL come questa:</text:p>
      <text:p text:style-name="P8">sql</text:p>
      <text:p text:style-name="P8">Copia codice</text:p>
      <text:p text:style-name="P9"><text:span text:style-name="Source_20_Text">select attr1, attr2, ..., attrN</text:span></text:p>
      <text:p text:style-name="P11"><text:span text:style-name="Source_20_Text">from Tabella1, ..., TabellaM</text:span></text:p>
      <text:p text:style-name="P12"><text:span text:style-name="Source_20_Text">where condizione;</text:span></text:p>
      <text:p text:style-name="P90">è (quasi) equivalente alla seguente espressione in algebra relazionale:</text:p>
      <text:p text:style-name="P8">scss</text:p>
      <text:p text:style-name="P8">Copia codice</text:p>
      <text:p text:style-name="P10"><text:span text:style-name="Source_20_Text">πattr1,...,attrN (σcondizione (Tabella1 × ... × TabellaM))</text:span></text:p>
      <text:p text:style-name="P90">Questo rappresenta il <text:span text:style-name="Strong_20_Emphasis">prodotto cartesiano</text:span> delle tabelle, che può essere costoso in termini di performance, specialmente per tabelle di grandi dimensioni. Tuttavia, i DBMS moderni ottimizzano le interrogazioni utilizzando join e pre-elaborando il piano di esecuzione per rendere l'interrogazione più efficiente.</text:p>
      <text:h text:style-name="P1" text:outline-level="3">Clausola <text:span text:style-name="Source_20_Text">ORDER BY</text:span></text:h>
      <text:p text:style-name="P90">In SQL, possiamo anche ordinare i risultati della nostra interrogazione. Ad esempio, se volessimo ordinare le officine in ordine alfabetico per nome, possiamo aggiungere la clausola <text:span text:style-name="Source_20_Text">ORDER BY</text:span>:</text:p>
      <text:p text:style-name="P8">sql</text:p>
      <text:p text:style-name="P8">Copia codice</text:p>
      <text:p text:style-name="P9"><text:span text:style-name="Source_20_Text">select *</text:span></text:p>
      <text:p text:style-name="P11"><text:span text:style-name="Source_20_Text">from Officina</text:span></text:p>
      <text:p text:style-name="P11"><text:span text:style-name="Source_20_Text">where ...</text:span></text:p>
      <text:p text:style-name="P12"><text:span text:style-name="Source_20_Text">order by nome asc;</text:span></text:p>
      <text:list text:style-name="L40">
        <text:list-item>
          <text:p text:style-name="P19"><text:span text:style-name="Source_20_Text">asc</text:span>: Ordinamento crescente (default).</text:p>
        </text:list-item>
        <text:list-item>
          <text:p text:style-name="P20"><text:span text:style-name="Source_20_Text">desc</text:span>: Ordinamento decrescente.</text:p>
        </text:list-item>
      </text:list>
      <text:p text:style-name="P90">Ad esempio, per ordinare le officine per indirizzo in ordine decrescente:</text:p>
      <text:p text:style-name="P8">sql</text:p>
      <text:p text:style-name="P8">Copia codice</text:p>
      <text:p text:style-name="P9"><text:span text:style-name="Source_20_Text">select *</text:span></text:p>
      <text:p text:style-name="P11"><text:span text:style-name="Source_20_Text">from Officina</text:span></text:p>
      <text:p text:style-name="P12"><text:soft-page-break/><text:span text:style-name="Source_20_Text">order by indirizzo desc;</text:span></text:p>
      <text:h text:style-name="P1" text:outline-level="3">In sintesi:</text:h>
      <text:list text:style-name="L41">
        <text:list-item>
          <text:p text:style-name="P21"><text:span text:style-name="Strong_20_Emphasis">Interrogazioni su più tabelle</text:span>: Si usano join impliciti o espliciti per combinare dati da più tabelle.</text:p>
        </text:list-item>
        <text:list-item>
          <text:p text:style-name="P21"><text:span text:style-name="Strong_20_Emphasis">Alias</text:span>: Utilizzare alias per le tabelle migliora la leggibilità.</text:p>
        </text:list-item>
        <text:list-item>
          <text:p text:style-name="P21"><text:span text:style-name="Strong_20_Emphasis">Prodotto cartesiano</text:span>: L'uso di <text:span text:style-name="Source_20_Text">×</text:span> in algebra relazionale è equivalente a un join, ma è ottimizzato nei DBMS.</text:p>
        </text:list-item>
        <text:list-item>
          <text:p text:style-name="P22"><text:span text:style-name="Source_20_Text">ORDER BY</text:span>: Ordina i risultati in base a uno o più attributi.</text:p>
        </text:list-item>
      </text:list>
      <text:p text:style-name="P90">Questo approccio consente di ottenere dati da tabelle multiple con l'ottimizzazione delle performance tramite l'uso di join e altre tecniche SQL avanzate.</text:p>
      <text:p text:style-name="P90"><text:span text:style-name="Strong_20_Emphasis"/></text:p>
      <text:p text:style-name="P90"><text:span text:style-name="Strong_20_Emphasis"/></text:p>
      <text:h text:style-name="P1" text:outline-level="3"><text:span text:style-name="Strong_20_Emphasis">Funzioni Aggregate nella Target List</text:span></text:h>
      <text:p text:style-name="P90">Le <text:span text:style-name="Strong_20_Emphasis">funzioni aggregate</text:span> sono utilizzate per calcolare un singolo valore a partire da più righe (ennuples) di una tabella. Quando si utilizza una funzione di aggregazione, il risultato è una tabella con una sola ennupla (riga).</text:p>
      <text:h text:style-name="P1" text:outline-level="3">Esempio 1: Restituire il numero di riparazioni del veicolo con targa ‘HK 243 BW’</text:h>
      <text:p text:style-name="P90">Supponiamo di avere la tabella <text:span text:style-name="Strong_20_Emphasis">Riparazione</text:span>:</text:p>
      <table:table table:name="Table20" table:style-name="Table20">
        <table:table-column table:style-name="Table20.A"/>
        <table:table-column table:style-name="Table20.B"/>
        <table:table-column table:style-name="Table20.C"/>
        <table:table-header-rows>
          <table:table-row>
            <table:table-cell table:style-name="Table20.A1" office:value-type="string">
              <text:p text:style-name="P14">codice</text:p>
            </table:table-cell>
            <table:table-cell table:style-name="Table20.A1" office:value-type="string">
              <text:p text:style-name="P14">veicolo</text:p>
            </table:table-cell>
            <table:table-cell table:style-name="Table20.A1" office:value-type="string">
              <text:p text:style-name="P14">officina</text:p>
            </table:table-cell>
          </table:table-row>
        </table:table-header-rows>
        <table:table-row>
          <table:table-cell table:style-name="Table20.A1" office:value-type="string">
            <text:p text:style-name="P13">1</text:p>
          </table:table-cell>
          <table:table-cell table:style-name="Table20.A1" office:value-type="string">
            <text:p text:style-name="P13">HK 243 BW</text:p>
          </table:table-cell>
          <table:table-cell table:style-name="Table20.A1" office:value-type="string">
            <text:p text:style-name="P13">FixIt</text:p>
          </table:table-cell>
        </table:table-row>
        <table:table-row>
          <table:table-cell table:style-name="Table20.A1" office:value-type="string">
            <text:p text:style-name="P13">2</text:p>
          </table:table-cell>
          <table:table-cell table:style-name="Table20.A1" office:value-type="string">
            <text:p text:style-name="P13">HK 243 BW</text:p>
          </table:table-cell>
          <table:table-cell table:style-name="Table20.A1" office:value-type="string">
            <text:p text:style-name="P13">FixIt</text:p>
          </table:table-cell>
        </table:table-row>
      </table:table>
      <text:p text:style-name="P90">Se vogliamo sapere quante riparazioni sono state fatte per il veicolo con targa <text:span text:style-name="Source_20_Text">HK 243 BW</text:span>, possiamo utilizzare la funzione <text:span text:style-name="Source_20_Text">COUNT(*)</text:span>, che conta il numero di ennuple che soddisfano una determinata condizione.</text:p>
      <text:p text:style-name="P8">sql</text:p>
      <text:p text:style-name="P8">Copia codice</text:p>
      <text:p text:style-name="P9"><text:span text:style-name="Source_20_Text">select count(*)</text:span></text:p>
      <text:p text:style-name="P11"><text:span text:style-name="Source_20_Text">from Riparazione</text:span></text:p>
      <text:p text:style-name="P12"><text:span text:style-name="Source_20_Text">where veicolo = 'HK 243 BW';</text:span></text:p>
      <text:p text:style-name="P90"><text:span text:style-name="Strong_20_Emphasis">Risultato:</text:span></text:p>
      <table:table table:name="Table21" table:style-name="Table21">
        <table:table-column table:style-name="Table21.A"/>
        <table:table-header-rows>
          <table:table-row>
            <table:table-cell table:style-name="Table21.A1" office:value-type="string">
              <text:p text:style-name="P14">count(*)</text:p>
            </table:table-cell>
          </table:table-row>
        </table:table-header-rows>
        <table:table-row>
          <table:table-cell table:style-name="Table21.A1" office:value-type="string">
            <text:p text:style-name="P13">2</text:p>
          </table:table-cell>
        </table:table-row>
      </table:table>
      <text:p text:style-name="P90">In questo caso, il risultato è 2 perché ci sono due riparazioni per il veicolo <text:span text:style-name="Source_20_Text">HK 243 BW</text:span>.</text:p>
      <text:h text:style-name="P1" text:outline-level="3"><text:soft-page-break/>Esempio 2: Restituire l'elenco di officine che hanno riparato il veicolo <text:span text:style-name="Source_20_Text">HK 243 BW</text:span></text:h>
      <text:p text:style-name="P90">Supponiamo di voler sapere quali officine hanno riparato il veicolo <text:span text:style-name="Source_20_Text">HK 243 BW</text:span>. La query potrebbe essere:</text:p>
      <text:p text:style-name="P8">sql</text:p>
      <text:p text:style-name="P8">Copia codice</text:p>
      <text:p text:style-name="P9"><text:span text:style-name="Source_20_Text">select officina</text:span></text:p>
      <text:p text:style-name="P11"><text:span text:style-name="Source_20_Text">from Riparazione</text:span></text:p>
      <text:p text:style-name="P12"><text:span text:style-name="Source_20_Text">where veicolo = 'HK 243 BW';</text:span></text:p>
      <text:p text:style-name="P90"><text:span text:style-name="Strong_20_Emphasis">Risultato:</text:span></text:p>
      <table:table table:name="Table22" table:style-name="Table22">
        <table:table-column table:style-name="Table22.A"/>
        <table:table-header-rows>
          <table:table-row>
            <table:table-cell table:style-name="Table22.A1" office:value-type="string">
              <text:p text:style-name="P14">officina</text:p>
            </table:table-cell>
          </table:table-row>
        </table:table-header-rows>
        <table:table-row>
          <table:table-cell table:style-name="Table22.A1" office:value-type="string">
            <text:p text:style-name="P13">FixIt</text:p>
          </table:table-cell>
        </table:table-row>
        <table:table-row>
          <table:table-cell table:style-name="Table22.A1" office:value-type="string">
            <text:p text:style-name="P13">FixIt</text:p>
          </table:table-cell>
        </table:table-row>
      </table:table>
      <text:h text:style-name="P1" text:outline-level="3">Esempio 3: Restituire il numero di officine che hanno riparato il veicolo <text:span text:style-name="Source_20_Text">HK 243 BW</text:span></text:h>
      <text:p text:style-name="P90">Se vogliamo sapere quante officine distinte hanno riparato il veicolo <text:span text:style-name="Source_20_Text">HK 243 BW</text:span>, possiamo utilizzare <text:span text:style-name="Source_20_Text">COUNT(DISTINCT officina)</text:span> per contare solo i valori distinti dell'attributo <text:span text:style-name="Source_20_Text">officina</text:span>.</text:p>
      <text:p text:style-name="P8">sql</text:p>
      <text:p text:style-name="P8">Copia codice</text:p>
      <text:p text:style-name="P9"><text:span text:style-name="Source_20_Text">select count(distinct officina)</text:span></text:p>
      <text:p text:style-name="P11"><text:span text:style-name="Source_20_Text">from Riparazione</text:span></text:p>
      <text:p text:style-name="P12"><text:span text:style-name="Source_20_Text">where veicolo = 'HK 243 BW';</text:span></text:p>
      <text:p text:style-name="P90"><text:span text:style-name="Strong_20_Emphasis">Risultato:</text:span></text:p>
      <table:table table:name="Table23" table:style-name="Table23">
        <table:table-column table:style-name="Table23.A"/>
        <table:table-header-rows>
          <table:table-row>
            <table:table-cell table:style-name="Table23.A1" office:value-type="string">
              <text:p text:style-name="P14">count(distinct officina)</text:p>
            </table:table-cell>
          </table:table-row>
        </table:table-header-rows>
        <table:table-row>
          <table:table-cell table:style-name="Table23.A1" office:value-type="string">
            <text:p text:style-name="P13">1</text:p>
          </table:table-cell>
        </table:table-row>
      </table:table>
      <text:p text:style-name="P90">In questo caso, il risultato è 1 perché solo una officina (FixIt) ha riparato il veicolo <text:span text:style-name="Source_20_Text">HK 243 BW</text:span>.</text:p>
      <text:h text:style-name="P1" text:outline-level="3">Tipi di Funzioni Aggregate</text:h>
      <text:p text:style-name="P90">Le funzioni aggregate comuni in SQL sono:</text:p>
      <text:list text:style-name="L42">
        <text:list-item>
          <text:p text:style-name="P23"><text:span text:style-name="Source_20_Text">COUNT(*)</text:span>: Conta il numero totale di ennuple (indipendentemente dai valori degli attributi).</text:p>
        </text:list-item>
        <text:list-item>
          <text:p text:style-name="P23"><text:span text:style-name="Source_20_Text">COUNT(attributo)</text:span>: Conta il numero di valori non NULL per un attributo (inclusi i duplicati).</text:p>
        </text:list-item>
        <text:list-item>
          <text:p text:style-name="P24"><text:span text:style-name="Source_20_Text">COUNT(DISTINCT attributo)</text:span>: Conta il numero di valori distinti non NULL per un attributo.</text:p>
        </text:list-item>
      </text:list>
      <text:h text:style-name="P1" text:outline-level="3">Esempio 4: Funzione <text:span text:style-name="Source_20_Text">COUNT</text:span> con attributo</text:h>
      <text:p text:style-name="P90">Supponiamo di avere una tabella <text:span text:style-name="Strong_20_Emphasis">Persona</text:span>:</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14">cognome</text:p>
            </table:table-cell>
            <table:table-cell table:style-name="Table24.A1" office:value-type="string">
              <text:p text:style-name="P14">nome</text:p>
            </table:table-cell>
            <table:table-cell table:style-name="Table24.A1" office:value-type="string">
              <text:p text:style-name="P14">eta</text:p>
            </table:table-cell>
            <table:table-cell table:style-name="Table24.A1" office:value-type="string">
              <text:p text:style-name="P14">stipendio</text:p>
            </table:table-cell>
          </table:table-row>
        </table:table-header-rows>
        <table:table-row>
          <table:table-cell table:style-name="Table24.A1" office:value-type="string">
            <text:p text:style-name="P13">Rossi</text:p>
          </table:table-cell>
          <table:table-cell table:style-name="Table24.A1" office:value-type="string">
            <text:p text:style-name="P13">Mario</text:p>
          </table:table-cell>
          <table:table-cell table:style-name="Table24.A1" office:value-type="string">
            <text:p text:style-name="P13">47</text:p>
          </table:table-cell>
          <table:table-cell table:style-name="Table24.A1" office:value-type="string">
            <text:p text:style-name="P13">36</text:p>
          </table:table-cell>
        </table:table-row>
        <text:soft-page-break/>
        <table:table-row>
          <table:table-cell table:style-name="Table24.A1" office:value-type="string">
            <text:p text:style-name="P13">Verdi</text:p>
          </table:table-cell>
          <table:table-cell table:style-name="Table24.A1" office:value-type="string">
            <text:p text:style-name="P13">Giulia</text:p>
          </table:table-cell>
          <table:table-cell table:style-name="Table24.A1" office:value-type="string">
            <text:p text:style-name="P13">35</text:p>
          </table:table-cell>
          <table:table-cell table:style-name="Table24.A1" office:value-type="string">
            <text:p text:style-name="P13">NULL</text:p>
          </table:table-cell>
        </table:table-row>
        <table:table-row>
          <table:table-cell table:style-name="Table24.A1" office:value-type="string">
            <text:p text:style-name="P13">Bianchi</text:p>
          </table:table-cell>
          <table:table-cell table:style-name="Table24.A1" office:value-type="string">
            <text:p text:style-name="P13">Anna</text:p>
          </table:table-cell>
          <table:table-cell table:style-name="Table24.A1" office:value-type="string">
            <text:p text:style-name="P13">55</text:p>
          </table:table-cell>
          <table:table-cell table:style-name="Table24.A1" office:value-type="string">
            <text:p text:style-name="P13">56</text:p>
          </table:table-cell>
        </table:table-row>
        <table:table-row>
          <table:table-cell table:style-name="Table24.A1" office:value-type="string">
            <text:p text:style-name="P13">Rossi</text:p>
          </table:table-cell>
          <table:table-cell table:style-name="Table24.A1" office:value-type="string">
            <text:p text:style-name="P13">Mario</text:p>
          </table:table-cell>
          <table:table-cell table:style-name="Table24.A1" office:value-type="string">
            <text:p text:style-name="P13">44</text:p>
          </table:table-cell>
          <table:table-cell table:style-name="Table24.A1" office:value-type="string">
            <text:p text:style-name="P13">42</text:p>
          </table:table-cell>
        </table:table-row>
        <table:table-row>
          <table:table-cell table:style-name="Table24.A1" office:value-type="string">
            <text:p text:style-name="P13">Verdi</text:p>
          </table:table-cell>
          <table:table-cell table:style-name="Table24.A1" office:value-type="string">
            <text:p text:style-name="P13">Giulia</text:p>
          </table:table-cell>
          <table:table-cell table:style-name="Table24.A1" office:value-type="string">
            <text:p text:style-name="P13">35</text:p>
          </table:table-cell>
          <table:table-cell table:style-name="Table24.A1" office:value-type="string">
            <text:p text:style-name="P13">56</text:p>
          </table:table-cell>
        </table:table-row>
      </table:table>
      <text:p text:style-name="P90">Se vogliamo contare il numero di persone con un valore non NULL per l'attributo <text:span text:style-name="Source_20_Text">stipendio</text:span>, possiamo usare <text:span text:style-name="Source_20_Text">COUNT(stipendio)</text:span>:</text:p>
      <text:p text:style-name="P8">sql</text:p>
      <text:p text:style-name="P8">Copia codice</text:p>
      <text:p text:style-name="P9"><text:span text:style-name="Source_20_Text">select count(stipendio)</text:span></text:p>
      <text:p text:style-name="P12"><text:span text:style-name="Source_20_Text">from Persona;</text:span></text:p>
      <text:p text:style-name="P90"><text:span text:style-name="Strong_20_Emphasis">Risultato:</text:span></text:p>
      <table:table table:name="Table25" table:style-name="Table25">
        <table:table-column table:style-name="Table25.A"/>
        <table:table-header-rows>
          <table:table-row>
            <table:table-cell table:style-name="Table25.A1" office:value-type="string">
              <text:p text:style-name="P14">count(stipendio)</text:p>
            </table:table-cell>
          </table:table-row>
        </table:table-header-rows>
        <table:table-row>
          <table:table-cell table:style-name="Table25.A1" office:value-type="string">
            <text:p text:style-name="P13">4</text:p>
          </table:table-cell>
        </table:table-row>
      </table:table>
      <text:p text:style-name="P90">Questo restituisce 4, poiché ci sono 4 persone con un valore non NULL nel campo <text:span text:style-name="Source_20_Text">stipendio</text:span>.</text:p>
      <text:h text:style-name="P1" text:outline-level="3">Esempio 5: Funzione <text:span text:style-name="Source_20_Text">COUNT</text:span> con valori distinti</text:h>
      <text:p text:style-name="P90">Se vogliamo contare quanti stipendii distinti ci sono nella tabella <text:span text:style-name="Strong_20_Emphasis">Persona</text:span>:</text:p>
      <text:p text:style-name="P8">sql</text:p>
      <text:p text:style-name="P8">Copia codice</text:p>
      <text:p text:style-name="P9"><text:span text:style-name="Source_20_Text">select count(distinct stipendio)</text:span></text:p>
      <text:p text:style-name="P12"><text:span text:style-name="Source_20_Text">from Persona;</text:span></text:p>
      <text:p text:style-name="P90"><text:span text:style-name="Strong_20_Emphasis">Risultato:</text:span></text:p>
      <table:table table:name="Table26" table:style-name="Table26">
        <table:table-column table:style-name="Table26.A"/>
        <table:table-header-rows>
          <table:table-row>
            <table:table-cell table:style-name="Table26.A1" office:value-type="string">
              <text:p text:style-name="P14">count(distinct stipendio)</text:p>
            </table:table-cell>
          </table:table-row>
        </table:table-header-rows>
        <table:table-row>
          <table:table-cell table:style-name="Table26.A1" office:value-type="string">
            <text:p text:style-name="P13">3</text:p>
          </table:table-cell>
        </table:table-row>
      </table:table>
      <text:p text:style-name="P90">Ci sono 3 stipendii distinti, nonostante alcuni valori siano ripetuti.</text:p>
      <text:h text:style-name="P1" text:outline-level="3">Altre Funzioni Aggregate</text:h>
      <text:list text:style-name="L43">
        <text:list-item>
          <text:p text:style-name="P25"><text:span text:style-name="Source_20_Text">SUM(attributo)</text:span>: Somma i valori di un attributo numerico o di tipo tempo.</text:p>
        </text:list-item>
        <text:list-item>
          <text:p text:style-name="P25"><text:span text:style-name="Source_20_Text">AVG(attributo)</text:span>: Calcola la media dei valori di un attributo numerico o di tipo tempo.</text:p>
        </text:list-item>
        <text:list-item>
          <text:p text:style-name="P25"><text:span text:style-name="Source_20_Text">MIN(attributo)</text:span>: Restituisce il valore minimo di un attributo (utile per domini ordinati).</text:p>
        </text:list-item>
        <text:list-item>
          <text:p text:style-name="P26"><text:span text:style-name="Source_20_Text">MAX(attributo)</text:span>: Restituisce il valore massimo di un attributo (utile per domini ordinati).</text:p>
        </text:list-item>
      </text:list>
      <text:h text:style-name="P1" text:outline-level="3">Esempio 6: Funzioni aggregate su diversi attributi</text:h>
      <text:p text:style-name="P90">Per esempio, possiamo usare più funzioni aggregate sulla stessa tabella:</text:p>
      <text:p text:style-name="P8">sql</text:p>
      <text:p text:style-name="P8">Copia codice</text:p>
      <text:p text:style-name="P9"><text:span text:style-name="Source_20_Text">select count(eta), sum(eta), avg(eta), min(eta), max(eta),</text:span></text:p>
      <text:p text:style-name="P11"><text:span text:style-name="Source_20_Text"><text:s text:c="7"/>count(stipendio), sum(stipendio), avg(stipendio), min(stipendio), max(stipendio)</text:span></text:p>
      <text:p text:style-name="P12"><text:span text:style-name="Source_20_Text">from Persona;</text:span></text:p>
      <text:p text:style-name="P90"><text:span text:style-name="Strong_20_Emphasis">Risultato:</text:span></text:p>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column table:style-name="Table27.H"/>
        <table:table-column table:style-name="Table27.I"/>
        <table:table-column table:style-name="Table27.J"/>
        <table:table-header-rows>
          <text:soft-page-break/>
          <table:table-row>
            <table:table-cell table:style-name="Table27.A1" office:value-type="string">
              <text:p text:style-name="P14">count(eta)</text:p>
            </table:table-cell>
            <table:table-cell table:style-name="Table27.A1" office:value-type="string">
              <text:p text:style-name="P14">sum(eta)</text:p>
            </table:table-cell>
            <table:table-cell table:style-name="Table27.A1" office:value-type="string">
              <text:p text:style-name="P14">avg(eta)</text:p>
            </table:table-cell>
            <table:table-cell table:style-name="Table27.A1" office:value-type="string">
              <text:p text:style-name="P14">min(eta)</text:p>
            </table:table-cell>
            <table:table-cell table:style-name="Table27.A1" office:value-type="string">
              <text:p text:style-name="P14">max(eta)</text:p>
            </table:table-cell>
            <table:table-cell table:style-name="Table27.A1" office:value-type="string">
              <text:p text:style-name="P14">count(stipendio)</text:p>
            </table:table-cell>
            <table:table-cell table:style-name="Table27.A1" office:value-type="string">
              <text:p text:style-name="P14">sum(stipendio)</text:p>
            </table:table-cell>
            <table:table-cell table:style-name="Table27.A1" office:value-type="string">
              <text:p text:style-name="P14">avg(stipendio)</text:p>
            </table:table-cell>
            <table:table-cell table:style-name="Table27.A1" office:value-type="string">
              <text:p text:style-name="P14">min(stipendio)</text:p>
            </table:table-cell>
            <table:table-cell table:style-name="Table27.A1" office:value-type="string">
              <text:p text:style-name="P14">max(stipendio)</text:p>
            </table:table-cell>
          </table:table-row>
        </table:table-header-rows>
        <table:table-row>
          <table:table-cell table:style-name="Table27.A1" office:value-type="string">
            <text:p text:style-name="P13">5</text:p>
          </table:table-cell>
          <table:table-cell table:style-name="Table27.A1" office:value-type="string">
            <text:p text:style-name="P13">216</text:p>
          </table:table-cell>
          <table:table-cell table:style-name="Table27.A1" office:value-type="string">
            <text:p text:style-name="P13">43.2</text:p>
          </table:table-cell>
          <table:table-cell table:style-name="Table27.A1" office:value-type="string">
            <text:p text:style-name="P13">35</text:p>
          </table:table-cell>
          <table:table-cell table:style-name="Table27.A1" office:value-type="string">
            <text:p text:style-name="P13">55</text:p>
          </table:table-cell>
          <table:table-cell table:style-name="Table27.A1" office:value-type="string">
            <text:p text:style-name="P13">4</text:p>
          </table:table-cell>
          <table:table-cell table:style-name="Table27.A1" office:value-type="string">
            <text:p text:style-name="P13">190</text:p>
          </table:table-cell>
          <table:table-cell table:style-name="Table27.A1" office:value-type="string">
            <text:p text:style-name="P13">47.5</text:p>
          </table:table-cell>
          <table:table-cell table:style-name="Table27.A1" office:value-type="string">
            <text:p text:style-name="P13">36</text:p>
          </table:table-cell>
          <table:table-cell table:style-name="Table27.A1" office:value-type="string">
            <text:p text:style-name="P13">56</text:p>
          </table:table-cell>
        </table:table-row>
      </table:table>
      <text:h text:style-name="P1" text:outline-level="3">Funzioni Aggregate e Omogeneità nella Target List</text:h>
      <text:p text:style-name="P90">In SQL, quando si utilizzano <text:span text:style-name="Strong_20_Emphasis">funzioni aggregate</text:span>, l'elenco della target list deve essere <text:span text:style-name="Strong_20_Emphasis">omogeneo</text:span>. Questo significa che se una query contiene funzioni aggregate, non può contenere anche altri attributi non aggregati, a meno che non vengano raggruppati correttamente.</text:p>
      <text:p text:style-name="P90">Ad esempio, la seguente query:</text:p>
      <text:p text:style-name="P8">sql</text:p>
      <text:p text:style-name="P8">Copia codice</text:p>
      <text:p text:style-name="P9"><text:span text:style-name="Source_20_Text">select nome, avg(stipendio)</text:span></text:p>
      <text:p text:style-name="P12"><text:span text:style-name="Source_20_Text">from Persona;</text:span></text:p>
      <text:p text:style-name="P90">Genera un errore, perché la colonna <text:span text:style-name="Source_20_Text">nome</text:span> non è aggregata e non viene utilizzata in una funzione di aggregazione. L'errore si verifica perché <text:span text:style-name="Strong_20_Emphasis">la target list non è omogenea</text:span>.</text:p>
      <text:p text:style-name="P90">Per correggere l'errore, si può usare una clausola <text:span text:style-name="Source_20_Text">GROUP BY</text:span>:</text:p>
      <text:p text:style-name="P8">sql</text:p>
      <text:p text:style-name="P8">Copia codice</text:p>
      <text:p text:style-name="P9"><text:span text:style-name="Source_20_Text">select nome, avg(stipendio)</text:span></text:p>
      <text:p text:style-name="P11"><text:span text:style-name="Source_20_Text">from Persona</text:span></text:p>
      <text:p text:style-name="P12"><text:span text:style-name="Source_20_Text">group by nome;</text:span></text:p>
      <text:p text:style-name="P90">In questo caso, il <text:span text:style-name="Source_20_Text">GROUP BY</text:span> permette di aggregare i dati per ciascun <text:span text:style-name="Source_20_Text">nome</text:span>.</text:p>
      <text:p text:style-name="P3"/>
      <text:h text:style-name="P1" text:outline-level="3">In sintesi:</text:h>
      <text:list text:style-name="L44">
        <text:list-item>
          <text:p text:style-name="P27">Le <text:span text:style-name="Strong_20_Emphasis">funzioni aggregate</text:span> come <text:span text:style-name="Source_20_Text">COUNT</text:span>, <text:span text:style-name="Source_20_Text">SUM</text:span>, <text:span text:style-name="Source_20_Text">AVG</text:span>, <text:span text:style-name="Source_20_Text">MIN</text:span>, e <text:span text:style-name="Source_20_Text">MAX</text:span> sono utilizzate per calcolare un valore aggregato su un insieme di dati.</text:p>
        </text:list-item>
        <text:list-item>
          <text:p text:style-name="P27">Le funzioni aggregate possono essere utilizzate da sole o con la clausola <text:span text:style-name="Source_20_Text">DISTINCT</text:span> per rimuovere i duplicati.</text:p>
        </text:list-item>
        <text:list-item>
          <text:p text:style-name="P28">La <text:span text:style-name="Strong_20_Emphasis">target list</text:span> in una query con funzioni aggregate deve essere <text:span text:style-name="Strong_20_Emphasis">omogenea</text:span>, quindi non possono essere combinati attributi non aggregati senza una clausola <text:span text:style-name="Source_20_Text">GROUP BY</text:span>.</text:p>
        </text:list-item>
      </text:list>
      <text:p text:style-name="P90"><text:span text:style-name="Strong_20_Emphasis"/></text:p>
      <text:p text:style-name="P90"><text:span text:style-name="Strong_20_Emphasis"/></text:p>
      <text:p text:style-name="P90"><text:span text:style-name="Strong_20_Emphasis"/></text:p>
      <text:h text:style-name="P1" text:outline-level="3"><text:span text:style-name="Strong_20_Emphasis">Funzioni Aggregate e Raggruppamenti: </text:span><text:span text:style-name="Source_20_Text">GROUP BY</text:span></text:h>
      <text:p text:style-name="P90">Le <text:span text:style-name="Strong_20_Emphasis">funzioni aggregate</text:span> come <text:span text:style-name="Source_20_Text">COUNT</text:span>, <text:span text:style-name="Source_20_Text">SUM</text:span>, <text:span text:style-name="Source_20_Text">AVG</text:span>, ecc., possono essere applicate a partizioni delle ennuple in una tabella, creando gruppi di righe con valori simili su uno o più attributi. Questo è ottenuto tramite la clausola <text:span text:style-name="Source_20_Text">GROUP BY</text:span>, che raggruppa le ennuple in base ai valori di uno o più attributi specificati.</text:p>
      <text:h text:style-name="P1" text:outline-level="3"><text:soft-page-break/>Esempio di Base: Restituire i nomi delle persone con figli e stipendio ≥ 45, insieme ai nomi dei loro figli</text:h>
      <text:p text:style-name="P90">Supponiamo di avere due tabelle:</text:p>
      <text:list text:style-name="L45">
        <text:list-item>
          <text:p text:style-name="P29"><text:span text:style-name="Strong_20_Emphasis">Persona</text:span> (id, nome, stipendio)</text:p>
        </text:list-item>
        <text:list-item>
          <text:p text:style-name="P30"><text:span text:style-name="Strong_20_Emphasis">GenFiglio</text:span> (genitore, figlio)</text:p>
        </text:list-item>
      </text:list>
      <text:p text:style-name="P90">E vogliamo restituire i nomi delle persone con stipendio ≥ 45 e i loro figli. La query per ottenere questo risultato è la seguente:</text:p>
      <text:p text:style-name="P8">sql</text:p>
      <text:p text:style-name="P8">Copia codice</text:p>
      <text:p text:style-name="P9"><text:span text:style-name="Source_20_Text">select g.id as gid, g.nome as genitore, f.nome as figlio</text:span></text:p>
      <text:p text:style-name="P11"><text:span text:style-name="Source_20_Text">from Persona g, GenFiglio gf, Persona f</text:span></text:p>
      <text:p text:style-name="P12"><text:span text:style-name="Source_20_Text">where g.id = gf.gen and gf.figlio = f.id and g.stipendio &gt;= 45;</text:span></text:p>
      <text:p text:style-name="P90"><text:span text:style-name="Strong_20_Emphasis">Risultato:</text:span></text:p>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P14">gid</text:p>
            </table:table-cell>
            <table:table-cell table:style-name="Table28.A1" office:value-type="string">
              <text:p text:style-name="P14">genitore</text:p>
            </table:table-cell>
            <table:table-cell table:style-name="Table28.A1" office:value-type="string">
              <text:p text:style-name="P14">figlio</text:p>
            </table:table-cell>
          </table:table-row>
        </table:table-header-rows>
        <table:table-row>
          <table:table-cell table:style-name="Table28.A1" office:value-type="string">
            <text:p text:style-name="P13">1001</text:p>
          </table:table-cell>
          <table:table-cell table:style-name="Table28.A1" office:value-type="string">
            <text:p text:style-name="P13">Luca</text:p>
          </table:table-cell>
          <table:table-cell table:style-name="Table28.A1" office:value-type="string">
            <text:p text:style-name="P13">Anna</text:p>
          </table:table-cell>
        </table:table-row>
        <table:table-row>
          <table:table-cell table:style-name="Table28.A1" office:value-type="string">
            <text:p text:style-name="P13">1001</text:p>
          </table:table-cell>
          <table:table-cell table:style-name="Table28.A1" office:value-type="string">
            <text:p text:style-name="P13">Luca</text:p>
          </table:table-cell>
          <table:table-cell table:style-name="Table28.A1" office:value-type="string">
            <text:p text:style-name="P13">Maria</text:p>
          </table:table-cell>
        </table:table-row>
        <table:table-row>
          <table:table-cell table:style-name="Table28.A1" office:value-type="string">
            <text:p text:style-name="P13">1004</text:p>
          </table:table-cell>
          <table:table-cell table:style-name="Table28.A1" office:value-type="string">
            <text:p text:style-name="P13">Antonio</text:p>
          </table:table-cell>
          <table:table-cell table:style-name="Table28.A1" office:value-type="string">
            <text:p text:style-name="P13">Giulia</text:p>
          </table:table-cell>
        </table:table-row>
        <table:table-row>
          <table:table-cell table:style-name="Table28.A1" office:value-type="string">
            <text:p text:style-name="P13">1002</text:p>
          </table:table-cell>
          <table:table-cell table:style-name="Table28.A1" office:value-type="string">
            <text:p text:style-name="P13">Giulia</text:p>
          </table:table-cell>
          <table:table-cell table:style-name="Table28.A1" office:value-type="string">
            <text:p text:style-name="P13">Antonio</text:p>
          </table:table-cell>
        </table:table-row>
        <table:table-row>
          <table:table-cell table:style-name="Table28.A1" office:value-type="string">
            <text:p text:style-name="P13">1005</text:p>
          </table:table-cell>
          <table:table-cell table:style-name="Table28.A1" office:value-type="string">
            <text:p text:style-name="P13">Giulia</text:p>
          </table:table-cell>
          <table:table-cell table:style-name="Table28.A1" office:value-type="string">
            <text:p text:style-name="P13">Giulia</text:p>
          </table:table-cell>
        </table:table-row>
      </table:table>
      <text:p text:style-name="P3"/>
      <text:h text:style-name="P1" text:outline-level="3">Funzioni Aggregate con <text:span text:style-name="Source_20_Text">GROUP BY</text:span></text:h>
      <text:p text:style-name="P90">In questo caso, se vogliamo restituire il numero di figli per ciascun genitore con stipendio ≥ 45, utilizziamo la funzione <text:span text:style-name="Source_20_Text">COUNT</text:span> insieme alla clausola <text:span text:style-name="Source_20_Text">GROUP BY</text:span>:</text:p>
      <text:p text:style-name="P8">sql</text:p>
      <text:p text:style-name="P8">Copia codice</text:p>
      <text:p text:style-name="P9"><text:span text:style-name="Source_20_Text">select g.id as gid, g.nome as genitore, count(f.nome) as nFigli</text:span></text:p>
      <text:p text:style-name="P11"><text:span text:style-name="Source_20_Text">from Persona g, GenFiglio gf, Persona f</text:span></text:p>
      <text:p text:style-name="P11"><text:span text:style-name="Source_20_Text">where g.id = gf.gen and gf.figlio = f.id and g.stipendio &gt;= 45</text:span></text:p>
      <text:p text:style-name="P12"><text:span text:style-name="Source_20_Text">group by g.id, g.nome;</text:span></text:p>
      <text:p text:style-name="P90"><text:span text:style-name="Strong_20_Emphasis">Risultato:</text:span></text:p>
      <table:table table:name="Table29" table:style-name="Table29">
        <table:table-column table:style-name="Table29.A"/>
        <table:table-column table:style-name="Table29.B"/>
        <table:table-column table:style-name="Table29.C"/>
        <table:table-header-rows>
          <table:table-row>
            <table:table-cell table:style-name="Table29.A1" office:value-type="string">
              <text:p text:style-name="P14">gid</text:p>
            </table:table-cell>
            <table:table-cell table:style-name="Table29.A1" office:value-type="string">
              <text:p text:style-name="P14">genitore</text:p>
            </table:table-cell>
            <table:table-cell table:style-name="Table29.A1" office:value-type="string">
              <text:p text:style-name="P14">nFigli</text:p>
            </table:table-cell>
          </table:table-row>
        </table:table-header-rows>
        <table:table-row>
          <table:table-cell table:style-name="Table29.A1" office:value-type="string">
            <text:p text:style-name="P13">1001</text:p>
          </table:table-cell>
          <table:table-cell table:style-name="Table29.A1" office:value-type="string">
            <text:p text:style-name="P13">Luca</text:p>
          </table:table-cell>
          <table:table-cell table:style-name="Table29.A1" office:value-type="string">
            <text:p text:style-name="P13">2</text:p>
          </table:table-cell>
        </table:table-row>
        <table:table-row>
          <table:table-cell table:style-name="Table29.A1" office:value-type="string">
            <text:p text:style-name="P13">1002</text:p>
          </table:table-cell>
          <table:table-cell table:style-name="Table29.A1" office:value-type="string">
            <text:p text:style-name="P13">Giulia</text:p>
          </table:table-cell>
          <table:table-cell table:style-name="Table29.A1" office:value-type="string">
            <text:p text:style-name="P13">1</text:p>
          </table:table-cell>
        </table:table-row>
        <table:table-row>
          <table:table-cell table:style-name="Table29.A1" office:value-type="string">
            <text:p text:style-name="P13">1004</text:p>
          </table:table-cell>
          <table:table-cell table:style-name="Table29.A1" office:value-type="string">
            <text:p text:style-name="P13">Antonio</text:p>
          </table:table-cell>
          <table:table-cell table:style-name="Table29.A1" office:value-type="string">
            <text:p text:style-name="P13">1</text:p>
          </table:table-cell>
        </table:table-row>
      </table:table>
      <text:p text:style-name="P90">Questa query restituisce il numero di figli per ogni genitore con stipendio maggiore o uguale a 45.</text:p>
      <text:p text:style-name="P3"/>
      <text:h text:style-name="P1" text:outline-level="3">Semantica delle Interrogazioni con <text:span text:style-name="Source_20_Text">GROUP BY</text:span> e Aggregati</text:h>
      <text:p text:style-name="P90">Quando si utilizza una clausola <text:span text:style-name="Source_20_Text">GROUP BY</text:span>, l'esecuzione della query avviene nei seguenti passaggi:</text:p>
      <text:list text:style-name="L46">
        <text:list-item>
          <text:p text:style-name="P31"><text:span text:style-name="Strong_20_Emphasis">Selezione</text:span> delle righe che soddisfano la condizione nella clausola <text:span text:style-name="Source_20_Text">WHERE</text:span>.</text:p>
        </text:list-item>
        <text:list-item>
          <text:p text:style-name="P31"><text:soft-page-break/><text:span text:style-name="Strong_20_Emphasis">Partizionamento</text:span> delle ennuple risultanti in gruppi in base ai valori degli attributi specificati nella clausola <text:span text:style-name="Source_20_Text">GROUP BY</text:span>.</text:p>
        </text:list-item>
        <text:list-item>
          <text:p text:style-name="P31"><text:span text:style-name="Strong_20_Emphasis">Calcolo</text:span> delle funzioni aggregate per ciascun gruppo.</text:p>
        </text:list-item>
        <text:list-item>
          <text:p text:style-name="P32"><text:span text:style-name="Strong_20_Emphasis">Restituzione</text:span> di una singola ennupla per ogni gruppo, con i valori degli attributi raggruppati e i valori delle funzioni aggregate calcolati per quel gruppo.</text:p>
        </text:list-item>
      </text:list>
      <text:p text:style-name="P90">Ad esempio, per la query:</text:p>
      <text:p text:style-name="P8">sql</text:p>
      <text:p text:style-name="P8">Copia codice</text:p>
      <text:p text:style-name="P9"><text:span text:style-name="Source_20_Text">select g.id, g.nome, count(f.nome) as nFigli</text:span></text:p>
      <text:p text:style-name="P11"><text:span text:style-name="Source_20_Text">from Persona g, GenFiglio gf, Persona f</text:span></text:p>
      <text:p text:style-name="P11"><text:span text:style-name="Source_20_Text">where g.id = gf.gen and gf.figlio = f.id and g.stipendio &gt;= 45</text:span></text:p>
      <text:p text:style-name="P12"><text:span text:style-name="Source_20_Text">group by g.id, g.nome;</text:span></text:p>
      <text:p text:style-name="P90">Verranno creati gruppi per ciascun genitore (gruppati per <text:span text:style-name="Source_20_Text">g.id</text:span> e <text:span text:style-name="Source_20_Text">g.nome</text:span>), e per ogni gruppo verrà calcolato il numero di figli utilizzando la funzione <text:span text:style-name="Source_20_Text">COUNT</text:span>.</text:p>
      <text:p text:style-name="P3"/>
      <text:h text:style-name="P1" text:outline-level="3">La Clausola <text:span text:style-name="Source_20_Text">HAVING</text:span> e Filtraggio sui Gruppi</text:h>
      <text:p text:style-name="P90">La clausola <text:span text:style-name="Source_20_Text">HAVING</text:span> viene utilizzata per filtrare i gruppi dopo che sono stati creati dal <text:span text:style-name="Source_20_Text">GROUP BY</text:span>. A differenza della clausola <text:span text:style-name="Source_20_Text">WHERE</text:span>, che filtra le righe prima del raggruppamento, <text:span text:style-name="Source_20_Text">HAVING</text:span> agisce sui gruppi di ennuple già formati e permette di applicare condizioni che coinvolgono le funzioni aggregate.</text:p>
      <text:p text:style-name="P90"><text:span text:style-name="Strong_20_Emphasis">Esempio 1: Restituire i genitori con stipendio ≥ 45 e almeno 2 figli</text:span></text:p>
      <text:p text:style-name="P90">Se vogliamo restituire solo i genitori con stipendio ≥ 45 e almeno 2 figli, possiamo utilizzare la clausola <text:span text:style-name="Source_20_Text">HAVING</text:span> insieme alla funzione <text:span text:style-name="Source_20_Text">COUNT</text:span>:</text:p>
      <text:p text:style-name="P8">sql</text:p>
      <text:p text:style-name="P8">Copia codice</text:p>
      <text:p text:style-name="P9"><text:span text:style-name="Source_20_Text">select g.id as gid, g.nome as genitore, count(f.nome) as nFigli</text:span></text:p>
      <text:p text:style-name="P11"><text:span text:style-name="Source_20_Text">from Persona g, GenFiglio gf, Persona f</text:span></text:p>
      <text:p text:style-name="P11"><text:span text:style-name="Source_20_Text">where g.id = gf.gen and gf.figlio = f.id and g.stipendio &gt;= 45</text:span></text:p>
      <text:p text:style-name="P11"><text:span text:style-name="Source_20_Text">group by g.id, g.nome</text:span></text:p>
      <text:p text:style-name="P12"><text:span text:style-name="Source_20_Text">having count(f.nome) &gt;= 2;</text:span></text:p>
      <text:p text:style-name="P90"><text:span text:style-name="Strong_20_Emphasis">Risultato:</text:span></text:p>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P14">gid</text:p>
            </table:table-cell>
            <table:table-cell table:style-name="Table30.A1" office:value-type="string">
              <text:p text:style-name="P14">genitore</text:p>
            </table:table-cell>
            <table:table-cell table:style-name="Table30.A1" office:value-type="string">
              <text:p text:style-name="P14">nFigli</text:p>
            </table:table-cell>
          </table:table-row>
        </table:table-header-rows>
        <table:table-row>
          <table:table-cell table:style-name="Table30.A1" office:value-type="string">
            <text:p text:style-name="P13">1001</text:p>
          </table:table-cell>
          <table:table-cell table:style-name="Table30.A1" office:value-type="string">
            <text:p text:style-name="P13">Luca</text:p>
          </table:table-cell>
          <table:table-cell table:style-name="Table30.A1" office:value-type="string">
            <text:p text:style-name="P13">2</text:p>
          </table:table-cell>
        </table:table-row>
      </table:table>
      <text:p text:style-name="P90">Questa query restituisce solo i genitori che hanno almeno 2 figli, con stipendio ≥ 45.</text:p>
      <text:p text:style-name="P90"><text:span text:style-name="Strong_20_Emphasis">Nota Importante:</text:span></text:p>
      <text:list text:style-name="L47">
        <text:list-item>
          <text:p text:style-name="P33"><text:span text:style-name="Strong_20_Emphasis">Non è possibile utilizzare gli alias</text:span> della target list (come <text:span text:style-name="Source_20_Text">nFigli</text:span> nella query sopra) nella clausola <text:span text:style-name="Source_20_Text">HAVING</text:span>. È necessario usare direttamente le funzioni aggregate, come <text:span text:style-name="Source_20_Text">count(f.nome)</text:span>.</text:p>
        </text:list-item>
        <text:list-item>
          <text:p text:style-name="P33">Per <text:span text:style-name="Strong_20_Emphasis">maggior robustezza</text:span>, è preferibile usare <text:span text:style-name="Source_20_Text">count(f.id)</text:span> invece di <text:span text:style-name="Source_20_Text">count(f.nome)</text:span>, poiché l'attributo <text:span text:style-name="Source_20_Text">id</text:span> è la chiave primaria di <text:span text:style-name="Source_20_Text">Persona</text:span> e quindi non può mai essere NULL, mentre <text:span text:style-name="Source_20_Text">nome</text:span> potrebbe esserlo.</text:p>
        </text:list-item>
      </text:list>
      <text:p text:style-name="P3"><text:soft-page-break/></text:p>
      <text:h text:style-name="P1" text:outline-level="3">In Sintesi</text:h>
      <text:list text:style-name="L48">
        <text:list-item>
          <text:p text:style-name="P34">Le <text:span text:style-name="Strong_20_Emphasis">funzioni aggregate</text:span> (ad esempio, <text:span text:style-name="Source_20_Text">COUNT</text:span>, <text:span text:style-name="Source_20_Text">SUM</text:span>, <text:span text:style-name="Source_20_Text">AVG</text:span>) vengono utilizzate per calcolare valori su gruppi di ennuple definite dalla clausola <text:span text:style-name="Source_20_Text">GROUP BY</text:span>.</text:p>
        </text:list-item>
        <text:list-item>
          <text:p text:style-name="P34">La <text:span text:style-name="Strong_20_Emphasis">clausola </text:span><text:span text:style-name="Source_20_Text">GROUP BY</text:span> raggruppa le ennuple in base ai valori di uno o più attributi, consentendo di eseguire operazioni aggregate su ciascun gruppo.</text:p>
        </text:list-item>
        <text:list-item>
          <text:p text:style-name="P35">La <text:span text:style-name="Strong_20_Emphasis">clausola </text:span><text:span text:style-name="Source_20_Text">HAVING</text:span> viene utilizzata per filtrare i gruppi risultanti dal <text:span text:style-name="Source_20_Text">GROUP BY</text:span>, applicando condizioni che possono includere funzioni aggregate.</text:p>
        </text:list-item>
      </text:list>
      <text:p text:style-name="P90"><text:span text:style-name="Strong_20_Emphasis"/></text:p>
      <text:p text:style-name="P90"><text:span text:style-name="Strong_20_Emphasis"/></text:p>
      <text:h text:style-name="P1" text:outline-level="3"><text:span text:style-name="Strong_20_Emphasis">Operatori Insiemistici: Unione, Differenza, Intersezione</text:span></text:h>
      <text:p text:style-name="P90">Gli <text:span text:style-name="Strong_20_Emphasis">operatori insiemistici</text:span> in SQL vengono utilizzati per combinare o manipolare i risultati di più query. I principali operatori insiemistici sono:</text:p>
      <text:list text:style-name="L49">
        <text:list-item>
          <text:p text:style-name="P36"><text:span text:style-name="Strong_20_Emphasis">UNION</text:span> (o <text:span text:style-name="Source_20_Text">UNION ALL</text:span>)</text:p>
        </text:list-item>
        <text:list-item>
          <text:p text:style-name="P36"><text:span text:style-name="Strong_20_Emphasis">EXCEPT</text:span> (o <text:span text:style-name="Source_20_Text">MINUS</text:span>)</text:p>
        </text:list-item>
        <text:list-item>
          <text:p text:style-name="P37"><text:span text:style-name="Strong_20_Emphasis">INTERSECT</text:span></text:p>
        </text:list-item>
      </text:list>
      <text:p text:style-name="P90">Questi operatori permettono di lavorare con risultati che provengono da più query in modo simile a come si combinano gli insiemi in matematica.</text:p>
      <text:p text:style-name="P3"/>
      <text:h text:style-name="P1" text:outline-level="3">1. <text:span text:style-name="Strong_20_Emphasis">Unione (</text:span><text:span text:style-name="Source_20_Text">UNION</text:span><text:span text:style-name="Strong_20_Emphasis">)</text:span></text:h>
      <text:p text:style-name="P90">L'operatore <text:span text:style-name="Source_20_Text">UNION</text:span> restituisce l'unione delle ennuple risultanti da due query. Per impostazione predefinita, <text:span text:style-name="Strong_20_Emphasis">elimina i duplicati</text:span> tra i risultati. Se si vuole mantenere i duplicati, si può usare <text:span text:style-name="Source_20_Text">UNION ALL</text:span>.</text:p>
      <text:h text:style-name="P2" text:outline-level="4">Sintassi</text:h>
      <text:p text:style-name="P8">sql</text:p>
      <text:p text:style-name="P8">Copia codice</text:p>
      <text:p text:style-name="P9"><text:span text:style-name="Source_20_Text">queryA</text:span></text:p>
      <text:p text:style-name="P12"><text:span text:style-name="Source_20_Text">UNION [ALL] queryB</text:span></text:p>
      <text:list text:style-name="L50">
        <text:list-item>
          <text:p text:style-name="P38"><text:span text:style-name="Source_20_Text">UNION</text:span>: Rimuove i duplicati (comportamento predefinito).</text:p>
        </text:list-item>
        <text:list-item>
          <text:p text:style-name="P39"><text:span text:style-name="Source_20_Text">UNION ALL</text:span>: Mantiene i duplicati.</text:p>
        </text:list-item>
      </text:list>
      <text:h text:style-name="P2" text:outline-level="4">Esempio:</text:h>
      <text:p text:style-name="P90">Consideriamo due tabelle <text:span text:style-name="Source_20_Text">Maternita</text:span> e <text:span text:style-name="Source_20_Text">Paternita</text:span>, che contengono le informazioni sui genitori e i figli. La query sottostante restituisce una lista unita di genitori e figli, sia che siano madri o padri:</text:p>
      <text:p text:style-name="P8">sql</text:p>
      <text:p text:style-name="P8">Copia codice</text:p>
      <text:p text:style-name="P9"><text:span text:style-name="Source_20_Text">select padre, figlio</text:span></text:p>
      <text:p text:style-name="P11"><text:span text:style-name="Source_20_Text">from Paternita</text:span></text:p>
      <text:p text:style-name="P11"><text:soft-page-break/><text:span text:style-name="Source_20_Text">UNION</text:span></text:p>
      <text:p text:style-name="P11"><text:span text:style-name="Source_20_Text">select madre, figlio</text:span></text:p>
      <text:p text:style-name="P12"><text:span text:style-name="Source_20_Text">from Maternita;</text:span></text:p>
      <text:p text:style-name="P90"><text:span text:style-name="Strong_20_Emphasis">Risultato:</text:span></text:p>
      <table:table table:name="Table31" table:style-name="Table31">
        <table:table-column table:style-name="Table31.A"/>
        <table:table-column table:style-name="Table31.B"/>
        <table:table-header-rows>
          <table:table-row>
            <table:table-cell table:style-name="Table31.A1" office:value-type="string">
              <text:p text:style-name="P14">padre</text:p>
            </table:table-cell>
            <table:table-cell table:style-name="Table31.A1" office:value-type="string">
              <text:p text:style-name="P14">figlio</text:p>
            </table:table-cell>
          </table:table-row>
        </table:table-header-rows>
        <table:table-row>
          <table:table-cell table:style-name="Table31.A1" office:value-type="string">
            <text:p text:style-name="P13">Sergio</text:p>
          </table:table-cell>
          <table:table-cell table:style-name="Table31.A1" office:value-type="string">
            <text:p text:style-name="P13">Franco</text:p>
          </table:table-cell>
        </table:table-row>
        <table:table-row>
          <table:table-cell table:style-name="Table31.A1" office:value-type="string">
            <text:p text:style-name="P13">Luigi</text:p>
          </table:table-cell>
          <table:table-cell table:style-name="Table31.A1" office:value-type="string">
            <text:p text:style-name="P13">Olga</text:p>
          </table:table-cell>
        </table:table-row>
        <table:table-row>
          <table:table-cell table:style-name="Table31.A1" office:value-type="string">
            <text:p text:style-name="P13">Luigi</text:p>
          </table:table-cell>
          <table:table-cell table:style-name="Table31.A1" office:value-type="string">
            <text:p text:style-name="P13">Filippo</text:p>
          </table:table-cell>
        </table:table-row>
        <table:table-row>
          <table:table-cell table:style-name="Table31.A1" office:value-type="string">
            <text:p text:style-name="P13">Franco</text:p>
          </table:table-cell>
          <table:table-cell table:style-name="Table31.A1" office:value-type="string">
            <text:p text:style-name="P13">Andrea</text:p>
          </table:table-cell>
        </table:table-row>
        <table:table-row>
          <table:table-cell table:style-name="Table31.A1" office:value-type="string">
            <text:p text:style-name="P13">Franco</text:p>
          </table:table-cell>
          <table:table-cell table:style-name="Table31.A1" office:value-type="string">
            <text:p text:style-name="P13">Aldo</text:p>
          </table:table-cell>
        </table:table-row>
        <table:table-row>
          <table:table-cell table:style-name="Table31.A1" office:value-type="string">
            <text:p text:style-name="P13">Luisa</text:p>
          </table:table-cell>
          <table:table-cell table:style-name="Table31.A1" office:value-type="string">
            <text:p text:style-name="P13">Maria</text:p>
          </table:table-cell>
        </table:table-row>
        <table:table-row>
          <table:table-cell table:style-name="Table31.A1" office:value-type="string">
            <text:p text:style-name="P13">Anna</text:p>
          </table:table-cell>
          <table:table-cell table:style-name="Table31.A1" office:value-type="string">
            <text:p text:style-name="P13">Maria</text:p>
          </table:table-cell>
        </table:table-row>
        <table:table-row>
          <table:table-cell table:style-name="Table31.A1" office:value-type="string">
            <text:p text:style-name="P13">Anna</text:p>
          </table:table-cell>
          <table:table-cell table:style-name="Table31.A1" office:value-type="string">
            <text:p text:style-name="P13">Maria</text:p>
          </table:table-cell>
        </table:table-row>
      </table:table>
      <text:p text:style-name="P90">In questo caso, <text:span text:style-name="Source_20_Text">UNION</text:span> rimuove le righe duplicate tra le due query, restituendo solo valori distinti.</text:p>
      <text:h text:style-name="P2" text:outline-level="4">Mantenere i Duplicati con <text:span text:style-name="Source_20_Text">UNION ALL</text:span></text:h>
      <text:p text:style-name="P90">Se desideri mantenere i duplicati, utilizza <text:span text:style-name="Source_20_Text">UNION ALL</text:span>:</text:p>
      <text:p text:style-name="P8">sql</text:p>
      <text:p text:style-name="P8">Copia codice</text:p>
      <text:p text:style-name="P9"><text:span text:style-name="Source_20_Text">select padre, figlio</text:span></text:p>
      <text:p text:style-name="P11"><text:span text:style-name="Source_20_Text">from Paternita</text:span></text:p>
      <text:p text:style-name="P11"><text:span text:style-name="Source_20_Text">UNION ALL</text:span></text:p>
      <text:p text:style-name="P11"><text:span text:style-name="Source_20_Text">select madre, figlio</text:span></text:p>
      <text:p text:style-name="P12"><text:span text:style-name="Source_20_Text">from Maternita;</text:span></text:p>
      <text:p text:style-name="P90"><text:span text:style-name="Strong_20_Emphasis">Risultato con </text:span><text:span text:style-name="Source_20_Text">UNION ALL</text:span><text:span text:style-name="Strong_20_Emphasis">:</text:span></text:p>
      <table:table table:name="Table32" table:style-name="Table32">
        <table:table-column table:style-name="Table32.A"/>
        <table:table-column table:style-name="Table32.B"/>
        <table:table-header-rows>
          <table:table-row>
            <table:table-cell table:style-name="Table32.A1" office:value-type="string">
              <text:p text:style-name="P14">padre</text:p>
            </table:table-cell>
            <table:table-cell table:style-name="Table32.A1" office:value-type="string">
              <text:p text:style-name="P14">figlio</text:p>
            </table:table-cell>
          </table:table-row>
        </table:table-header-rows>
        <table:table-row>
          <table:table-cell table:style-name="Table32.A1" office:value-type="string">
            <text:p text:style-name="P13">Sergio</text:p>
          </table:table-cell>
          <table:table-cell table:style-name="Table32.A1" office:value-type="string">
            <text:p text:style-name="P13">Franco</text:p>
          </table:table-cell>
        </table:table-row>
        <table:table-row>
          <table:table-cell table:style-name="Table32.A1" office:value-type="string">
            <text:p text:style-name="P13">Luigi</text:p>
          </table:table-cell>
          <table:table-cell table:style-name="Table32.A1" office:value-type="string">
            <text:p text:style-name="P13">Olga</text:p>
          </table:table-cell>
        </table:table-row>
        <table:table-row>
          <table:table-cell table:style-name="Table32.A1" office:value-type="string">
            <text:p text:style-name="P13">Luigi</text:p>
          </table:table-cell>
          <table:table-cell table:style-name="Table32.A1" office:value-type="string">
            <text:p text:style-name="P13">Filippo</text:p>
          </table:table-cell>
        </table:table-row>
        <table:table-row>
          <table:table-cell table:style-name="Table32.A1" office:value-type="string">
            <text:p text:style-name="P13">Franco</text:p>
          </table:table-cell>
          <table:table-cell table:style-name="Table32.A1" office:value-type="string">
            <text:p text:style-name="P13">Andrea</text:p>
          </table:table-cell>
        </table:table-row>
        <table:table-row>
          <table:table-cell table:style-name="Table32.A1" office:value-type="string">
            <text:p text:style-name="P13">Franco</text:p>
          </table:table-cell>
          <table:table-cell table:style-name="Table32.A1" office:value-type="string">
            <text:p text:style-name="P13">Aldo</text:p>
          </table:table-cell>
        </table:table-row>
        <table:table-row>
          <table:table-cell table:style-name="Table32.A1" office:value-type="string">
            <text:p text:style-name="P13">Luisa</text:p>
          </table:table-cell>
          <table:table-cell table:style-name="Table32.A1" office:value-type="string">
            <text:p text:style-name="P13">Maria</text:p>
          </table:table-cell>
        </table:table-row>
        <table:table-row>
          <table:table-cell table:style-name="Table32.A1" office:value-type="string">
            <text:p text:style-name="P13">Anna</text:p>
          </table:table-cell>
          <table:table-cell table:style-name="Table32.A1" office:value-type="string">
            <text:p text:style-name="P13">Maria</text:p>
          </table:table-cell>
        </table:table-row>
        <table:table-row>
          <table:table-cell table:style-name="Table32.A1" office:value-type="string">
            <text:p text:style-name="P13">Anna</text:p>
          </table:table-cell>
          <table:table-cell table:style-name="Table32.A1" office:value-type="string">
            <text:p text:style-name="P13">Maria</text:p>
          </table:table-cell>
        </table:table-row>
        <table:table-row>
          <table:table-cell table:style-name="Table32.A1" office:value-type="string">
            <text:p text:style-name="P13">Maria</text:p>
          </table:table-cell>
          <table:table-cell table:style-name="Table32.A1" office:value-type="string">
            <text:p text:style-name="P13">Giulia</text:p>
          </table:table-cell>
        </table:table-row>
      </table:table>
      <text:p text:style-name="P90">Questa query non elimina i duplicati tra i risultati delle due query.</text:p>
      <text:h text:style-name="P2" text:outline-level="4">Notazione Posizionale</text:h>
      <text:p text:style-name="P90">Quando usiamo <text:span text:style-name="Source_20_Text">UNION</text:span>, l'ordine delle colonne e i tipi di dati devono essere <text:span text:style-name="Strong_20_Emphasis">compatibili</text:span> tra le due query. Inoltre, nell'esempio sopra, abbiamo usato gli stessi nomi per gli attributi nel risultato finale.</text:p>
      <text:p text:style-name="P3"/>
      <text:h text:style-name="P1" text:outline-level="3"><text:soft-page-break/>2. <text:span text:style-name="Strong_20_Emphasis">Differenza (</text:span><text:span text:style-name="Source_20_Text">EXCEPT</text:span><text:span text:style-name="Strong_20_Emphasis"> o </text:span><text:span text:style-name="Source_20_Text">MINUS</text:span><text:span text:style-name="Strong_20_Emphasis">)</text:span></text:h>
      <text:p text:style-name="P90">L'operatore <text:span text:style-name="Source_20_Text">EXCEPT</text:span> (o <text:span text:style-name="Source_20_Text">MINUS</text:span> in alcuni DBMS come Oracle) restituisce le ennuple di una query che <text:span text:style-name="Strong_20_Emphasis">non sono presenti nell'altra</text:span>.</text:p>
      <text:h text:style-name="P2" text:outline-level="4">Sintassi</text:h>
      <text:p text:style-name="P8">sql</text:p>
      <text:p text:style-name="P8">Copia codice</text:p>
      <text:p text:style-name="P9"><text:span text:style-name="Source_20_Text">queryA</text:span></text:p>
      <text:p text:style-name="P12"><text:span text:style-name="Source_20_Text">EXCEPT queryB</text:span></text:p>
      <text:h text:style-name="P2" text:outline-level="4">Esempio:</text:h>
      <text:p text:style-name="P90">Immagina di avere una tabella chiamata <text:span text:style-name="Source_20_Text">Impiegato</text:span> con i nomi dei dipendenti. La seguente query restituisce i nomi presenti nella tabella degli impiegati, ma <text:span text:style-name="Strong_20_Emphasis">non</text:span> quelli che sono anche nel campo cognome degli impiegati:</text:p>
      <text:p text:style-name="P8">sql</text:p>
      <text:p text:style-name="P8">Copia codice</text:p>
      <text:p text:style-name="P9"><text:span text:style-name="Source_20_Text">select nome</text:span></text:p>
      <text:p text:style-name="P11"><text:span text:style-name="Source_20_Text">from Impiegato</text:span></text:p>
      <text:p text:style-name="P11"><text:span text:style-name="Source_20_Text">EXCEPT</text:span></text:p>
      <text:p text:style-name="P11"><text:span text:style-name="Source_20_Text">select cognome</text:span></text:p>
      <text:p text:style-name="P12"><text:span text:style-name="Source_20_Text">from Impiegato;</text:span></text:p>
      <text:p text:style-name="P90">Questa query restituirà un elenco di nomi che non appaiono come cognomi, rimuovendo le duplicazioni.</text:p>
      <text:p text:style-name="P3"/>
      <text:h text:style-name="P1" text:outline-level="3">3. <text:span text:style-name="Strong_20_Emphasis">Intersezione (</text:span><text:span text:style-name="Source_20_Text">INTERSECT</text:span><text:span text:style-name="Strong_20_Emphasis">)</text:span></text:h>
      <text:p text:style-name="P90">L'operatore <text:span text:style-name="Source_20_Text">INTERSECT</text:span> restituisce le ennuple che sono <text:span text:style-name="Strong_20_Emphasis">comuni</text:span> a entrambe le query. Si può pensare come all'operazione di intersezione degli insiemi in matematica.</text:p>
      <text:h text:style-name="P2" text:outline-level="4">Sintassi</text:h>
      <text:p text:style-name="P8">sql</text:p>
      <text:p text:style-name="P8">Copia codice</text:p>
      <text:p text:style-name="P9"><text:span text:style-name="Source_20_Text">queryA</text:span></text:p>
      <text:p text:style-name="P12"><text:span text:style-name="Source_20_Text">INTERSECT queryB</text:span></text:p>
      <text:h text:style-name="P2" text:outline-level="4">Esempio:</text:h>
      <text:p text:style-name="P90">Per ottenere i nomi che sono sia nella colonna <text:span text:style-name="Source_20_Text">nome</text:span> che nella colonna <text:span text:style-name="Source_20_Text">cognome</text:span> della tabella <text:span text:style-name="Source_20_Text">Impiegato</text:span>, possiamo usare l'operatore <text:span text:style-name="Source_20_Text">INTERSECT</text:span>:</text:p>
      <text:p text:style-name="P8">sql</text:p>
      <text:p text:style-name="P8">Copia codice</text:p>
      <text:p text:style-name="P9"><text:span text:style-name="Source_20_Text">select nome</text:span></text:p>
      <text:p text:style-name="P11"><text:span text:style-name="Source_20_Text">from Impiegato</text:span></text:p>
      <text:p text:style-name="P11"><text:span text:style-name="Source_20_Text">INTERSECT</text:span></text:p>
      <text:p text:style-name="P11"><text:span text:style-name="Source_20_Text">select cognome</text:span></text:p>
      <text:p text:style-name="P12"><text:span text:style-name="Source_20_Text">from Impiegato;</text:span></text:p>
      <text:p text:style-name="P90">In questo esempio, vengono restituiti i nomi che appaiono sia come <text:span text:style-name="Strong_20_Emphasis">nome</text:span> che come <text:span text:style-name="Strong_20_Emphasis">cognome</text:span> per gli impiegati.</text:p>
      <text:p text:style-name="P3"><text:soft-page-break/></text:p>
      <text:h text:style-name="P1" text:outline-level="3">Equivalente con Join</text:h>
      <text:p text:style-name="P90">L'operazione di <text:span text:style-name="Strong_20_Emphasis">intersezione</text:span> può essere riscritta anche utilizzando un <text:span text:style-name="Source_20_Text">JOIN</text:span>. Ad esempio, la query precedente potrebbe essere riscritta in questo modo:</text:p>
      <text:p text:style-name="P8">sql</text:p>
      <text:p text:style-name="P8">Copia codice</text:p>
      <text:p text:style-name="P9"><text:span text:style-name="Source_20_Text">select i.nome</text:span></text:p>
      <text:p text:style-name="P11"><text:span text:style-name="Source_20_Text">from Impiegato i, Impiegato j</text:span></text:p>
      <text:p text:style-name="P12"><text:span text:style-name="Source_20_Text">where i.nome = j.cognome;</text:span></text:p>
      <text:p text:style-name="P90">Questa query esegue un <text:span text:style-name="Strong_20_Emphasis">self-join</text:span> sulla tabella <text:span text:style-name="Source_20_Text">Impiegato</text:span> per trovare le righe in cui il <text:span text:style-name="Strong_20_Emphasis">nome</text:span> è uguale al <text:span text:style-name="Strong_20_Emphasis">cognome</text:span>.</text:p>
      <text:p text:style-name="P3"/>
      <text:h text:style-name="P1" text:outline-level="3">Conclusioni</text:h>
      <text:p text:style-name="P90">Gli operatori insiemistici permettono di combinare o manipolare set di dati in modo simile a come si trattano gli insiemi in matematica:</text:p>
      <text:list text:style-name="L51">
        <text:list-item>
          <text:p text:style-name="P40"><text:span text:style-name="Source_20_Text">UNION</text:span>: Unisce due set, rimuovendo i duplicati (o mantenendoli con <text:span text:style-name="Source_20_Text">UNION ALL</text:span>).</text:p>
        </text:list-item>
        <text:list-item>
          <text:p text:style-name="P40"><text:span text:style-name="Source_20_Text">EXCEPT</text:span><text:span text:style-name="Strong_20_Emphasis"> / </text:span><text:span text:style-name="Source_20_Text">MINUS</text:span>: Restituisce le ennuple della prima query che non sono nella seconda.</text:p>
        </text:list-item>
        <text:list-item>
          <text:p text:style-name="P41"><text:span text:style-name="Source_20_Text">INTERSECT</text:span>: Restituisce le ennuple comuni a entrambe le query.</text:p>
        </text:list-item>
      </text:list>
      <text:p text:style-name="P90">Questi operatori sono utili per combinare dati da più fonti in modo flessibile, a seconda delle necessità di inclusione, esclusione o intersezione dei dati.</text:p>
      <text:p text:style-name="P90"><text:span text:style-name="Strong_20_Emphasis"/></text:p>
      <text:p text:style-name="P90"><text:span text:style-name="Strong_20_Emphasis"/></text:p>
      <text:h text:style-name="P1" text:outline-level="3"><text:span text:style-name="Strong_20_Emphasis">Query nella Clausola </text:span><text:span text:style-name="Source_20_Text">FROM</text:span></text:h>
      <text:p text:style-name="P90">In SQL, la clausola <text:span text:style-name="Source_20_Text">FROM</text:span> può contenere <text:span text:style-name="Strong_20_Emphasis">sotto-query</text:span> (o subquery). Le sotto-query nella clausola <text:span text:style-name="Source_20_Text">FROM</text:span> sono utili per creare tabelle temporanee su cui eseguire operazioni successive. Questo permette di elaborare i dati in più fasi, separando la logica di calcolo.</text:p>
      <text:p text:style-name="P90">La semantica di una query con una sotto-query nella clausola <text:span text:style-name="Source_20_Text">FROM</text:span> prevede una <text:span text:style-name="Strong_20_Emphasis">valutazione stratificata</text:span>, che avviene in tre fasi:</text:p>
      <text:list text:style-name="L52">
        <text:list-item>
          <text:p text:style-name="P42"><text:span text:style-name="Strong_20_Emphasis">Calcolo della sotto-query</text:span>: la sotto-query viene eseguita prima, e i risultati vengono trattati come una tabella temporanea.</text:p>
        </text:list-item>
        <text:list-item>
          <text:p text:style-name="P42"><text:span text:style-name="Strong_20_Emphasis">Esecuzione della query esterna</text:span>: la query esterna lavora sui dati restituiti dalla sotto-query, trattandoli come una normale tabella.</text:p>
        </text:list-item>
        <text:list-item>
          <text:p text:style-name="P43"><text:span text:style-name="Strong_20_Emphasis">Cancellazione della tabella temporanea</text:span>: una volta che la query esterna è stata eseguita, la tabella temporanea creata dalla sotto-query viene eliminata.</text:p>
        </text:list-item>
      </text:list>
      <text:p text:style-name="P3"/>
      <text:h text:style-name="P1" text:outline-level="3">Esempio: Media dei Redditi Totali dei Figli per le Madri</text:h>
      <text:p text:style-name="P90">Immagina di avere tre tabelle:</text:p>
      <text:list text:style-name="L53">
        <text:list-item>
          <text:p text:style-name="P44"><text:soft-page-break/><text:span text:style-name="Strong_20_Emphasis">Persona</text:span>: contiene informazioni sui membri della famiglia (nome, età, reddito).</text:p>
        </text:list-item>
        <text:list-item>
          <text:p text:style-name="P44"><text:span text:style-name="Strong_20_Emphasis">Maternita</text:span>: contiene relazioni madre-figlio.</text:p>
        </text:list-item>
        <text:list-item>
          <text:p text:style-name="P45"><text:span text:style-name="Strong_20_Emphasis">Paternita</text:span>: contiene relazioni padre-figlio.</text:p>
        </text:list-item>
      </text:list>
      <text:p text:style-name="P90">L'obiettivo è calcolare la <text:span text:style-name="Strong_20_Emphasis">media dei redditi totali dei figli</text:span> per ogni madre. Per fare questo, dobbiamo:</text:p>
      <text:list text:style-name="L54">
        <text:list-item>
          <text:p text:style-name="P46">Calcolare il reddito totale per ciascuna madre, sommando i redditi dei figli.</text:p>
        </text:list-item>
        <text:list-item>
          <text:p text:style-name="P47">Calcolare la media di questi redditi totali per tutte le madri.</text:p>
        </text:list-item>
      </text:list>
      <text:p text:style-name="P90">La query SQL potrebbe essere la seguente:</text:p>
      <text:p text:style-name="P8">sql</text:p>
      <text:p text:style-name="P8">Copia codice</text:p>
      <text:p text:style-name="P9"><text:span text:style-name="Source_20_Text">select avg(q.tot_reddito_figli) as avg_reddito_totale_figli</text:span></text:p>
      <text:p text:style-name="P11"><text:span text:style-name="Source_20_Text">from (</text:span></text:p>
      <text:p text:style-name="P11"><text:span text:style-name="Source_20_Text"><text:s text:c="4"/>select m.nome as madre,</text:span></text:p>
      <text:p text:style-name="P11"><text:span text:style-name="Source_20_Text"><text:s text:c="11"/>sum(f.reddito) as tot_reddito_figli</text:span></text:p>
      <text:p text:style-name="P11"><text:span text:style-name="Source_20_Text"><text:s text:c="4"/>from Maternita m</text:span></text:p>
      <text:p text:style-name="P11"><text:span text:style-name="Source_20_Text"><text:s text:c="4"/>join Persona f ON m.figlio = f.nome</text:span></text:p>
      <text:p text:style-name="P11"><text:span text:style-name="Source_20_Text"><text:s text:c="4"/>group by m.nome</text:span></text:p>
      <text:p text:style-name="P12"><text:span text:style-name="Source_20_Text">) as q;</text:span></text:p>
      <text:h text:style-name="P2" text:outline-level="4">Spiegazione:</text:h>
      <text:list text:style-name="L55">
        <text:list-item>
          <text:p text:style-name="P48"><text:span text:style-name="Strong_20_Emphasis">Sotto-query (interno)</text:span>:</text:p>
          <text:p text:style-name="P4">sql</text:p>
          <text:p text:style-name="P4">Copia codice</text:p>
          <text:p text:style-name="P5"><text:span text:style-name="Source_20_Text">select m.nome as madre,</text:span></text:p>
          <text:p text:style-name="P6"><text:span text:style-name="Source_20_Text"><text:s text:c="7"/>sum(f.reddito) as tot_reddito_figli</text:span></text:p>
          <text:p text:style-name="P6"><text:span text:style-name="Source_20_Text">from Maternita m</text:span></text:p>
          <text:p text:style-name="P6"><text:span text:style-name="Source_20_Text">join Persona f ON m.figlio = f.nome</text:span></text:p>
          <text:p text:style-name="P7"><text:span text:style-name="Source_20_Text">group by m.nome</text:span></text:p>
          <text:list>
            <text:list-item>
              <text:p text:style-name="P49">Questa sotto-query raggruppa le madri e calcola il <text:span text:style-name="Strong_20_Emphasis">totale del reddito</text:span> per ciascuna madre, sommando il reddito di tutti i figli di ciascuna madre.</text:p>
            </text:list-item>
            <text:list-item>
              <text:p text:style-name="P49">La <text:span text:style-name="Strong_20_Emphasis">tabella temporanea</text:span> generata dalla sotto-query contiene due colonne: il nome della madre (<text:span text:style-name="Source_20_Text">madre</text:span>) e il reddito totale dei figli (<text:span text:style-name="Source_20_Text">tot_reddito_figli</text:span>).</text:p>
            </text:list-item>
          </text:list>
        </text:list-item>
        <text:list-item>
          <text:p text:style-name="P48"><text:span text:style-name="Strong_20_Emphasis">Query esterna</text:span>:</text:p>
          <text:p text:style-name="P4">sql</text:p>
          <text:p text:style-name="P4">Copia codice</text:p>
          <text:p text:style-name="P5"><text:span text:style-name="Source_20_Text">select avg(q.tot_reddito_figli) as avg_reddito_totale_figli</text:span></text:p>
          <text:p text:style-name="P6"><text:span text:style-name="Source_20_Text">from (</text:span></text:p>
          <text:p text:style-name="P6"><text:span text:style-name="Source_20_Text"><text:s text:c="4"/>-- sotto-query</text:span></text:p>
          <text:p text:style-name="P7"><text:span text:style-name="Source_20_Text">) as q;</text:span></text:p>
          <text:list>
            <text:list-item>
              <text:p text:style-name="P48">La query esterna calcola la <text:span text:style-name="Strong_20_Emphasis">media</text:span> (<text:span text:style-name="Source_20_Text">avg</text:span>) dei redditi totali dei figli, utilizzando i dati dalla sotto-query.</text:p>
            </text:list-item>
          </text:list>
        </text:list-item>
      </text:list>
      <text:h text:style-name="P1" text:outline-level="3">Semantica della Query:</text:h>
      <text:list text:style-name="L56">
        <text:list-item>
          <text:p text:style-name="P50"><text:span text:style-name="Strong_20_Emphasis">Calcolo della sotto-query</text:span>:</text:p>
          <text:list>
            <text:list-item>
              <text:p text:style-name="P51">La sotto-query raggruppa i dati per madre e calcola la somma del reddito dei figli.</text:p>
            </text:list-item>
            <text:list-item>
              <text:p text:style-name="P51"><text:soft-page-break/>La tabella temporanea risultante contiene i nomi delle madri e il reddito totale dei figli.</text:p>
            </text:list-item>
          </text:list>
        </text:list-item>
        <text:list-item>
          <text:p text:style-name="P50"><text:span text:style-name="Strong_20_Emphasis">Esecuzione della query esterna</text:span>:</text:p>
          <text:list>
            <text:list-item>
              <text:p text:style-name="P51">Una volta che la sotto-query è eseguita e i risultati sono disponibili, la query esterna calcola la media dei redditi totali dei figli.</text:p>
            </text:list-item>
          </text:list>
        </text:list-item>
        <text:list-item>
          <text:p text:style-name="P50"><text:span text:style-name="Strong_20_Emphasis">Eliminazione della tabella temporanea</text:span>:</text:p>
          <text:list>
            <text:list-item>
              <text:p text:style-name="P50">Dopo che la query esterna è stata completata, la tabella temporanea creata dalla sotto-query viene eliminata.</text:p>
            </text:list-item>
          </text:list>
        </text:list-item>
      </text:list>
      <text:p text:style-name="P3"/>
      <text:h text:style-name="P1" text:outline-level="3">Risultato</text:h>
      <text:p text:style-name="P90">Il risultato della query restituirà la media dei redditi totali dei figli per tutte le madri presenti nella tabella <text:span text:style-name="Source_20_Text">Maternita</text:span>.</text:p>
      <text:p text:style-name="P3"/>
      <text:h text:style-name="P1" text:outline-level="3">Conclusioni</text:h>
      <text:p text:style-name="P90">Le sotto-query nella clausola <text:span text:style-name="Source_20_Text">FROM</text:span> sono utili per creare tabelle temporanee e applicare logiche complesse in modo strutturato. In questo esempio, abbiamo utilizzato una sotto-query per calcolare il reddito totale dei figli per ogni madre e successivamente calcolare la media di questi redditi totali.</text:p>
      <text:p text:style-name="P90"><text:span text:style-name="Strong_20_Emphasis"/></text:p>
      <text:p text:style-name="P90"><text:span text:style-name="Strong_20_Emphasis"/></text:p>
      <text:h text:style-name="P1" text:outline-level="3"><text:span text:style-name="Strong_20_Emphasis">Query Annidate in SQL</text:span></text:h>
      <text:p text:style-name="P90">Le <text:span text:style-name="Strong_20_Emphasis">query annidate</text:span> (o <text:span text:style-name="Strong_20_Emphasis">nested queries</text:span>) in SQL sono query che contengono altre query al loro interno. Queste sotto-query vengono utilizzate per calcolare valori intermedi o per filtrare i dati in modo più complesso.</text:p>
      <text:p text:style-name="P90">Le sotto-query possono apparire in varie parti della query principale, ma più comunemente vengono utilizzate nella <text:span text:style-name="Strong_20_Emphasis">clausola WHERE</text:span> per applicare condizioni avanzate su un set di risultati.</text:p>
      <text:h text:style-name="P1" text:outline-level="3">Sintassi di una Query Annidata</text:h>
      <text:p text:style-name="P90">Le sotto-query possono essere utilizzate con diverse combinazioni di operatori di confronto:</text:p>
      <text:list text:style-name="L57">
        <text:list-item>
          <text:p text:style-name="P52"><text:span text:style-name="Strong_20_Emphasis">Uguale</text:span> (<text:span text:style-name="Source_20_Text">=</text:span>), maggiore di (<text:span text:style-name="Source_20_Text">&gt;</text:span>), minore di (<text:span text:style-name="Source_20_Text">&lt;</text:span>), maggiore o uguale a (<text:span text:style-name="Source_20_Text">&gt;=</text:span>), minore o uguale a (<text:span text:style-name="Source_20_Text">&lt;=</text:span>), diverso da (<text:span text:style-name="Source_20_Text">&lt;&gt;</text:span>), ecc.</text:p>
        </text:list-item>
        <text:list-item>
          <text:p text:style-name="P52"><text:span text:style-name="Strong_20_Emphasis">IN</text:span> e <text:span text:style-name="Strong_20_Emphasis">ANY</text:span> (compara con uno o più valori ritornati da una sotto-query)</text:p>
        </text:list-item>
        <text:list-item>
          <text:p text:style-name="P52"><text:span text:style-name="Strong_20_Emphasis">ALL</text:span> (compara con tutti i valori ritornati da una sotto-query)</text:p>
        </text:list-item>
        <text:list-item>
          <text:p text:style-name="P53"><text:span text:style-name="Strong_20_Emphasis">EXISTS</text:span> (verifica se esistono righe che soddisfano una condizione)</text:p>
        </text:list-item>
      </text:list>
      <text:p text:style-name="P3"/>
      <text:h text:style-name="P1" text:outline-level="3"><text:soft-page-break/>Esempio 1: Restituire il nome e il reddito dei padri di persone con reddito maggiore di 20</text:h>
      <text:h text:style-name="P2" text:outline-level="4">Utilizzo di una Sotto-query con <text:span text:style-name="Source_20_Text">ANY</text:span>:</text:h>
      <text:p text:style-name="P8">sql</text:p>
      <text:p text:style-name="P8">Copia codice</text:p>
      <text:p text:style-name="P9"><text:span text:style-name="Source_20_Text">SELECT DISTINCT p.nome, p.reddito</text:span></text:p>
      <text:p text:style-name="P11"><text:span text:style-name="Source_20_Text">FROM Persona p</text:span></text:p>
      <text:p text:style-name="P11"><text:span text:style-name="Source_20_Text">WHERE p.nome = ANY (</text:span></text:p>
      <text:p text:style-name="P11"><text:span text:style-name="Source_20_Text"><text:s text:c="4"/>SELECT pat.padre</text:span></text:p>
      <text:p text:style-name="P11"><text:span text:style-name="Source_20_Text"><text:s text:c="4"/>FROM Paternita pat, Persona f</text:span></text:p>
      <text:p text:style-name="P11"><text:span text:style-name="Source_20_Text"><text:s text:c="4"/>WHERE f.nome = pat.figlio</text:span></text:p>
      <text:p text:style-name="P11"><text:span text:style-name="Source_20_Text"><text:s text:c="4"/>AND f.reddito &gt; 20</text:span></text:p>
      <text:p text:style-name="P12"><text:span text:style-name="Source_20_Text">);</text:span></text:p>
      <text:p text:style-name="P90"><text:span text:style-name="Strong_20_Emphasis">Spiegazione</text:span>:</text:p>
      <text:list text:style-name="L58">
        <text:list-item>
          <text:p text:style-name="P54">La sotto-query seleziona i nomi dei padri per i quali almeno un figlio ha un reddito maggiore di 20.</text:p>
        </text:list-item>
        <text:list-item>
          <text:p text:style-name="P55">La query principale restituisce il nome e il reddito di quei padri.</text:p>
        </text:list-item>
      </text:list>
      <text:p text:style-name="P3"/>
      <text:h text:style-name="P1" text:outline-level="3">Esempio 2: Restituire i dati delle persone con reddito maggiore del reddito di tutte le persone con età inferiore a 30 anni</text:h>
      <text:h text:style-name="P2" text:outline-level="4">Utilizzo di una Sotto-query con <text:span text:style-name="Source_20_Text">ALL</text:span>:</text:h>
      <text:p text:style-name="P8">sql</text:p>
      <text:p text:style-name="P8">Copia codice</text:p>
      <text:p text:style-name="P9"><text:span text:style-name="Source_20_Text">SELECT nome</text:span></text:p>
      <text:p text:style-name="P11"><text:span text:style-name="Source_20_Text">FROM Persona p</text:span></text:p>
      <text:p text:style-name="P11"><text:span text:style-name="Source_20_Text">WHERE p.reddito &gt; ALL (</text:span></text:p>
      <text:p text:style-name="P11"><text:span text:style-name="Source_20_Text"><text:s text:c="4"/>SELECT reddito</text:span></text:p>
      <text:p text:style-name="P11"><text:span text:style-name="Source_20_Text"><text:s text:c="4"/>FROM Persona</text:span></text:p>
      <text:p text:style-name="P11"><text:span text:style-name="Source_20_Text"><text:s text:c="4"/>WHERE eta &lt; 30</text:span></text:p>
      <text:p text:style-name="P12"><text:span text:style-name="Source_20_Text">);</text:span></text:p>
      <text:p text:style-name="P90"><text:span text:style-name="Strong_20_Emphasis">Spiegazione</text:span>:</text:p>
      <text:list text:style-name="L59">
        <text:list-item>
          <text:p text:style-name="P56">La sotto-query restituisce i redditi di tutte le persone con età inferiore a 30.</text:p>
        </text:list-item>
        <text:list-item>
          <text:p text:style-name="P57">La query principale seleziona i nomi di tutte le persone il cui reddito è maggiore di tutti i redditi delle persone con età inferiore a 30.</text:p>
        </text:list-item>
      </text:list>
      <text:p text:style-name="P3"/>
      <text:h text:style-name="P1" text:outline-level="3">Esempio 3: Restituire i dati delle persone con almeno un figlio</text:h>
      <text:h text:style-name="P2" text:outline-level="4">Utilizzo di <text:span text:style-name="Source_20_Text">EXISTS</text:span>:</text:h>
      <text:p text:style-name="P8">sql</text:p>
      <text:p text:style-name="P8">Copia codice</text:p>
      <text:p text:style-name="P9"><text:span text:style-name="Source_20_Text">SELECT *</text:span></text:p>
      <text:p text:style-name="P11"><text:span text:style-name="Source_20_Text">FROM Persona p</text:span></text:p>
      <text:p text:style-name="P11"><text:span text:style-name="Source_20_Text">WHERE EXISTS (</text:span></text:p>
      <text:p text:style-name="P11"><text:span text:style-name="Source_20_Text"><text:s text:c="4"/>SELECT *</text:span></text:p>
      <text:p text:style-name="P11"><text:span text:style-name="Source_20_Text"><text:s text:c="4"/>FROM Paternita</text:span></text:p>
      <text:p text:style-name="P11"><text:span text:style-name="Source_20_Text"><text:s text:c="4"/>WHERE padre = p.nome</text:span></text:p>
      <text:p text:style-name="P11"><text:soft-page-break/><text:span text:style-name="Source_20_Text">) </text:span></text:p>
      <text:p text:style-name="P11"><text:span text:style-name="Source_20_Text">OR EXISTS (</text:span></text:p>
      <text:p text:style-name="P11"><text:span text:style-name="Source_20_Text"><text:s text:c="4"/>SELECT *</text:span></text:p>
      <text:p text:style-name="P11"><text:span text:style-name="Source_20_Text"><text:s text:c="4"/>FROM Maternita</text:span></text:p>
      <text:p text:style-name="P11"><text:span text:style-name="Source_20_Text"><text:s text:c="4"/>WHERE madre = p.nome</text:span></text:p>
      <text:p text:style-name="P12"><text:span text:style-name="Source_20_Text">);</text:span></text:p>
      <text:p text:style-name="P90"><text:span text:style-name="Strong_20_Emphasis">Spiegazione</text:span>:</text:p>
      <text:list text:style-name="L60">
        <text:list-item>
          <text:p text:style-name="P58">La query principale restituirà tutte le persone che sono padri o madri, controllando l'esistenza di un figlio in entrambe le tabelle <text:span text:style-name="Strong_20_Emphasis">Paternita</text:span> e <text:span text:style-name="Strong_20_Emphasis">Maternita</text:span>.</text:p>
        </text:list-item>
        <text:list-item>
          <text:p text:style-name="P59">Le sotto-query utilizzano <text:span text:style-name="Source_20_Text">EXISTS</text:span> per verificare l'esistenza di una corrispondenza.</text:p>
        </text:list-item>
      </text:list>
      <text:p text:style-name="P3"/>
      <text:h text:style-name="P1" text:outline-level="3">Esempio 4: Restituire il nome e l'età delle madri che hanno almeno un figlio la cui età differisce meno di 20 anni dalla loro</text:h>
      <text:h text:style-name="P2" text:outline-level="4">Utilizzo di una Sotto-query con <text:span text:style-name="Source_20_Text">IN</text:span>:</text:h>
      <text:p text:style-name="P8">sql</text:p>
      <text:p text:style-name="P8">Copia codice</text:p>
      <text:p text:style-name="P9"><text:span text:style-name="Source_20_Text">SELECT nome, eta</text:span></text:p>
      <text:p text:style-name="P11"><text:span text:style-name="Source_20_Text">FROM Persona p, Maternita mat</text:span></text:p>
      <text:p text:style-name="P11"><text:span text:style-name="Source_20_Text">WHERE p.nome = mat.madre</text:span></text:p>
      <text:p text:style-name="P11"><text:span text:style-name="Source_20_Text">AND mat.figlio IN (</text:span></text:p>
      <text:p text:style-name="P11"><text:span text:style-name="Source_20_Text"><text:s text:c="4"/>SELECT q.nome</text:span></text:p>
      <text:p text:style-name="P11"><text:span text:style-name="Source_20_Text"><text:s text:c="4"/>FROM Persona q</text:span></text:p>
      <text:p text:style-name="P11"><text:span text:style-name="Source_20_Text"><text:s text:c="4"/>WHERE p.eta - q.eta &lt; 20</text:span></text:p>
      <text:p text:style-name="P12"><text:span text:style-name="Source_20_Text">);</text:span></text:p>
      <text:p text:style-name="P90"><text:span text:style-name="Strong_20_Emphasis">Spiegazione</text:span>:</text:p>
      <text:list text:style-name="L61">
        <text:list-item>
          <text:p text:style-name="P60">La sotto-query seleziona i nomi dei figli che hanno un'età inferiore di meno di 20 anni rispetto alla madre.</text:p>
        </text:list-item>
        <text:list-item>
          <text:p text:style-name="P61">La query principale seleziona i nomi e le età delle madri che soddisfano questa condizione.</text:p>
        </text:list-item>
      </text:list>
      <text:p text:style-name="P3"/>
      <text:h text:style-name="P1" text:outline-level="3">Esempio 5: Restituire i dati delle persone con il reddito più alto</text:h>
      <text:h text:style-name="P2" text:outline-level="4">Utilizzo di una Sotto-query con <text:span text:style-name="Source_20_Text">MAX</text:span>:</text:h>
      <text:p text:style-name="P8">sql</text:p>
      <text:p text:style-name="P8">Copia codice</text:p>
      <text:p text:style-name="P9"><text:span text:style-name="Source_20_Text">SELECT *</text:span></text:p>
      <text:p text:style-name="P11"><text:span text:style-name="Source_20_Text">FROM Persona</text:span></text:p>
      <text:p text:style-name="P11"><text:span text:style-name="Source_20_Text">WHERE reddito = (</text:span></text:p>
      <text:p text:style-name="P11"><text:span text:style-name="Source_20_Text"><text:s text:c="4"/>SELECT MAX(reddito)</text:span></text:p>
      <text:p text:style-name="P11"><text:span text:style-name="Source_20_Text"><text:s text:c="4"/>FROM Persona</text:span></text:p>
      <text:p text:style-name="P12"><text:span text:style-name="Source_20_Text">);</text:span></text:p>
      <text:p text:style-name="P90"><text:span text:style-name="Strong_20_Emphasis">Spiegazione</text:span>:</text:p>
      <text:list text:style-name="L62">
        <text:list-item>
          <text:p text:style-name="P62">La sotto-query restituisce il reddito massimo presente nella tabella <text:span text:style-name="Strong_20_Emphasis">Persona</text:span>.</text:p>
        </text:list-item>
        <text:list-item>
          <text:p text:style-name="P63">La query principale restituisce tutte le righe con il reddito pari a quello massimo.</text:p>
        </text:list-item>
      </text:list>
      <text:p text:style-name="P3"/>
      <text:h text:style-name="P1" text:outline-level="3"><text:soft-page-break/>Esempio 6: Restituire i dati delle persone che hanno una coppia <text:span text:style-name="Source_20_Text">(età, reddito)</text:span> diversa da tutte le altre</text:h>
      <text:h text:style-name="P2" text:outline-level="4">Utilizzo di una Sotto-query con <text:span text:style-name="Source_20_Text">NOT IN</text:span>:</text:h>
      <text:p text:style-name="P8">sql</text:p>
      <text:p text:style-name="P8">Copia codice</text:p>
      <text:p text:style-name="P9"><text:span text:style-name="Source_20_Text">SELECT *</text:span></text:p>
      <text:p text:style-name="P11"><text:span text:style-name="Source_20_Text">FROM Persona p</text:span></text:p>
      <text:p text:style-name="P11"><text:span text:style-name="Source_20_Text">WHERE (eta, reddito) NOT IN (</text:span></text:p>
      <text:p text:style-name="P11"><text:span text:style-name="Source_20_Text"><text:s text:c="4"/>SELECT eta, reddito</text:span></text:p>
      <text:p text:style-name="P11"><text:span text:style-name="Source_20_Text"><text:s text:c="4"/>FROM Persona</text:span></text:p>
      <text:p text:style-name="P11"><text:span text:style-name="Source_20_Text"><text:s text:c="4"/>WHERE nome &lt;&gt; p.nome</text:span></text:p>
      <text:p text:style-name="P12"><text:span text:style-name="Source_20_Text">);</text:span></text:p>
      <text:p text:style-name="P90"><text:span text:style-name="Strong_20_Emphasis">Spiegazione</text:span>:</text:p>
      <text:list text:style-name="L63">
        <text:list-item>
          <text:p text:style-name="P64">La sotto-query seleziona tutte le coppie <text:span text:style-name="Source_20_Text">(età, reddito)</text:span> di persone con nome diverso da <text:span text:style-name="Source_20_Text">p.nome</text:span>.</text:p>
        </text:list-item>
        <text:list-item>
          <text:p text:style-name="P65">La query principale seleziona tutte le persone la cui coppia <text:span text:style-name="Source_20_Text">(età, reddito)</text:span> non è presente tra le altre persone.</text:p>
        </text:list-item>
      </text:list>
      <text:p text:style-name="P3"/>
      <text:h text:style-name="P1" text:outline-level="3">Semantica delle Query Annidate</text:h>
      <text:list text:style-name="L64">
        <text:list-item>
          <text:p text:style-name="P66"><text:span text:style-name="Strong_20_Emphasis">Per ogni ennupla t</text:span> definita nella query esterna (es. una riga della tabella principale):</text:p>
          <text:list>
            <text:list-item>
              <text:p text:style-name="P66">La sotto-query viene eseguita <text:span text:style-name="Strong_20_Emphasis">per ogni t</text:span>, utilizzando i dati di <text:span text:style-name="Source_20_Text">t</text:span>.</text:p>
            </text:list-item>
          </text:list>
        </text:list-item>
        <text:list-item>
          <text:p text:style-name="P66"><text:span text:style-name="Strong_20_Emphasis">Valutazione della condizione</text:span>:</text:p>
          <text:list>
            <text:list-item>
              <text:p text:style-name="P67">Dopo l'esecuzione della sotto-query, si usa il risultato per decidere se includere o meno l'ennupla <text:span text:style-name="Source_20_Text">t</text:span> nel risultato finale.</text:p>
            </text:list-item>
          </text:list>
        </text:list-item>
      </text:list>
      <text:p text:style-name="P3"/>
      <text:h text:style-name="P1" text:outline-level="3">Efficienza delle Query Annidate</text:h>
      <text:list text:style-name="L65">
        <text:list-item>
          <text:p text:style-name="P68">Le query annidate, specialmente quelle <text:span text:style-name="Strong_20_Emphasis">correlate</text:span>, possono essere molto inefficienti.</text:p>
        </text:list-item>
        <text:list-item>
          <text:p text:style-name="P68">I <text:span text:style-name="Strong_20_Emphasis">DBMS</text:span> non sempre sono in grado di ottimizzare correttamente queste query, specialmente quelle <text:span text:style-name="Strong_20_Emphasis">correlate</text:span>.</text:p>
        </text:list-item>
        <text:list-item>
          <text:p text:style-name="P69">In generale, le query annidate dovrebbero essere <text:span text:style-name="Strong_20_Emphasis">evitate</text:span> quando possibile, anche se talvolta sono più leggibili.</text:p>
        </text:list-item>
      </text:list>
      <text:p text:style-name="P3"/>
      <text:h text:style-name="P1" text:outline-level="3">Limitazioni delle Sotto-Query</text:h>
      <text:list text:style-name="L66">
        <text:list-item>
          <text:p text:style-name="P70">Le sotto-query non possono contenere <text:span text:style-name="Strong_20_Emphasis">operatori insiemistici</text:span> come <text:span text:style-name="Source_20_Text">UNION</text:span>, <text:span text:style-name="Source_20_Text">INTERSECT</text:span>, <text:span text:style-name="Source_20_Text">EXCEPT</text:span>, <text:span text:style-name="Source_20_Text">MINUS</text:span>.</text:p>
        </text:list-item>
        <text:list-item>
          <text:p text:style-name="P71">Una sotto-query può fare riferimento solo alle variabili <text:span text:style-name="Strong_20_Emphasis">della query esterna</text:span>, non alle variabili più interne.</text:p>
        </text:list-item>
      </text:list>
      <text:p text:style-name="P3"/>
      <text:h text:style-name="P1" text:outline-level="3"><text:soft-page-break/>Conclusione</text:h>
      <text:p text:style-name="P90">Le query annidate permettono di realizzare operazioni più complesse, come calcoli su aggregati o condizioni basate su altre sub-query. Tuttavia, è importante considerare le limitazioni e i potenziali problemi di efficienza che possono sorgere, soprattutto con le query correlate.</text:p>
      <text:p text:style-name="P90"><text:span text:style-name="Strong_20_Emphasis"/></text:p>
      <text:p text:style-name="P90"><text:span text:style-name="Strong_20_Emphasis"/></text:p>
      <text:h text:style-name="P1" text:outline-level="3"><text:span text:style-name="Strong_20_Emphasis">Join Esplicito in SQL</text:span></text:h>
      <text:p text:style-name="P90">In SQL, un <text:span text:style-name="Strong_20_Emphasis">join esplicito</text:span> è una sintassi che consente di unire due o più tabelle specificando le condizioni di unione. La sintassi esplicita utilizza la parola chiave <text:span text:style-name="Source_20_Text">JOIN</text:span> seguita dalla condizione di unione tramite <text:span text:style-name="Source_20_Text">ON</text:span>.</text:p>
      <text:h text:style-name="P2" text:outline-level="4">Sintassi di un Join Esplicito:</text:h>
      <text:p text:style-name="P8">sql</text:p>
      <text:p text:style-name="P8">Copia codice</text:p>
      <text:p text:style-name="P9"><text:span text:style-name="Source_20_Text">SELECT ...</text:span></text:p>
      <text:p text:style-name="P11"><text:span text:style-name="Source_20_Text">FROM &lt;Tabella_A&gt; JOIN &lt;Tabella_B&gt;</text:span></text:p>
      <text:p text:style-name="P11"><text:span text:style-name="Source_20_Text">ON &lt;condizione_join&gt;</text:span></text:p>
      <text:p text:style-name="P12"><text:span text:style-name="Source_20_Text">WHERE &lt;altre_condizioni&gt;;</text:span></text:p>
      <text:p text:style-name="P90">Questa sintassi è equivalente alla versione implicita, che usa la clausola <text:span text:style-name="Source_20_Text">WHERE</text:span> per specificare le condizioni di join, ma è più leggibile e facile da comprendere.</text:p>
      <text:h text:style-name="P2" text:outline-level="4">Sintassi Implicita:</text:h>
      <text:p text:style-name="P8">sql</text:p>
      <text:p text:style-name="P8">Copia codice</text:p>
      <text:p text:style-name="P9"><text:span text:style-name="Source_20_Text">SELECT ...</text:span></text:p>
      <text:p text:style-name="P11"><text:span text:style-name="Source_20_Text">FROM &lt;Tabella_A&gt;, &lt;Tabella_B&gt;</text:span></text:p>
      <text:p text:style-name="P12"><text:span text:style-name="Source_20_Text">WHERE &lt;condizione_join&gt; AND &lt;altre_condizioni&gt;;</text:span></text:p>
      <text:h text:style-name="P1" text:outline-level="3">Esempio 1: Restituire madre e padre di ogni persona</text:h>
      <text:p text:style-name="P90">In questo esempio, supponiamo di voler restituire la madre e il padre di ogni persona, utilizzando le tabelle <text:span text:style-name="Strong_20_Emphasis">Maternita</text:span> e <text:span text:style-name="Strong_20_Emphasis">Paternita</text:span>, che collegano i nomi dei genitori ai figli.</text:p>
      <text:h text:style-name="P2" text:outline-level="4">Sintassi Implicita del Join:</text:h>
      <text:p text:style-name="P8">sql</text:p>
      <text:p text:style-name="P8">Copia codice</text:p>
      <text:p text:style-name="P9"><text:span text:style-name="Source_20_Text">SELECT mat.figlio AS persona,</text:span></text:p>
      <text:p text:style-name="P11"><text:span text:style-name="Source_20_Text"><text:s text:c="7"/>mat.madre AS madre,</text:span></text:p>
      <text:p text:style-name="P11"><text:span text:style-name="Source_20_Text"><text:s text:c="7"/>pat.padre AS padre</text:span></text:p>
      <text:p text:style-name="P11"><text:span text:style-name="Source_20_Text">FROM Maternita mat, Paternita pat</text:span></text:p>
      <text:p text:style-name="P12"><text:span text:style-name="Source_20_Text">WHERE mat.figlio = pat.figlio;</text:span></text:p>
      <text:h text:style-name="P2" text:outline-level="4">Sintassi Esplicita del Join:</text:h>
      <text:p text:style-name="P8">sql</text:p>
      <text:p text:style-name="P8">Copia codice</text:p>
      <text:p text:style-name="P9"><text:span text:style-name="Source_20_Text">SELECT mat.figlio AS persona,</text:span></text:p>
      <text:p text:style-name="P11"><text:span text:style-name="Source_20_Text"><text:s text:c="7"/>mat.madre AS madre,</text:span></text:p>
      <text:p text:style-name="P11"><text:span text:style-name="Source_20_Text"><text:s text:c="7"/>pat.padre AS padre</text:span></text:p>
      <text:p text:style-name="P11"><text:soft-page-break/><text:span text:style-name="Source_20_Text">FROM Maternita mat JOIN Paternita pat</text:span></text:p>
      <text:p text:style-name="P12"><text:span text:style-name="Source_20_Text">ON mat.figlio = pat.figlio;</text:span></text:p>
      <text:p text:style-name="P90"><text:span text:style-name="Strong_20_Emphasis">Spiegazione</text:span>:</text:p>
      <text:list text:style-name="L67">
        <text:list-item>
          <text:p text:style-name="P72">In entrambe le versioni della query, stiamo selezionando il nome del figlio (persona), il nome della madre e il nome del padre.</text:p>
        </text:list-item>
        <text:list-item>
          <text:p text:style-name="P73">La condizione di join è che il nome del figlio sia uguale in entrambe le tabelle, <text:span text:style-name="Strong_20_Emphasis">Maternita</text:span> e <text:span text:style-name="Strong_20_Emphasis">Paternita</text:span>.</text:p>
        </text:list-item>
      </text:list>
      <text:p text:style-name="P3"/>
      <text:h text:style-name="P1" text:outline-level="3">Join Naturale</text:h>
      <text:p text:style-name="P90">Il <text:span text:style-name="Strong_20_Emphasis">Join Naturale</text:span> (<text:span text:style-name="Source_20_Text">NATURAL JOIN</text:span>) è una versione semplificata di un join che unisce le tabelle automaticamente utilizzando le colonne che hanno lo stesso nome nelle tabelle.</text:p>
      <text:p text:style-name="P90">Un <text:span text:style-name="Strong_20_Emphasis">NATURAL JOIN</text:span> esegue un <text:span text:style-name="Strong_20_Emphasis">equi-join</text:span> (cioè, una condizione di uguaglianza) su colonne omonime nelle tabelle coinvolte, senza la necessità di specificare esplicitamente la condizione di join.</text:p>
      <text:h text:style-name="P2" text:outline-level="4">Sintassi di un Join Naturale:</text:h>
      <text:p text:style-name="P8">sql</text:p>
      <text:p text:style-name="P8">Copia codice</text:p>
      <text:p text:style-name="P9"><text:span text:style-name="Source_20_Text">SELECT ...</text:span></text:p>
      <text:p text:style-name="P12"><text:span text:style-name="Source_20_Text">FROM &lt;Tabella_A&gt; NATURAL JOIN &lt;Tabella_B&gt;;</text:span></text:p>
      <text:h text:style-name="P1" text:outline-level="3">Esempio 2: Utilizzare un Join Naturale</text:h>
      <text:p text:style-name="P90">Nel caso in cui le tabelle <text:span text:style-name="Strong_20_Emphasis">Maternita</text:span> e <text:span text:style-name="Strong_20_Emphasis">Paternita</text:span> abbiano una colonna comune chiamata <text:span text:style-name="Source_20_Text">figlio</text:span>, un <text:span text:style-name="Strong_20_Emphasis">NATURAL JOIN</text:span> potrebbe essere scritto come:</text:p>
      <text:p text:style-name="P8">sql</text:p>
      <text:p text:style-name="P8">Copia codice</text:p>
      <text:p text:style-name="P9"><text:span text:style-name="Source_20_Text">SELECT mat.figlio AS persona,</text:span></text:p>
      <text:p text:style-name="P11"><text:span text:style-name="Source_20_Text"><text:s text:c="7"/>mat.madre AS madre,</text:span></text:p>
      <text:p text:style-name="P11"><text:span text:style-name="Source_20_Text"><text:s text:c="7"/>pat.padre AS padre</text:span></text:p>
      <text:p text:style-name="P12"><text:span text:style-name="Source_20_Text">FROM Maternita mat NATURAL JOIN Paternita pat;</text:span></text:p>
      <text:p text:style-name="P90"><text:span text:style-name="Strong_20_Emphasis">Spiegazione</text:span>:</text:p>
      <text:list text:style-name="L68">
        <text:list-item>
          <text:p text:style-name="P74">In questo caso, <text:span text:style-name="Strong_20_Emphasis">NATURAL JOIN</text:span> effettua automaticamente l'operazione di join sulla colonna <text:span text:style-name="Source_20_Text">figlio</text:span>, che deve essere presente con lo stesso nome in entrambe le tabelle.</text:p>
        </text:list-item>
        <text:list-item>
          <text:p text:style-name="P75">Il risultato finale sarà lo stesso delle versioni con <text:span text:style-name="Source_20_Text">JOIN</text:span> esplicito, ma non è necessario specificare esplicitamente la condizione di uguaglianza <text:span text:style-name="Source_20_Text">ON mat.figlio = pat.figlio</text:span>.</text:p>
        </text:list-item>
      </text:list>
      <text:p text:style-name="P3"/>
      <text:h text:style-name="P1" text:outline-level="3">Conclusioni</text:h>
      <text:list text:style-name="L69">
        <text:list-item>
          <text:p text:style-name="P76">L'uso di <text:span text:style-name="Strong_20_Emphasis">JOIN espliciti</text:span> è preferibile rispetto ai join impliciti perché rende la query più chiara, soprattutto quando si uniscono più tabelle.</text:p>
        </text:list-item>
        <text:list-item>
          <text:p text:style-name="P77"><text:soft-page-break/>Il <text:span text:style-name="Strong_20_Emphasis">NATURAL JOIN</text:span> è un'alternativa che riduce la verbosità, ma richiede che le tabelle abbiano colonne con lo stesso nome per eseguire automaticamente l'unione su di esse.</text:p>
        </text:list-item>
      </text:list>
      <text:p text:style-name="P90">In generale, quando si ha il controllo sulla struttura delle tabelle e si sa che le colonne hanno lo stesso nome, un <text:span text:style-name="Strong_20_Emphasis">NATURAL JOIN</text:span> può semplificare il codice. Tuttavia, in scenari complessi, l'uso del <text:span text:style-name="Strong_20_Emphasis">JOIN esplicito</text:span> con <text:span text:style-name="Source_20_Text">ON</text:span> è preferibile per evitare confusione e migliorare la leggibilità della query.</text:p>
      <text:p text:style-name="P90"><text:span text:style-name="Strong_20_Emphasis"/></text:p>
      <text:p text:style-name="P90"><text:span text:style-name="Strong_20_Emphasis"/></text:p>
      <text:h text:style-name="P1" text:outline-level="3"><text:span text:style-name="Strong_20_Emphasis">Outer Join in SQL</text:span></text:h>
      <text:p text:style-name="P90">In un <text:span text:style-name="Strong_20_Emphasis">outer join</text:span>, a differenza di un <text:span text:style-name="Strong_20_Emphasis">inner join</text:span>, una ennupla di una delle tabelle partecipa al risultato anche se non esiste una corrispondenza nell'altra tabella. L'outer join è utile quando vogliamo includere anche i dati che non soddisfano completamente la condizione di join. Ci sono tre tipi principali di outer join:</text:p>
      <text:list text:style-name="L70">
        <text:list-item>
          <text:p text:style-name="P78"><text:span text:style-name="Strong_20_Emphasis">Left Outer Join (LEFT JOIN)</text:span>: tutte le ennuple dalla tabella a sinistra (relazione 1) partecipano al risultato, anche se non c'è corrispondenza nella tabella a destra.</text:p>
        </text:list-item>
        <text:list-item>
          <text:p text:style-name="P78"><text:span text:style-name="Strong_20_Emphasis">Right Outer Join (RIGHT JOIN)</text:span>: tutte le ennuple dalla tabella a destra (relazione 2) partecipano al risultato, anche se non c'è corrispondenza nella tabella a sinistra.</text:p>
        </text:list-item>
        <text:list-item>
          <text:p text:style-name="P79"><text:span text:style-name="Strong_20_Emphasis">Full Outer Join (FULL JOIN)</text:span>: tutte le ennuple da entrambe le tabelle partecipano al risultato, anche se non esistono corrispondenze tra di esse.</text:p>
        </text:list-item>
      </text:list>
      <text:p text:style-name="P3"/>
      <text:h text:style-name="P1" text:outline-level="3">Esempio di utilizzo di Outer Join</text:h>
      <text:h text:style-name="P2" text:outline-level="4">1. Left Outer Join</text:h>
      <text:p text:style-name="P90">Nel <text:span text:style-name="Strong_20_Emphasis">Left Outer Join</text:span>, tutte le ennuple della tabella di sinistra (Maternita) partecipano al risultato, e per ogni ennupla della tabella di sinistra, se esiste una corrispondenza nella tabella di destra (Paternita), viene restituita anche quella corrispondenza. Se non esiste una corrispondenza, la parte relativa alla tabella di destra avrà valori NULL.</text:p>
      <text:p text:style-name="P90"><text:span text:style-name="Strong_20_Emphasis">Esempio: Restituire madre e, se noto, padre di ogni persona</text:span></text:p>
      <text:p text:style-name="P8">sql</text:p>
      <text:p text:style-name="P8">Copia codice</text:p>
      <text:p text:style-name="P9"><text:span text:style-name="Source_20_Text">SELECT mat.figlio AS persona,</text:span></text:p>
      <text:p text:style-name="P11"><text:span text:style-name="Source_20_Text"><text:s text:c="7"/>mat.madre AS madre,</text:span></text:p>
      <text:p text:style-name="P11"><text:span text:style-name="Source_20_Text"><text:s text:c="7"/>pat.padre AS padre</text:span></text:p>
      <text:p text:style-name="P11"><text:span text:style-name="Source_20_Text">FROM Maternita mat</text:span></text:p>
      <text:p text:style-name="P11"><text:span text:style-name="Source_20_Text">LEFT OUTER JOIN Paternita pat</text:span></text:p>
      <text:p text:style-name="P12"><text:span text:style-name="Source_20_Text">ON mat.figlio = pat.figlio;</text:span></text:p>
      <text:p text:style-name="P90"><text:span text:style-name="Strong_20_Emphasis">Spiegazione:</text:span></text:p>
      <text:list text:style-name="L71">
        <text:list-item>
          <text:p text:style-name="P80">In un <text:span text:style-name="Strong_20_Emphasis">LEFT OUTER JOIN</text:span>, tutte le ennuple della tabella <text:span text:style-name="Strong_20_Emphasis">Maternita</text:span> partecipano al risultato.</text:p>
        </text:list-item>
        <text:list-item>
          <text:p text:style-name="P80">Se esiste una corrispondenza nella tabella <text:span text:style-name="Strong_20_Emphasis">Paternita</text:span>, vengono restituite anche le informazioni del padre.</text:p>
        </text:list-item>
        <text:list-item>
          <text:p text:style-name="P81"><text:soft-page-break/>Se non esiste una corrispondenza (ad esempio, se non è noto il padre di una persona), il campo del padre restituirà <text:span text:style-name="Source_20_Text">NULL</text:span>.</text:p>
        </text:list-item>
      </text:list>
      <text:h text:style-name="P2" text:outline-level="4">2. Right Outer Join</text:h>
      <text:p text:style-name="P90">Nel <text:span text:style-name="Strong_20_Emphasis">Right Outer Join</text:span>, tutte le ennuple della tabella di destra (Paternita) partecipano al risultato, e per ogni ennupla della tabella di destra, se esiste una corrispondenza nella tabella di sinistra (Maternita), viene restituita anche quella corrispondenza. Se non esiste una corrispondenza, la parte relativa alla tabella di sinistra avrà valori NULL.</text:p>
      <text:p text:style-name="P90"><text:span text:style-name="Strong_20_Emphasis">Esempio: Restituire padre e, se noto, madre di ogni persona</text:span></text:p>
      <text:p text:style-name="P8">sql</text:p>
      <text:p text:style-name="P8">Copia codice</text:p>
      <text:p text:style-name="P9"><text:span text:style-name="Source_20_Text">SELECT mat.figlio AS persona,</text:span></text:p>
      <text:p text:style-name="P11"><text:span text:style-name="Source_20_Text"><text:s text:c="7"/>mat.madre AS madre,</text:span></text:p>
      <text:p text:style-name="P11"><text:span text:style-name="Source_20_Text"><text:s text:c="7"/>pat.padre AS padre</text:span></text:p>
      <text:p text:style-name="P11"><text:span text:style-name="Source_20_Text">FROM Maternita mat</text:span></text:p>
      <text:p text:style-name="P11"><text:span text:style-name="Source_20_Text">RIGHT OUTER JOIN Paternita pat</text:span></text:p>
      <text:p text:style-name="P12"><text:span text:style-name="Source_20_Text">ON mat.figlio = pat.figlio;</text:span></text:p>
      <text:p text:style-name="P90"><text:span text:style-name="Strong_20_Emphasis">Spiegazione:</text:span></text:p>
      <text:list text:style-name="L72">
        <text:list-item>
          <text:p text:style-name="P82">In un <text:span text:style-name="Strong_20_Emphasis">RIGHT OUTER JOIN</text:span>, tutte le ennuple della tabella <text:span text:style-name="Strong_20_Emphasis">Paternita</text:span> partecipano al risultato.</text:p>
        </text:list-item>
        <text:list-item>
          <text:p text:style-name="P82">Se esiste una corrispondenza nella tabella <text:span text:style-name="Strong_20_Emphasis">Maternita</text:span>, vengono restituite anche le informazioni della madre.</text:p>
        </text:list-item>
        <text:list-item>
          <text:p text:style-name="P83">Se non esiste una corrispondenza (ad esempio, se non è nota la madre di una persona), il campo della madre restituirà <text:span text:style-name="Source_20_Text">NULL</text:span>.</text:p>
        </text:list-item>
      </text:list>
      <text:h text:style-name="P2" text:outline-level="4">3. Full Outer Join</text:h>
      <text:p text:style-name="P90">Nel <text:span text:style-name="Strong_20_Emphasis">Full Outer Join</text:span>, tutte le ennuple di entrambe le tabelle (Maternita e Paternita) partecipano al risultato. Se esiste una corrispondenza, vengono restituite entrambe le ennuple, altrimenti verranno restituite le ennuple con valori <text:span text:style-name="Source_20_Text">NULL</text:span> per le colonne che non trovano corrispondenza.</text:p>
      <text:p text:style-name="P90"><text:span text:style-name="Strong_20_Emphasis">Esempio: Restituire i genitori noti di ogni persona con almeno un genitore noto</text:span></text:p>
      <text:p text:style-name="P8">sql</text:p>
      <text:p text:style-name="P8">Copia codice</text:p>
      <text:p text:style-name="P9"><text:span text:style-name="Source_20_Text">SELECT *</text:span></text:p>
      <text:p text:style-name="P11"><text:span text:style-name="Source_20_Text">FROM Maternita mat</text:span></text:p>
      <text:p text:style-name="P11"><text:span text:style-name="Source_20_Text">FULL OUTER JOIN Paternita pat</text:span></text:p>
      <text:p text:style-name="P12"><text:span text:style-name="Source_20_Text">ON mat.figlio = pat.figlio;</text:span></text:p>
      <text:p text:style-name="P90"><text:span text:style-name="Strong_20_Emphasis">Spiegazione:</text:span></text:p>
      <text:list text:style-name="L73">
        <text:list-item>
          <text:p text:style-name="P84">In un <text:span text:style-name="Strong_20_Emphasis">FULL OUTER JOIN</text:span>, tutte le ennuple da entrambe le tabelle <text:span text:style-name="Strong_20_Emphasis">Maternita</text:span> e <text:span text:style-name="Strong_20_Emphasis">Paternita</text:span> partecipano al risultato.</text:p>
        </text:list-item>
        <text:list-item>
          <text:p text:style-name="P84">Se una persona ha sia madre che padre, entrambi verranno restituiti.</text:p>
        </text:list-item>
        <text:list-item>
          <text:p text:style-name="P84">Se una persona ha solo un genitore noto, l'altro genitore verrà restituito come <text:span text:style-name="Source_20_Text">NULL</text:span>.</text:p>
        </text:list-item>
        <text:list-item>
          <text:p text:style-name="P85">Se una persona non ha né madre né padre nel database, entrambe le colonne saranno <text:span text:style-name="Source_20_Text">NULL</text:span>.</text:p>
        </text:list-item>
      </text:list>
      <text:p text:style-name="P3"/>
      <text:h text:style-name="P1" text:outline-level="3"><text:soft-page-break/>Riassunto delle Differenze</text:h>
      <text:list text:style-name="L74">
        <text:list-item>
          <text:p text:style-name="P86"><text:span text:style-name="Strong_20_Emphasis">Left Outer Join</text:span>:</text:p>
          <text:list>
            <text:list-item>
              <text:p text:style-name="P87">Restituisce tutte le ennuple dalla tabella di sinistra, e le corrispondenze dalla tabella di destra (o NULL se non c'è corrispondenza).</text:p>
            </text:list-item>
            <text:list-item>
              <text:p text:style-name="P87">Sintassi: <text:span text:style-name="Source_20_Text">LEFT OUTER JOIN</text:span>.</text:p>
            </text:list-item>
          </text:list>
        </text:list-item>
        <text:list-item>
          <text:p text:style-name="P86"><text:span text:style-name="Strong_20_Emphasis">Right Outer Join</text:span>:</text:p>
          <text:list>
            <text:list-item>
              <text:p text:style-name="P87">Restituisce tutte le ennuple dalla tabella di destra, e le corrispondenze dalla tabella di sinistra (o NULL se non c'è corrispondenza).</text:p>
            </text:list-item>
            <text:list-item>
              <text:p text:style-name="P87">Sintassi: <text:span text:style-name="Source_20_Text">RIGHT OUTER JOIN</text:span>.</text:p>
            </text:list-item>
          </text:list>
        </text:list-item>
        <text:list-item>
          <text:p text:style-name="P86"><text:span text:style-name="Strong_20_Emphasis">Full Outer Join</text:span>:</text:p>
          <text:list>
            <text:list-item>
              <text:p text:style-name="P87">Restituisce tutte le ennuple da entrambe le tabelle, e se non c'è corrispondenza, le colonne mancanti saranno <text:span text:style-name="Source_20_Text">NULL</text:span>.</text:p>
            </text:list-item>
            <text:list-item>
              <text:p text:style-name="P86">Sintassi: <text:span text:style-name="Source_20_Text">FULL OUTER JOIN</text:span>.</text:p>
            </text:list-item>
          </text:list>
        </text:list-item>
      </text:list>
      <text:p text:style-name="P3"/>
      <text:h text:style-name="P1" text:outline-level="3">Conclusioni</text:h>
      <text:list text:style-name="L75">
        <text:list-item>
          <text:p text:style-name="P88">Gli <text:span text:style-name="Strong_20_Emphasis">outer join</text:span> sono utili quando si desidera includere anche i dati che non hanno corrispondenze tra le tabelle.</text:p>
        </text:list-item>
        <text:list-item>
          <text:p text:style-name="P88">La scelta tra <text:span text:style-name="Strong_20_Emphasis">LEFT OUTER JOIN</text:span>, <text:span text:style-name="Strong_20_Emphasis">RIGHT OUTER JOIN</text:span> e <text:span text:style-name="Strong_20_Emphasis">FULL OUTER JOIN</text:span> dipende da quale tabella si vuole "preferire" e se si vogliono includere tutte le ennuple di entrambe le tabelle (nel caso del <text:span text:style-name="Strong_20_Emphasis">FULL OUTER JOIN</text:span>).</text:p>
        </text:list-item>
        <text:list-item>
          <text:p text:style-name="P89">In scenari come l'esempio di madre e padre, i <text:span text:style-name="Strong_20_Emphasis">left</text:span> e <text:span text:style-name="Strong_20_Emphasis">right outer join</text:span> ci permettono di visualizzare anche persone senza uno dei genitori nel dataset.</text:p>
        </text:list-item>
      </text:list>
      <text:p text:style-name="P90"><text:span text:style-name="Strong_20_Emphas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4T22:55:24.427170361</meta:creation-date>
    <meta:generator>LibreOffice/24.2.6.2$Linux_X86_64 LibreOffice_project/420$Build-2</meta:generator>
    <dc:date>2024-11-25T04:47:50.715007148</dc:date>
    <meta:editing-duration>PT2S</meta:editing-duration>
    <meta:editing-cycles>1</meta:editing-cycles>
    <meta:document-statistic meta:table-count="26" meta:image-count="0" meta:object-count="0" meta:page-count="26" meta:paragraph-count="933" meta:word-count="5808" meta:character-count="36118" meta:non-whitespace-character-count="31159"/>
  </office:meta>
</office:document-meta>
</file>